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c3e0" officeooo:paragraph-rsid="0010c3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nder1</text:p>
      <text:p text:style-name="P1"/>
      <text:p text:style-name="P1">root@jetsontx2:/home/mareiter/w251/github-mareiter/w251/hw11/Attempt1# sudo docker run -it --rm --net=host --runtime nvidia <text:s/>-e DISPLAY=$DISPLAY -v /tmp/.X11-unix/:/tmp/.X11-unix:rw --privileged -v /data/videos:/tmp/videos lander</text:p>
      <text:p text:style-name="P1">Using TensorFlow backend.</text:p>
      <text:p text:style-name="P1">2020-03-17 03:03:56.311030: I tensorflow/stream_executor/platform/default/dso_loader.cc:44] Successfully opened dynamic library libcudart.so.10.0</text:p>
      <text:p text:style-name="P1">2020-03-17 03:04:08.015705: I tensorflow/stream_executor/platform/default/dso_loader.cc:44] Successfully opened dynamic library libcuda.so.1</text:p>
      <text:p text:style-name="P1">2020-03-17 03:04:08.046041: I tensorflow/stream_executor/cuda/cuda_gpu_executor.cc:973] ARM64 does not support NUMA - returning NUMA node zero</text:p>
      <text:p text:style-name="P1">2020-03-17 03:04:08.046531: I tensorflow/core/common_runtime/gpu/gpu_device.cc:1618] Found device 0 with properties: </text:p>
      <text:p text:style-name="P1">name: NVIDIA Tegra X2 major: 6 minor: 2 memoryClockRate(GHz): 1.3</text:p>
      <text:p text:style-name="P1">pciBusID: 0000:00:00.0</text:p>
      <text:p text:style-name="P1">2020-03-17 03:04:08.046637: I tensorflow/stream_executor/platform/default/dso_loader.cc:44] Successfully opened dynamic library libcudart.so.10.0</text:p>
      <text:p text:style-name="P1">2020-03-17 03:04:08.052325: I tensorflow/stream_executor/platform/default/dso_loader.cc:44] Successfully opened dynamic library libcublas.so.10.0</text:p>
      <text:p text:style-name="P1">2020-03-17 03:04:08.058009: I tensorflow/stream_executor/platform/default/dso_loader.cc:44] Successfully opened dynamic library libcufft.so.10.0</text:p>
      <text:p text:style-name="P1">2020-03-17 03:04:08.065072: I tensorflow/stream_executor/platform/default/dso_loader.cc:44] Successfully opened dynamic library libcurand.so.10.0</text:p>
      <text:p text:style-name="P1">2020-03-17 03:04:08.071736: I tensorflow/stream_executor/platform/default/dso_loader.cc:44] Successfully opened dynamic library libcusolver.so.10.0</text:p>
      <text:p text:style-name="P1">2020-03-17 03:04:08.076801: I tensorflow/stream_executor/platform/default/dso_loader.cc:44] Successfully opened dynamic library libcusparse.so.10.0</text:p>
      <text:p text:style-name="P1">2020-03-17 03:04:08.110445: I tensorflow/stream_executor/platform/default/dso_loader.cc:44] Successfully opened dynamic library libcudnn.so.7</text:p>
      <text:p text:style-name="P1">2020-03-17 03:04:08.111997: I tensorflow/stream_executor/cuda/cuda_gpu_executor.cc:973] ARM64 does not support NUMA - returning NUMA node zero</text:p>
      <text:p text:style-name="P1">2020-03-17 03:04:08.113413: I tensorflow/stream_executor/cuda/cuda_gpu_executor.cc:973] ARM64 does not support NUMA - returning NUMA node zero</text:p>
      <text:p text:style-name="P1">2020-03-17 03:04:08.113733: I tensorflow/core/common_runtime/gpu/gpu_device.cc:1746] Adding visible gpu devices: 0</text:p>
      <text:p text:style-name="P1">2020-03-17 03:04:08.160357: W tensorflow/core/platform/profile_utils/cpu_utils.cc:98] Failed to find bogomips in /proc/cpuinfo; cannot determine CPU frequency</text:p>
      <text:p text:style-name="P1">2020-03-17 03:04:08.163123: I tensorflow/compiler/xla/service/service.cc:168] XLA service 0x1c4b9ed0 executing computations on platform Host. Devices:</text:p>
      <text:p text:style-name="P1">2020-03-17 03:04:08.163227: I tensorflow/compiler/xla/service/service.cc:175] <text:s text:c="2"/>StreamExecutor device (0): Host, Default Version</text:p>
      <text:p text:style-name="P1">2020-03-17 03:04:08.311965: I tensorflow/stream_executor/cuda/cuda_gpu_executor.cc:973] ARM64 does not support NUMA - returning NUMA node zero</text:p>
      <text:p text:style-name="P1">2020-03-17 03:04:08.314736: I tensorflow/compiler/xla/service/service.cc:168] XLA service 0x1a428b10 executing computations on platform CUDA. Devices:</text:p>
      <text:p text:style-name="P1">2020-03-17 03:04:08.314876: I tensorflow/compiler/xla/service/service.cc:175] <text:s text:c="2"/>StreamExecutor device (0): NVIDIA Tegra X2, Compute Capability 6.2</text:p>
      <text:p text:style-name="P1"><text:soft-page-break/>2020-03-17 03:04:08.316690: I tensorflow/stream_executor/cuda/cuda_gpu_executor.cc:973] ARM64 does not support NUMA - returning NUMA node zero</text:p>
      <text:p text:style-name="P1">2020-03-17 03:04:08.317514: I tensorflow/core/common_runtime/gpu/gpu_device.cc:1618] Found device 0 with properties: </text:p>
      <text:p text:style-name="P1">name: NVIDIA Tegra X2 major: 6 minor: 2 memoryClockRate(GHz): 1.3</text:p>
      <text:p text:style-name="P1">pciBusID: 0000:00:00.0</text:p>
      <text:p text:style-name="P1">2020-03-17 03:04:08.318448: I tensorflow/stream_executor/platform/default/dso_loader.cc:44] Successfully opened dynamic library libcudart.so.10.0</text:p>
      <text:p text:style-name="P1">2020-03-17 03:04:08.318775: I tensorflow/stream_executor/platform/default/dso_loader.cc:44] Successfully opened dynamic library libcublas.so.10.0</text:p>
      <text:p text:style-name="P1">2020-03-17 03:04:08.318852: I tensorflow/stream_executor/platform/default/dso_loader.cc:44] Successfully opened dynamic library libcufft.so.10.0</text:p>
      <text:p text:style-name="P1">2020-03-17 03:04:08.318930: I tensorflow/stream_executor/platform/default/dso_loader.cc:44] Successfully opened dynamic library libcurand.so.10.0</text:p>
      <text:p text:style-name="P1">2020-03-17 03:04:08.319834: I tensorflow/stream_executor/platform/default/dso_loader.cc:44] Successfully opened dynamic library libcusolver.so.10.0</text:p>
      <text:p text:style-name="P1">2020-03-17 03:04:08.320315: I tensorflow/stream_executor/platform/default/dso_loader.cc:44] Successfully opened dynamic library libcusparse.so.10.0</text:p>
      <text:p text:style-name="P1">2020-03-17 03:04:08.320816: I tensorflow/stream_executor/platform/default/dso_loader.cc:44] Successfully opened dynamic library libcudnn.so.7</text:p>
      <text:p text:style-name="P1">2020-03-17 03:04:08.321995: I tensorflow/stream_executor/cuda/cuda_gpu_executor.cc:973] ARM64 does not support NUMA - returning NUMA node zero</text:p>
      <text:p text:style-name="P1">2020-03-17 03:04:08.322926: I tensorflow/stream_executor/cuda/cuda_gpu_executor.cc:973] ARM64 does not support NUMA - returning NUMA node zero</text:p>
      <text:p text:style-name="P1">2020-03-17 03:04:08.323186: I tensorflow/core/common_runtime/gpu/gpu_device.cc:1746] Adding visible gpu devices: 0</text:p>
      <text:p text:style-name="P1">2020-03-17 03:04:08.329382: I tensorflow/stream_executor/platform/default/dso_loader.cc:44] Successfully opened dynamic library libcudart.so.10.0</text:p>
      <text:p text:style-name="P1">2020-03-17 03:04:11.517541: I tensorflow/core/common_runtime/gpu/gpu_device.cc:1159] Device interconnect StreamExecutor with strength 1 edge matrix:</text:p>
      <text:p text:style-name="P1">2020-03-17 03:04:11.517659: I tensorflow/core/common_runtime/gpu/gpu_device.cc:1165] <text:s text:c="5"/>0 </text:p>
      <text:p text:style-name="P1">2020-03-17 03:04:11.517714: I tensorflow/core/common_runtime/gpu/gpu_device.cc:1178] 0: <text:s text:c="2"/>N </text:p>
      <text:p text:style-name="P1">2020-03-17 03:04:11.520151: I tensorflow/stream_executor/cuda/cuda_gpu_executor.cc:973] ARM64 does not support NUMA - returning NUMA node zero</text:p>
      <text:p text:style-name="P1">2020-03-17 03:04:11.520842: I tensorflow/stream_executor/cuda/cuda_gpu_executor.cc:973] ARM64 does not support NUMA - returning NUMA node zero</text:p>
      <text:p text:style-name="P1">2020-03-17 03:04:11.521175: I tensorflow/core/common_runtime/gpu/gpu_device.cc:1304] Created TensorFlow device (/job:localhost/replica:0/task:0/device:GPU:0 with 1566 MB memory) -&gt; physical GPU (device: 0, name: NVIDIA Tegra X2, pci bus id: 0000:00:00.0, compute capability: 6.2)</text:p>
      <text:p text:style-name="P1">At step <text:s/>0</text:p>
      <text:p text:style-name="P1">reward: <text:s/>10.65915037153502</text:p>
      <text:p text:style-name="P1">total rewards <text:s/>0</text:p>
      <text:p text:style-name="P1">[-1.00609914 <text:s/>0.05752025 -2.60538832 -2.90554195 <text:s/>1.84000075 <text:s/>0.6940643</text:p>
      <text:p text:style-name="P1"><text:s text:c="2"/>0. <text:s text:c="9"/>0. <text:s text:c="7"/>]</text:p>
      <text:p text:style-name="P1">At step <text:s/>100</text:p>
      <text:p text:style-name="P1">reward: <text:s/>-6.405309074348734</text:p>
      <text:p text:style-name="P1">total rewards <text:s/>-444.20138277045294</text:p>
      <text:p text:style-name="P1">[ 0.2655282 <text:s/>-0.03082947 <text:s/>1.27756445 -1.00740613 -0.32698119 <text:s/>7.35856819</text:p>
      <text:p text:style-name="P1"><text:s text:c="2"/>1. <text:s text:c="9"/>0. <text:s text:c="7"/>]</text:p>
      <text:p text:style-name="P1"><text:soft-page-break/>[ 0.57608118 -0.00620205 <text:s/>0.27035312 <text:s/>0.06227134 -0.60977978 -0.79280424</text:p>
      <text:p text:style-name="P1"><text:s text:c="2"/>1. <text:s text:c="9"/>1. <text:s text:c="7"/>]</text:p>
      <text:p text:style-name="P1">At step <text:s/>200</text:p>
      <text:p text:style-name="P1">reward: <text:s/>11.553318590264647</text:p>
      <text:p text:style-name="P1">total rewards <text:s/>-411.1692347508683</text:p>
      <text:p text:style-name="P1">[-0.18745146 -0.01903202 -0.60860749 -1.44215118 -0.17794676 <text:s/>9.31879997</text:p>
      <text:p text:style-name="P1"><text:s text:c="2"/>1. <text:s text:c="9"/>1. <text:s text:c="7"/>]</text:p>
      <text:p text:style-name="P1">[ 2.95172501e-01 -2.11433729e-03 <text:s/>4.95147745e-01 -3.98947212e-01</text:p>
      <text:p text:style-name="P1"><text:s/>-4.73142654e-01 <text:s/>5.15225569e+00 <text:s/>1.00000000e+00 <text:s/>0.00000000e+00]</text:p>
      <text:p text:style-name="P1">At step <text:s/>300</text:p>
      <text:p text:style-name="P1">reward: <text:s/>-1.976246293860592</text:p>
      <text:p text:style-name="P1">total rewards <text:s/>-415.4202504307225</text:p>
      <text:p text:style-name="P1">[-0.02941074 -0.01015617 <text:s/>0.08501146 -0.89829795 <text:s/>0.37248939 -7.91341464</text:p>
      <text:p text:style-name="P1"><text:s text:c="2"/>0. <text:s text:c="9"/>1. <text:s text:c="7"/>]</text:p>
      <text:p text:style-name="P1">[ 1.07668114e-01 -2.85471137e-02 <text:s/>1.60806179e-01 -2.26413022e-09</text:p>
      <text:p text:style-name="P1"><text:s text:c="2"/>3.17904371e-04 <text:s/>6.27507878e-07 <text:s/>0.00000000e+00 <text:s/>1.00000000e+00]</text:p>
      <text:p text:style-name="P1">At step <text:s/>400</text:p>
      <text:p text:style-name="P1">reward: <text:s/>-9.580283315569245</text:p>
      <text:p text:style-name="P1">total rewards <text:s/>-477.6197972781863</text:p>
      <text:p text:style-name="P1">[-5.04645538e-01 -2.16188844e-02 -1.82422113e+00 -3.76896620e-01</text:p>
      <text:p text:style-name="P1"><text:s text:c="2"/>3.00825149e-01 <text:s/>5.16761626e-08 <text:s/>0.00000000e+00 <text:s/>1.00000000e+00]</text:p>
      <text:p text:style-name="P1">[-0.52558503 <text:s/>0.15685058 -0.85655713 -0.38523973 <text:s/>0.89277196 <text:s/>7.06742859</text:p>
      <text:p text:style-name="P1"><text:s text:c="2"/>0. <text:s text:c="9"/>1. <text:s text:c="7"/>]</text:p>
      <text:p text:style-name="P1">At step <text:s/>500</text:p>
      <text:p text:style-name="P1">reward: <text:s/>-14.788393277227602</text:p>
      <text:p text:style-name="P1">total rewards <text:s/>-330.86973752423427</text:p>
      <text:p text:style-name="P1">[-0.29246349 -0.00935072 -0.22814633 -0.99373637 <text:s/>0.08194752 -7.9318676</text:p>
      <text:p text:style-name="P1"><text:s text:c="2"/>0. <text:s text:c="9"/>1. <text:s text:c="7"/>]</text:p>
      <text:p text:style-name="P1">[ 0.06935549 -0.02189102 <text:s/>0.1991536 <text:s/>-1.14513185 -0.10494021 <text:s/>8.1777846</text:p>
      <text:p text:style-name="P1"><text:s text:c="2"/>1. <text:s text:c="9"/>1. <text:s text:c="7"/>]</text:p>
      <text:p text:style-name="P1">At step <text:s/>600</text:p>
      <text:p text:style-name="P1">reward: <text:s/>-12.06119516538282</text:p>
      <text:p text:style-name="P1">total rewards <text:s/>-403.64592911857955</text:p>
      <text:p text:style-name="P1">[ 0.20629597 -0.02880439 <text:s/>0.81773067 -0.16521482 -0.05602957 -8.89513461</text:p>
      <text:p text:style-name="P1"><text:s text:c="2"/>0. <text:s text:c="9"/>1. <text:s text:c="7"/>]</text:p>
      <text:p text:style-name="P1">[ 0.06600189 -0.02463939 <text:s/>0.10088107 -1.26147132 -0.05286378 <text:s/>8.5156943</text:p>
      <text:p text:style-name="P1"><text:s text:c="2"/>1. <text:s text:c="9"/>1. <text:s text:c="7"/>]</text:p>
      <text:p text:style-name="P1">At step <text:s/>700</text:p>
      <text:p text:style-name="P1">reward: <text:s/>-10.627033611138586</text:p>
      <text:p text:style-name="P1">total rewards <text:s/>-579.2257488674959</text:p>
      <text:p text:style-name="P1">[-5.16412449e-01 -1.38871997e-01 -2.39540259e+00 -8.61869123e-01</text:p>
      <text:p text:style-name="P1"><text:s text:c="2"/>4.94735807e-01 <text:s/>4.05246396e-07 <text:s/>1.00000000e+00 <text:s/>1.00000000e+00]</text:p>
      <text:p text:style-name="P1">[-0.39005527 -0.10389084 -0.89974777 -0.05767681 <text:s/>0.2716313 <text:s/>-1.19653805</text:p>
      <text:p text:style-name="P1"><text:s text:c="2"/>1. <text:s text:c="9"/>1. <text:s text:c="7"/>]</text:p>
      <text:p text:style-name="P1">At step <text:s/>800</text:p>
      <text:p text:style-name="P1">reward: <text:s/>-14.705214649438858</text:p>
      <text:p text:style-name="P1">total rewards <text:s/>-294.23779571663295</text:p>
      <text:p text:style-name="P1">[ 1.00755291 <text:s/>0.11348692 <text:s/>2.04422522 -2.29422908 -0.59326053 -0.11684196</text:p>
      <text:p text:style-name="P1"><text:s text:c="2"/>0. <text:s text:c="9"/>0. <text:s text:c="7"/>]</text:p>
      <text:p text:style-name="P1"><text:soft-page-break/>[-0.19753647 -0.02887964 -0.56780334 -1.46372308 <text:s/>0.01028996 <text:s/>8.41041374</text:p>
      <text:p text:style-name="P1"><text:s text:c="2"/>1. <text:s text:c="9"/>0. <text:s text:c="7"/>]</text:p>
      <text:p text:style-name="P1">At step <text:s/>900</text:p>
      <text:p text:style-name="P1">reward: <text:s/>-18.199610452818373</text:p>
      <text:p text:style-name="P1">total rewards <text:s/>-260.5318917299797</text:p>
      <text:p text:style-name="P1">[ 2.54121780e-01 -4.74013646e-03 <text:s/>3.54214708e-01 -6.04911592e-01</text:p>
      <text:p text:style-name="P1"><text:s/>-2.26860046e-01 <text:s/>6.28510348e+00 <text:s/>1.00000000e+00 <text:s/>0.00000000e+00]</text:p>
      <text:p text:style-name="P1">At step <text:s/>1000</text:p>
      <text:p text:style-name="P1">reward: <text:s/>-8.808440979495604</text:p>
      <text:p text:style-name="P1">total rewards <text:s/>-442.7903150671918</text:p>
      <text:p text:style-name="P1">[-0.59927058 -0.06436855 -0.72598052 -1.36563958 -0.05668731 -8.64680799</text:p>
      <text:p text:style-name="P1"><text:s text:c="2"/>1. <text:s text:c="9"/>1. <text:s text:c="7"/>]</text:p>
      <text:p text:style-name="P1">[ 0.21525173 -0.01732215 <text:s/>0.36089547 -1.28559886 <text:s/>0.21317863 -8.49087524</text:p>
      <text:p text:style-name="P1"><text:s text:c="2"/>1. <text:s text:c="9"/>1. <text:s text:c="7"/>]</text:p>
      <text:p text:style-name="P1">At step <text:s/>1100</text:p>
      <text:p text:style-name="P1">reward: <text:s/>0.9785184367541412</text:p>
      <text:p text:style-name="P1">total rewards <text:s/>-343.28427116114887</text:p>
      <text:p text:style-name="P1">[ 0.33317509 -0.04548251 <text:s/>1.15961115 -0.49334314 <text:s/>0.76077402 <text:s/>3.47654597</text:p>
      <text:p text:style-name="P1"><text:s text:c="2"/>0. <text:s text:c="9"/>1. <text:s text:c="7"/>]</text:p>
      <text:p text:style-name="P1">[ 0.20978575 -0.02000987 <text:s/>0.445496 <text:s text:c="2"/>-1.42414082 <text:s/>0.15866388 -8.94925245</text:p>
      <text:p text:style-name="P1"><text:s text:c="2"/>0. <text:s text:c="9"/>1. <text:s text:c="7"/>]</text:p>
      <text:p text:style-name="P1">At step <text:s/>1200</text:p>
      <text:p text:style-name="P1">reward: <text:s/>3.1534130867035994</text:p>
      <text:p text:style-name="P1">total rewards <text:s/>-313.35573548589224</text:p>
      <text:p text:style-name="P1">Landed it!</text:p>
      <text:p text:style-name="P1">[-3.20043564e-03 -2.84315523e-02 <text:s/>5.99389380e-14 -2.68667497e-14</text:p>
      <text:p text:style-name="P1"><text:s/>-2.18836172e-03 -2.70504178e-13 <text:s/>1.00000000e+00 <text:s/>1.00000000e+00]</text:p>
      <text:p text:style-name="P1">Successful Landing!!! <text:s/>1213</text:p>
      <text:p text:style-name="P1">Total successes are: <text:s/>1</text:p>
      <text:p text:style-name="P1">[-0.5230515 <text:s/>-0.08913175 -1.50560935 -0.04786227 <text:s/>1.05979943 <text:s/>3.32076645</text:p>
      <text:p text:style-name="P1"><text:s text:c="2"/>0. <text:s text:c="9"/>1. <text:s text:c="7"/>]</text:p>
      <text:p text:style-name="P1">At step <text:s/>1300</text:p>
      <text:p text:style-name="P1">reward: <text:s/>-12.380548351340963</text:p>
      <text:p text:style-name="P1">total rewards <text:s/>-437.51119352838134</text:p>
      <text:p text:style-name="P1">[-0.29351897 <text:s/>0.06757951 <text:s/>0.20013305 -0.54168579 <text:s/>2.30695724 <text:s/>5.62042109</text:p>
      <text:p text:style-name="P1"><text:s text:c="2"/>0. <text:s text:c="9"/>0. <text:s text:c="7"/>]</text:p>
      <text:p text:style-name="P1">[ 0.43338957 -0.04623148 <text:s/>1.51331123 -0.78856166 -0.28571928 -7.60771052</text:p>
      <text:p text:style-name="P1"><text:s text:c="2"/>0. <text:s text:c="9"/>1. <text:s text:c="7"/>]</text:p>
      <text:p text:style-name="P1">At step <text:s/>1400</text:p>
      <text:p text:style-name="P1">reward: <text:s/>-9.618388851146584</text:p>
      <text:p text:style-name="P1">total rewards <text:s/>-448.51072181021044</text:p>
      <text:p text:style-name="P1">[-3.53019190e-01 -8.67955383e-02 -1.79632934e+00 -4.76904763e-01</text:p>
      <text:p text:style-name="P1"><text:s text:c="2"/>3.78997117e-01 -2.49725701e-07 <text:s/>1.00000000e+00 <text:s/>0.00000000e+00]</text:p>
      <text:p text:style-name="P1">[ 3.43253040e-01 -7.60394986e-02 <text:s/>1.80508709e+00 -4.15967041e-01</text:p>
      <text:p text:style-name="P1"><text:s/>-3.32531452e-01 <text:s/>1.26481905e-06 <text:s/>1.00000000e+00 <text:s/>1.00000000e+00]</text:p>
      <text:p text:style-name="P1">At step <text:s/>1500</text:p>
      <text:p text:style-name="P1">reward: <text:s/>-4.396285048688789</text:p>
      <text:p text:style-name="P1">total rewards <text:s/>-307.75601417533005</text:p>
      <text:p text:style-name="P1">Landed it!</text:p>
      <text:p text:style-name="P1"><text:soft-page-break/>[ 3.86604309e-02 -2.85037454e-02 <text:s/>1.73858628e-08 -1.27568980e-08</text:p>
      <text:p text:style-name="P1"><text:s/>-3.23173699e-05 -7.82446061e-08 <text:s/>1.00000000e+00 <text:s/>1.00000000e+00]</text:p>
      <text:p text:style-name="P1">Successful Landing!!! <text:s/>1510</text:p>
      <text:p text:style-name="P1">Total successes are: <text:s/>2</text:p>
      <text:p text:style-name="P1">[ 0.18247738 <text:s/>0.00395063 <text:s/>1.06125339 -0.07388314 -1.07324493 -2.95762857</text:p>
      <text:p text:style-name="P1"><text:s text:c="2"/>1. <text:s text:c="9"/>0. <text:s text:c="7"/>]</text:p>
      <text:p text:style-name="P1">At step <text:s/>1600</text:p>
      <text:p text:style-name="P1">reward: <text:s/>-14.006103976932014</text:p>
      <text:p text:style-name="P1">total rewards <text:s/>-470.96361704172153</text:p>
      <text:p text:style-name="P1">[ 1.05505657e-01 -2.85585340e-02 -8.55100075e-01 <text:s/>1.35519069e-08</text:p>
      <text:p text:style-name="P1"><text:s text:c="2"/>4.39154042e-04 -2.80531509e-08 <text:s/>1.00000000e+00 <text:s/>1.00000000e+00]</text:p>
      <text:p text:style-name="P1">[-0.3069521 <text:s/>-0.05642118 -1.16264447 -1.49000041 <text:s/>0.28677759 -7.25920423</text:p>
      <text:p text:style-name="P1"><text:s text:c="2"/>1. <text:s text:c="9"/>1. <text:s text:c="7"/>]</text:p>
      <text:p text:style-name="P1">At step <text:s/>1700</text:p>
      <text:p text:style-name="P1">reward: <text:s/>-18.452384543185236</text:p>
      <text:p text:style-name="P1">total rewards <text:s/>-259.9990297336168</text:p>
      <text:p text:style-name="P1">[-1.01680907 <text:s/>0.19483214 -2.01739454 -2.15477731 <text:s/>0.77352244 <text:s/>0.45446674</text:p>
      <text:p text:style-name="P1"><text:s text:c="2"/>0. <text:s text:c="9"/>0. <text:s text:c="7"/>]</text:p>
      <text:p text:style-name="P1">[ 1.73370743e-01 -2.27926429e-02 -4.33640868e-08 -5.34257557e-09</text:p>
      <text:p text:style-name="P1"><text:s text:c="2"/>1.05078861e-01 <text:s/>1.39347511e-07 <text:s/>1.00000000e+00 <text:s/>1.00000000e+00]</text:p>
      <text:p text:style-name="P1">At step <text:s/>1800</text:p>
      <text:p text:style-name="P1">reward: <text:s/>-11.096913434191249</text:p>
      <text:p text:style-name="P1">total rewards <text:s/>-250.9417626005009</text:p>
      <text:p text:style-name="P1">[ 0.03305988 -0.01466934 <text:s/>0.14258735 -1.05151992 -0.26632804 <text:s/>8.08629481</text:p>
      <text:p text:style-name="P1"><text:s text:c="2"/>1. <text:s text:c="9"/>0. <text:s text:c="7"/>]</text:p>
      <text:p text:style-name="P1">[ 0.33291359 -0.06559414 <text:s/>1.55106783 -1.37724601 -0.69529361 <text:s/>6.80054665</text:p>
      <text:p text:style-name="P1"><text:s text:c="2"/>1. <text:s text:c="9"/>0. <text:s text:c="7"/>]</text:p>
      <text:p text:style-name="P1">At step <text:s/>1900</text:p>
      <text:p text:style-name="P1">reward: <text:s/>-5.278001712985871</text:p>
      <text:p text:style-name="P1">total rewards <text:s/>-136.4861117941402</text:p>
      <text:p text:style-name="P1">[-0.47645292 -0.04339833 <text:s/>0.00936094 -0.0064041 <text:s text:c="2"/>1.55061805 -0.0403005</text:p>
      <text:p text:style-name="P1"><text:s text:c="2"/>0. <text:s text:c="9"/>1. <text:s text:c="7"/>]</text:p>
      <text:p text:style-name="P1">At step <text:s/>2000</text:p>
      <text:p text:style-name="P1">reward: <text:s/>-17.463080734942906</text:p>
      <text:p text:style-name="P1">total rewards <text:s/>-509.0265135996452</text:p>
      <text:p text:style-name="P1">[ 5.47268677e-01 -7.82385047e-02 <text:s/>2.34728050e+00 -8.25931019e-01</text:p>
      <text:p text:style-name="P1"><text:s/>-4.85197693e-01 <text:s/>2.16158242e-07 <text:s/>0.00000000e+00 <text:s/>1.00000000e+00]</text:p>
      <text:p text:style-name="P1">[ 0.5280407 <text:s text:c="2"/>0.0378347 <text:s text:c="2"/>0.69861794 -0.2139098 <text:s/>-0.22855574 <text:s/>2.20919418</text:p>
      <text:p text:style-name="P1"><text:s text:c="2"/>0. <text:s text:c="9"/>0. <text:s text:c="7"/>]</text:p>
      <text:p text:style-name="P1">At step <text:s/>2100</text:p>
      <text:p text:style-name="P1">reward: <text:s/>-12.562989156900187</text:p>
      <text:p text:style-name="P1">total rewards <text:s/>-300.67397971552793</text:p>
      <text:p text:style-name="P1">[ 0.36095791 -0.0653495 <text:s text:c="2"/>1.61165333 -1.17651908 -0.14618738 -7.6919651</text:p>
      <text:p text:style-name="P1"><text:s text:c="2"/>0. <text:s text:c="9"/>1. <text:s text:c="7"/>]</text:p>
      <text:p text:style-name="P1">[ 0.6172802 <text:s/>-0.08199381 <text:s/>1.75596142 -1.20934327 -0.19551064 <text:s/>7.82366689</text:p>
      <text:p text:style-name="P1"><text:s text:c="2"/>1. <text:s text:c="9"/>0. <text:s text:c="7"/>]</text:p>
      <text:p text:style-name="P1">At step <text:s/>2200</text:p>
      <text:p text:style-name="P1">reward: <text:s/>-7.845816278635623</text:p>
      <text:p text:style-name="P1">total rewards <text:s/>-316.46545023912427</text:p>
      <text:p text:style-name="P1"><text:soft-page-break/>[-9.43680072e-01 <text:s/>1.23614318e-01 -2.40058597e+00 <text:s/>1.76217013e-01</text:p>
      <text:p text:style-name="P1"><text:s text:c="2"/>1.64110422e+00 <text:s/>1.16954917e-06 <text:s/>0.00000000e+00 <text:s/>1.00000000e+00]</text:p>
      <text:p text:style-name="P1">At step <text:s/>2300</text:p>
      <text:p text:style-name="P1">reward: <text:s/>1.3411578236612063</text:p>
      <text:p text:style-name="P1">total rewards <text:s/>-436.56589925829127</text:p>
      <text:p text:style-name="P1">[ 0.22661972 -0.03585388 <text:s/>1.1645244 <text:s/>-0.38562324 -0.44643211 -5.67046611</text:p>
      <text:p text:style-name="P1"><text:s text:c="2"/>1. <text:s text:c="9"/>1. <text:s text:c="7"/>]</text:p>
      <text:p text:style-name="P1">[-1.72568417e-01 -2.45858844e-02 <text:s/>5.01766391e-09 -5.29605397e-09</text:p>
      <text:p text:style-name="P1"><text:s/>-7.07759187e-02 -3.59626047e-08 <text:s/>1.00000000e+00 <text:s/>1.00000000e+00]</text:p>
      <text:p text:style-name="P1">At step <text:s/>2400</text:p>
      <text:p text:style-name="P1">reward: <text:s/>-7.629903575424707</text:p>
      <text:p text:style-name="P1">total rewards <text:s/>-370.1004546891149</text:p>
      <text:p text:style-name="P1">[ 0.87420025 -0.02545652 <text:s/>1.07379317 -0.524079 <text:s text:c="2"/>-0.47581446 <text:s/>6.58996773</text:p>
      <text:p text:style-name="P1"><text:s text:c="2"/>1. <text:s text:c="9"/>0. <text:s text:c="7"/>]</text:p>
      <text:p text:style-name="P1">[ 0.34648886 -0.05128493 <text:s/>0.44176912 -1.56531493 -0.17548743 <text:s/>8.13412348</text:p>
      <text:p text:style-name="P1"><text:s text:c="2"/>1. <text:s text:c="9"/>1. <text:s text:c="7"/>]</text:p>
      <text:p text:style-name="P1">At step <text:s/>2500</text:p>
      <text:p text:style-name="P1">reward: <text:s/>-15.26899988452601</text:p>
      <text:p text:style-name="P1">total rewards <text:s/>-296.1886291196581</text:p>
      <text:p text:style-name="P1">[ 0.56484613 -0.03209459 <text:s/>0.96637177 <text:s/>0.25720127 -1.73419607 -2.5053455</text:p>
      <text:p text:style-name="P1"><text:s text:c="2"/>1. <text:s text:c="9"/>0. <text:s text:c="7"/>]</text:p>
      <text:p text:style-name="P1">[ 2.04971313e-02 -2.81244214e-02 -1.55701154e-07 <text:s/>1.21721327e-07</text:p>
      <text:p text:style-name="P1"><text:s/>-6.92088855e-03 <text:s/>7.02428603e-07 <text:s/>1.00000000e+00 <text:s/>0.00000000e+00]</text:p>
      <text:p text:style-name="P1">At step <text:s/>2600</text:p>
      <text:p text:style-name="P1">reward: <text:s/>-7.369561952227607</text:p>
      <text:p text:style-name="P1">total rewards <text:s/>-327.8475433888527</text:p>
      <text:p text:style-name="P1">[ 0.57468977 -0.09269704 <text:s/>2.11005036 -0.44602516 -0.30544174 <text:s/>0.01692425</text:p>
      <text:p text:style-name="P1"><text:s text:c="2"/>1. <text:s text:c="9"/>1. <text:s text:c="7"/>]</text:p>
      <text:p text:style-name="P1">[-3.28678179e-01 -8.69193729e-02 -1.84813468e+00 -5.96197923e-01</text:p>
      <text:p text:style-name="P1"><text:s text:c="2"/>4.50839937e-01 -2.90425798e-07 <text:s/>1.00000000e+00 <text:s/>1.00000000e+00]</text:p>
      <text:p text:style-name="P1">At step <text:s/>2700</text:p>
      <text:p text:style-name="P1">reward: <text:s/>2.6081084959672496</text:p>
      <text:p text:style-name="P1">total rewards <text:s/>-187.7680073151078</text:p>
      <text:p text:style-name="P1">[ 2.23805809e-01 -1.41961511e-02 <text:s/>7.31047625e-08 -3.81185083e-08</text:p>
      <text:p text:style-name="P1"><text:s text:c="2"/>2.78885156e-01 -2.44061785e-07 <text:s/>1.00000000e+00 <text:s/>1.00000000e+00]</text:p>
      <text:p text:style-name="P1">[-0.1401968 <text:s/>-0.01690533 -0.24533687 -0.94736905 <text:s/>0.18897693 -8.361269</text:p>
      <text:p text:style-name="P1"><text:s text:c="2"/>0. <text:s text:c="9"/>1. <text:s text:c="7"/>]</text:p>
      <text:p text:style-name="P1">At step <text:s/>2800</text:p>
      <text:p text:style-name="P1">reward: <text:s/>-11.763697120622563</text:p>
      <text:p text:style-name="P1">total rewards <text:s/>-132.18511352467038</text:p>
      <text:p text:style-name="P1">[-0.21612878 -0.01341192 <text:s/>0.33729152 -1.53852007 -0.20330343 -8.73321788</text:p>
      <text:p text:style-name="P1"><text:s text:c="2"/>1. <text:s text:c="9"/>1. <text:s text:c="7"/>]</text:p>
      <text:p text:style-name="P1">At step <text:s/>2900</text:p>
      <text:p text:style-name="P1">reward: <text:s/>-10.02129561371271</text:p>
      <text:p text:style-name="P1">total rewards <text:s/>-589.7105675931883</text:p>
      <text:p text:style-name="P1">[ 0.56587248 -0.19383045 <text:s/>2.13494984 -0.49667343 -0.39110491 <text:s/>0.4873869</text:p>
      <text:p text:style-name="P1"><text:s text:c="2"/>1. <text:s text:c="9"/>1. <text:s text:c="7"/>]</text:p>
      <text:p text:style-name="P1">[-0.42861271 <text:s/>0.06806579 -0.99963895 -0.64363543 <text:s/>0.09464075 <text:s/>7.03616079</text:p>
      <text:p text:style-name="P1"><text:s text:c="2"/>1. <text:s text:c="9"/>0. <text:s text:c="7"/>]</text:p>
      <text:p text:style-name="P1"><text:soft-page-break/>At step <text:s/>3000</text:p>
      <text:p text:style-name="P1">reward: <text:s/>-14.998495463780246</text:p>
      <text:p text:style-name="P1">total rewards <text:s/>-427.30402849323866</text:p>
      <text:p text:style-name="P1">[ 0.47965221 <text:s/>0.06291967 <text:s/>0.01285137 -0.21175799 -0.34030029 <text:s/>3.3235178</text:p>
      <text:p text:style-name="P1"><text:s text:c="2"/>1. <text:s text:c="9"/>0. <text:s text:c="7"/>]</text:p>
      <text:p text:style-name="P1">[-0.45692906 <text:s/>0.69549056 -1.53851477 -1.41663509 <text:s/>0.66255671 <text:s/>0.55187396</text:p>
      <text:p text:style-name="P1"><text:s text:c="2"/>0. <text:s text:c="9"/>0. <text:s text:c="7"/>]</text:p>
      <text:p text:style-name="P1">[-0.62628505 <text:s/>0.11747151 -2.2071352 <text:s/>-0.67863448 <text:s/>0.42048982 <text:s/>2.55329418</text:p>
      <text:p text:style-name="P1"><text:s text:c="2"/>0. <text:s text:c="9"/>1. <text:s text:c="7"/>]</text:p>
      <text:p text:style-name="P1">At step <text:s/>3100</text:p>
      <text:p text:style-name="P1">reward: <text:s/>-15.85500359946696</text:p>
      <text:p text:style-name="P1">total rewards <text:s/>-180.17572943584125</text:p>
      <text:p text:style-name="P1">[ 0.13501987 -0.00567879 <text:s/>0.2859418 <text:s/>-0.46287939 -0.48824221 <text:s/>5.65150388</text:p>
      <text:p text:style-name="P1"><text:s text:c="2"/>0. <text:s text:c="9"/>0. <text:s text:c="7"/>]</text:p>
      <text:p text:style-name="P1">At step <text:s/>3200</text:p>
      <text:p text:style-name="P1">reward: <text:s/>2.333388171526553</text:p>
      <text:p text:style-name="P1">total rewards <text:s/>-467.90284221079554</text:p>
      <text:p text:style-name="P1">[-0.23412175 -0.01070647 <text:s/>0.35877812 -0.27652642 -0.02378105 -1.52323055</text:p>
      <text:p text:style-name="P1"><text:s text:c="2"/>1. <text:s text:c="9"/>0. <text:s text:c="7"/>]</text:p>
      <text:p text:style-name="P1">Landed it!</text:p>
      <text:p text:style-name="P1">[ 7.06040382e-02 -2.85395082e-02 <text:s/>1.27845387e-01 <text:s/>2.89781433e-09</text:p>
      <text:p text:style-name="P1"><text:s/>-4.03942453e-04 <text:s/>3.57428765e-07 <text:s/>1.00000000e+00 <text:s/>1.00000000e+00]</text:p>
      <text:p text:style-name="P1">Successful Landing!!! <text:s/>3260</text:p>
      <text:p text:style-name="P1">Total successes are: <text:s/>3</text:p>
      <text:p text:style-name="P1">At step <text:s/>3300</text:p>
      <text:p text:style-name="P1">reward: <text:s/>-0.8333834444956425</text:p>
      <text:p text:style-name="P1">total rewards <text:s/>-33.811673381871664</text:p>
      <text:p text:style-name="P1">[ 8.64272499e-01 <text:s/>4.75470606e-02 <text:s/>2.73825582e+00 -1.09886985e+00</text:p>
      <text:p text:style-name="P1"><text:s/>-5.44598460e-01 -3.18566890e-07 <text:s/>1.00000000e+00 <text:s/>1.00000000e+00]</text:p>
      <text:p text:style-name="P1">[-0.20911255 -0.02893557 -0.2968364 <text:s text:c="2"/>0.09203742 <text:s/>0.05083943 -5.07844575</text:p>
      <text:p text:style-name="P1"><text:s text:c="2"/>1. <text:s text:c="9"/>1. <text:s text:c="7"/>]</text:p>
      <text:p text:style-name="P1">At step <text:s/>3400</text:p>
      <text:p text:style-name="P1">reward: <text:s/>-9.490865779419721</text:p>
      <text:p text:style-name="P1">total rewards <text:s/>-279.59165009462606</text:p>
      <text:p text:style-name="P1">Landed it!</text:p>
      <text:p text:style-name="P1">[ 4.85972404e-02 -2.84180816e-02 <text:s/>7.75947422e-02 -7.10984409e-08</text:p>
      <text:p text:style-name="P1"><text:s/>-1.72531197e-03 -3.63546140e-07 <text:s/>1.00000000e+00 <text:s/>1.00000000e+00]</text:p>
      <text:p text:style-name="P1">Successful Landing!!! <text:s/>3418</text:p>
      <text:p text:style-name="P1">Total successes are: <text:s/>4</text:p>
      <text:p text:style-name="P1">Landed it!</text:p>
      <text:p text:style-name="P1">[ 8.39042664e-02 -2.85221036e-02 <text:s/>5.39985952e-08 <text:s/>5.11371228e-08</text:p>
      <text:p text:style-name="P1"><text:s text:c="2"/>1.95402667e-04 -2.56893732e-07 <text:s/>1.00000000e+00 <text:s/>1.00000000e+00]</text:p>
      <text:p text:style-name="P1">Successful Landing!!! <text:s/>3460</text:p>
      <text:p text:style-name="P1">Total successes are: <text:s/>5</text:p>
      <text:p text:style-name="P1">At step <text:s/>3500</text:p>
      <text:p text:style-name="P1">reward: <text:s/>-150</text:p>
      <text:p text:style-name="P1">total rewards <text:s/>-70.13484976453977</text:p>
      <text:p text:style-name="P1">[ 0.43045359 -0.02671599 <text:s/>0.20384761 -0.53272639 -0.18216577 <text:s/>6.56416639</text:p>
      <text:p text:style-name="P1"><text:s text:c="2"/>1. <text:s text:c="9"/>0. <text:s text:c="7"/>]</text:p>
      <text:p text:style-name="P1"><text:soft-page-break/>[-0.46421762 <text:s/>0.10590668 -1.50517845 -2.36577839 <text:s/>0.60157448 <text:s/>0.55971277</text:p>
      <text:p text:style-name="P1"><text:s text:c="2"/>0. <text:s text:c="9"/>0. <text:s text:c="7"/>]</text:p>
      <text:p text:style-name="P1">At step <text:s/>3600</text:p>
      <text:p text:style-name="P1">reward: <text:s/>-10.41271025388507</text:p>
      <text:p text:style-name="P1">total rewards <text:s/>-484.08293903232624</text:p>
      <text:p text:style-name="P1">[ 0.69681988 <text:s/>0.1561719 <text:s text:c="2"/>1.66861423 -2.46822166 -0.82223952 -0.34915809</text:p>
      <text:p text:style-name="P1"><text:s text:c="2"/>0. <text:s text:c="9"/>0. <text:s text:c="7"/>]</text:p>
      <text:p text:style-name="P1">[-0.64394293 <text:s/>0.16788502 -1.83290784 -2.13813633 <text:s/>0.80241096 <text:s/>0.31293597</text:p>
      <text:p text:style-name="P1"><text:s text:c="2"/>0. <text:s text:c="9"/>0. <text:s text:c="7"/>]</text:p>
      <text:p text:style-name="P1">[ 1.27984333e-01 -3.92259916e-03 <text:s/>2.14766661e-01 -4.97859425e-01</text:p>
      <text:p text:style-name="P1"><text:s/>-5.47907412e-01 <text:s/>5.88173866e+00 <text:s/>0.00000000e+00 <text:s/>0.00000000e+00]</text:p>
      <text:p text:style-name="P1">At step <text:s/>3700</text:p>
      <text:p text:style-name="P1">reward: <text:s/>-15.990785840484818</text:p>
      <text:p text:style-name="P1">total rewards <text:s/>-208.43117358556893</text:p>
      <text:p text:style-name="P1">[ 0.35268641 <text:s/>0.32956582 <text:s/>0.97889853 -1.98094749 -0.26238415 <text:s/>0.0256901</text:p>
      <text:p text:style-name="P1"><text:s text:c="2"/>0. <text:s text:c="9"/>0. <text:s text:c="7"/>]</text:p>
      <text:p text:style-name="P1">[ 0.56506739 <text:s/>0.0764217 <text:s text:c="2"/>0.92464328 -0.41783651 -0.2881279 <text:s text:c="2"/>5.86520831</text:p>
      <text:p text:style-name="P1"><text:s text:c="2"/>1. <text:s text:c="9"/>0. <text:s text:c="7"/>]</text:p>
      <text:p text:style-name="P1">At step <text:s/>3800</text:p>
      <text:p text:style-name="P1">reward: <text:s/>-13.104436020449482</text:p>
      <text:p text:style-name="P1">total rewards <text:s/>-137.36628401003478</text:p>
      <text:p text:style-name="P1">[ 0.43469601 <text:s/>0.45928527 <text:s/>1.30704943 -1.78958066 -0.55253524 -0.34185505</text:p>
      <text:p text:style-name="P1"><text:s text:c="2"/>0. <text:s text:c="9"/>0. <text:s text:c="7"/>]</text:p>
      <text:p text:style-name="P1">[-0.55862885 <text:s/>0.04799023 -1.68114456 -2.28055127 <text:s/>0.69821376 <text:s/>0.17632182</text:p>
      <text:p text:style-name="P1"><text:s text:c="2"/>0. <text:s text:c="9"/>1. <text:s text:c="7"/>]</text:p>
      <text:p text:style-name="P1">At step <text:s/>3900</text:p>
      <text:p text:style-name="P1">reward: <text:s/>-14.90777635739903</text:p>
      <text:p text:style-name="P1">total rewards <text:s/>-15.064298212499104</text:p>
      <text:p text:style-name="P1">[ 0.43929491 <text:s/>0.04187699 <text:s/>0.13802943 -0.76332813 <text:s/>0.04324315 <text:s/>7.43729019</text:p>
      <text:p text:style-name="P1"><text:s text:c="2"/>1. <text:s text:c="9"/>0. <text:s text:c="7"/>]</text:p>
      <text:p text:style-name="P1">training model model</text:p>
      <text:p text:style-name="P1">Epoch 1/10</text:p>
      <text:p text:style-name="P1">2020-03-17 03:12:27.176681: I tensorflow/stream_executor/platform/default/dso_loader.cc:44] Successfully opened dynamic library libcublas.so.10.0</text:p>
      <text:p text:style-name="P1">4001/4001 [==============================] - 7s 2ms/step - loss: 597.3071 - accuracy: 0.0000e+00</text:p>
      <text:p text:style-name="P1">Epoch 2/10</text:p>
      <text:p text:style-name="P1">4001/4001 [==============================] - 4s 1ms/step - loss: 567.8036 - accuracy: 0.0000e+00</text:p>
      <text:p text:style-name="P1">Epoch 3/10</text:p>
      <text:p text:style-name="P1">4001/4001 [==============================] - 4s 1ms/step - loss: 559.5624 - accuracy: 0.0000e+00</text:p>
      <text:p text:style-name="P1">Epoch 4/10</text:p>
      <text:p text:style-name="P1">4001/4001 [==============================] - 4s 1ms/step - loss: 554.3600 - accuracy: 0.0000e+00</text:p>
      <text:p text:style-name="P1">Epoch 5/10</text:p>
      <text:p text:style-name="P1">4001/4001 [==============================] - 4s 1ms/step - loss: 548.2605 - accuracy: 0.0000e+00</text:p>
      <text:p text:style-name="P1">Epoch 6/10</text:p>
      <text:p text:style-name="P1"><text:soft-page-break/>4001/4001 [==============================] - 4s 1ms/step - loss: 542.6182 - accuracy: 0.0000e+00</text:p>
      <text:p text:style-name="P1">Epoch 7/10</text:p>
      <text:p text:style-name="P1">4001/4001 [==============================] - 4s 1ms/step - loss: 538.3357 - accuracy: 0.0000e+00</text:p>
      <text:p text:style-name="P1">Epoch 8/10</text:p>
      <text:p text:style-name="P1">4001/4001 [==============================] - 4s 1ms/step - loss: 534.9293 - accuracy: 0.0000e+00</text:p>
      <text:p text:style-name="P1">Epoch 9/10</text:p>
      <text:p text:style-name="P1">4001/4001 [==============================] - 4s 1ms/step - loss: 532.3638 - accuracy: 0.0000e+00</text:p>
      <text:p text:style-name="P1">Epoch 10/10</text:p>
      <text:p text:style-name="P1">4001/4001 [==============================] - 4s 1ms/step - loss: 530.1766 - accuracy: 0.0000e+00</text:p>
      <text:p text:style-name="P1">At step <text:s/>4000</text:p>
      <text:p text:style-name="P1">reward: <text:s/>-5.235518436181936</text:p>
      <text:p text:style-name="P1">total rewards <text:s/>-472.60336613072633</text:p>
      <text:p text:style-name="P1">[-0.00803909 -0.00967619 -0.01757772 -0.55222962 <text:s/>0.35910153 -6.36195564</text:p>
      <text:p text:style-name="P1"><text:s text:c="2"/>0. <text:s text:c="9"/>1. <text:s text:c="7"/>]</text:p>
      <text:p text:style-name="P1">At step <text:s/>4100</text:p>
      <text:p text:style-name="P1">reward: <text:s/>-5.199556818807403</text:p>
      <text:p text:style-name="P1">total rewards <text:s/>-377.6021736535523</text:p>
      <text:p text:style-name="P1">[0.46886444 1.24434786 1.34141382 0.29647801 0.12208711 1.08036367</text:p>
      <text:p text:style-name="P1"><text:s/>0. <text:s text:c="8"/>0. <text:s text:c="7"/>]</text:p>
      <text:p text:style-name="P1">At step <text:s/>4200</text:p>
      <text:p text:style-name="P1">reward: <text:s/>-3.7388840137523824</text:p>
      <text:p text:style-name="P1">total rewards <text:s/>-178.74768015547852</text:p>
      <text:p text:style-name="P1">[-0.49008923 <text:s/>0.36604729 <text:s/>0.35877446 -1.81486702 -2.43582416 -1.74885527</text:p>
      <text:p text:style-name="P1"><text:s text:c="2"/>0. <text:s text:c="9"/>0. <text:s text:c="7"/>]</text:p>
      <text:p text:style-name="P1">At step <text:s/>4300</text:p>
      <text:p text:style-name="P1">reward: <text:s/>-12.063076564526003</text:p>
      <text:p text:style-name="P1">total rewards <text:s/>-389.1281445170894</text:p>
      <text:p text:style-name="P1">[ 0.43203611 <text:s/>0.7248148 <text:s text:c="2"/>2.97513072 -0.75600995 -0.33893126 <text:s/>1.27670209</text:p>
      <text:p text:style-name="P1"><text:s text:c="2"/>0. <text:s text:c="9"/>0. <text:s text:c="7"/>]</text:p>
      <text:p text:style-name="P1">[ 0.23322725 -0.03512024 <text:s/>2.27560663 -0.45906655 -0.22334678 -1.71033112</text:p>
      <text:p text:style-name="P1"><text:s text:c="2"/>0. <text:s text:c="9"/>1. <text:s text:c="7"/>]</text:p>
      <text:p text:style-name="P1">At step <text:s/>4400</text:p>
      <text:p text:style-name="P1">reward: <text:s/>1.34530847905475</text:p>
      <text:p text:style-name="P1">total rewards <text:s/>-213.65048004276255</text:p>
      <text:p text:style-name="P1">[-0.503087 <text:s text:c="3"/>0.96073657 -1.19225359 -0.38053319 -1.19147766 -2.00246429</text:p>
      <text:p text:style-name="P1"><text:s text:c="2"/>0. <text:s text:c="9"/>0. <text:s text:c="7"/>]</text:p>
      <text:p text:style-name="P1">At step <text:s/>4500</text:p>
      <text:p text:style-name="P1">reward: <text:s/>-6.246809265157842</text:p>
      <text:p text:style-name="P1">total rewards <text:s/>-72.22640549777735</text:p>
      <text:p text:style-name="P1">[ 0.71279202 <text:s/>0.72935458 <text:s/>3.05551275 -0.69621743 <text:s/>0.20360091 <text:s/>1.72300307</text:p>
      <text:p text:style-name="P1"><text:s text:c="2"/>0. <text:s text:c="9"/>0. <text:s text:c="7"/>]</text:p>
      <text:p text:style-name="P1">At step <text:s/>4600</text:p>
      <text:p text:style-name="P1">reward: <text:s/>6.08098141081067</text:p>
      <text:p text:style-name="P1">total rewards <text:s/>-5.856631406832715</text:p>
      <text:p text:style-name="P1"><text:soft-page-break/>[ 0.50787525 <text:s/>0.719135 <text:s text:c="3"/>2.58216619 -1.02784994 -1.36275494 <text:s/>0.33236915</text:p>
      <text:p text:style-name="P1"><text:s text:c="2"/>0. <text:s text:c="9"/>0. <text:s text:c="7"/>]</text:p>
      <text:p text:style-name="P1">At step <text:s/>4700</text:p>
      <text:p text:style-name="P1">reward: <text:s/>-10.971560512894552</text:p>
      <text:p text:style-name="P1">total rewards <text:s/>-51.65504413555131</text:p>
      <text:p text:style-name="P1">[ 0.29850407 <text:s/>0.72477828 <text:s/>2.31557067 -0.81625075 -1.18614316 <text:s/>0.3138757</text:p>
      <text:p text:style-name="P1"><text:s text:c="2"/>0. <text:s text:c="9"/>0. <text:s text:c="7"/>]</text:p>
      <text:p text:style-name="P1">At step <text:s/>4800</text:p>
      <text:p text:style-name="P1">reward: <text:s/>6.234835216967572</text:p>
      <text:p text:style-name="P1">total rewards <text:s/>6.386813284038016</text:p>
      <text:p text:style-name="P1">At step <text:s/>4900</text:p>
      <text:p text:style-name="P1">reward: <text:s/>0.41562881992531525</text:p>
      <text:p text:style-name="P1">total rewards <text:s/>-31.122297592279317</text:p>
      <text:p text:style-name="P1">[ 0.61871624 <text:s/>0.80927535 -1.14871883 -1.06956418 <text:s/>1.82706273 <text:s/>0.59559155</text:p>
      <text:p text:style-name="P1"><text:s text:c="2"/>0. <text:s text:c="9"/>0. <text:s text:c="7"/>]</text:p>
      <text:p text:style-name="P1">training model model</text:p>
      <text:p text:style-name="P1">Epoch 1/10</text:p>
      <text:p text:style-name="P1">5001/5001 [==============================] - 5s 1ms/step - loss: 442.5990 - accuracy: 0.0000e+00</text:p>
      <text:p text:style-name="P1">Epoch 2/10</text:p>
      <text:p text:style-name="P1">5001/5001 [==============================] - 5s 1ms/step - loss: 439.6357 - accuracy: 0.0000e+00</text:p>
      <text:p text:style-name="P1">Epoch 3/10</text:p>
      <text:p text:style-name="P1">5001/5001 [==============================] - 5s 1ms/step - loss: 437.2308 - accuracy: 0.0000e+00</text:p>
      <text:p text:style-name="P1">Epoch 4/10</text:p>
      <text:p text:style-name="P1">5001/5001 [==============================] - 5s 1ms/step - loss: 434.4333 - accuracy: 0.0000e+00</text:p>
      <text:p text:style-name="P1">Epoch 5/10</text:p>
      <text:p text:style-name="P1">5001/5001 [==============================] - 5s 1ms/step - loss: 431.6548 - accuracy: 0.0000e+00</text:p>
      <text:p text:style-name="P1">Epoch 6/10</text:p>
      <text:p text:style-name="P1">5001/5001 [==============================] - 6s 1ms/step - loss: 428.6601 - accuracy: 0.0000e+00</text:p>
      <text:p text:style-name="P1">Epoch 7/10</text:p>
      <text:p text:style-name="P1">5001/5001 [==============================] - 6s 1ms/step - loss: 426.0265 - accuracy: 0.0000e+00</text:p>
      <text:p text:style-name="P1">Epoch 8/10</text:p>
      <text:p text:style-name="P1">5001/5001 [==============================] - 5s 1ms/step - loss: 423.5509 - accuracy: 0.0000e+00</text:p>
      <text:p text:style-name="P1">Epoch 9/10</text:p>
      <text:p text:style-name="P1">5001/5001 [==============================] - 5s 1ms/step - loss: 421.1680 - accuracy: 0.0000e+00</text:p>
      <text:p text:style-name="P1">Epoch 10/10</text:p>
      <text:p text:style-name="P1">5001/5001 [==============================] - 5s 1ms/step - loss: 419.4993 - accuracy: 0.0000e+00</text:p>
      <text:p text:style-name="P1">At step <text:s/>5000</text:p>
      <text:p text:style-name="P1">reward: <text:s/>-16.563218208306054</text:p>
      <text:p text:style-name="P1">total rewards <text:s/>-40.11131654052851</text:p>
      <text:p text:style-name="P1"><text:soft-page-break/>[ 0.34617357 <text:s/>0.3861362 <text:s text:c="2"/>2.50057109 -2.02993181 -1.57294476 <text:s/>0.42576933</text:p>
      <text:p text:style-name="P1"><text:s text:c="2"/>0. <text:s text:c="9"/>0. <text:s text:c="7"/>]</text:p>
      <text:p text:style-name="P1">At step <text:s/>5100</text:p>
      <text:p text:style-name="P1">reward: <text:s/>-0.31827714654739575</text:p>
      <text:p text:style-name="P1">total rewards <text:s/>-44.55861428015206</text:p>
      <text:p text:style-name="P1">At step <text:s/>5200</text:p>
      <text:p text:style-name="P1">reward: <text:s/>0.7282949135165713</text:p>
      <text:p text:style-name="P1">total rewards <text:s/>-55.64698836378075</text:p>
      <text:p text:style-name="P1">At step <text:s/>5300</text:p>
      <text:p text:style-name="P1">reward: <text:s/>-2.291606400004376</text:p>
      <text:p text:style-name="P1">total rewards <text:s/>58.28944167091626</text:p>
      <text:p text:style-name="P1">Landed it!</text:p>
      <text:p text:style-name="P1">[-3.47918797e-01 <text:s/>5.85633914e-04 <text:s/>0.00000000e+00 <text:s/>0.00000000e+00</text:p>
      <text:p text:style-name="P1"><text:s/>-5.35893403e-02 <text:s/>0.00000000e+00 <text:s/>1.00000000e+00 <text:s/>1.00000000e+00]</text:p>
      <text:p text:style-name="P1">Successful Landing!!! <text:s/>5324</text:p>
      <text:p text:style-name="P1">Total successes are: <text:s/>6</text:p>
      <text:p text:style-name="P1">At step <text:s/>5400</text:p>
      <text:p text:style-name="P1">reward: <text:s/>-0.8653274526065997</text:p>
      <text:p text:style-name="P1">total rewards <text:s/>159.4348257242184</text:p>
      <text:p text:style-name="P1">At step <text:s/>5500</text:p>
      <text:p text:style-name="P1">reward: <text:s/>-2.5691984511757466</text:p>
      <text:p text:style-name="P1">total rewards <text:s/>-64.62034007044232</text:p>
      <text:p text:style-name="P1">[-0.03052778 <text:s/>0.01004143 -3.25782204 <text:s/>0.15311656 <text:s/>2.23248935 <text:s/>3.33077176</text:p>
      <text:p text:style-name="P1"><text:s text:c="2"/>0. <text:s text:c="9"/>0. <text:s text:c="7"/>]</text:p>
      <text:p text:style-name="P1">At step <text:s/>5600</text:p>
      <text:p text:style-name="P1">reward: <text:s/>-2.556100899738739</text:p>
      <text:p text:style-name="P1">total rewards <text:s/>-117.18502605333205</text:p>
      <text:p text:style-name="P1">[ 0.19763794 <text:s/>0.74688588 -1.56534465 -0.95539051 <text:s/>1.18648434 -0.42919417</text:p>
      <text:p text:style-name="P1"><text:s text:c="2"/>0. <text:s text:c="9"/>0. <text:s text:c="7"/>]</text:p>
      <text:p text:style-name="P1">At step <text:s/>5700</text:p>
      <text:p text:style-name="P1">reward: <text:s/>9.906741137031428</text:p>
      <text:p text:style-name="P1">total rewards <text:s/>-7.517850229735748</text:p>
      <text:p text:style-name="P1">At step <text:s/>5800</text:p>
      <text:p text:style-name="P1">reward: <text:s/>-5.24809261228029</text:p>
      <text:p text:style-name="P1">total rewards <text:s/>-384.78776210128154</text:p>
      <text:p text:style-name="P1">[-5.76943970e-01 <text:s/>3.33250205e-03 -1.39903752e+00 -3.97079024e-03</text:p>
      <text:p text:style-name="P1"><text:s/>-7.78691590e-01 <text:s/>3.87799931e+00 <text:s/>1.00000000e+00 <text:s/>0.00000000e+00]</text:p>
      <text:p text:style-name="P1">At step <text:s/>5900</text:p>
      <text:p text:style-name="P1">reward: <text:s/>-17.335806182420534</text:p>
      <text:p text:style-name="P1">total rewards <text:s/>-365.84480419427877</text:p>
      <text:p text:style-name="P1">[-0.09018621 <text:s/>0.42432938 <text:s/>1.4356904 <text:s/>-1.86950896 -2.02823973 -0.28062799</text:p>
      <text:p text:style-name="P1"><text:s text:c="2"/>0. <text:s text:c="9"/>0. <text:s text:c="7"/>]</text:p>
      <text:p text:style-name="P1">[ 0.36275644 -0.02578019 <text:s/>0.76225344 -0.10517051 <text:s/>1.93867993 <text:s/>0.14583137</text:p>
      <text:p text:style-name="P1"><text:s text:c="2"/>0. <text:s text:c="9"/>0. <text:s text:c="7"/>]</text:p>
      <text:p text:style-name="P1">training model model</text:p>
      <text:p text:style-name="P1">Epoch 1/10</text:p>
      <text:p text:style-name="P1">6001/6001 [==============================] - 7s 1ms/step - loss: 383.7890 - accuracy: 0.0000e+00</text:p>
      <text:p text:style-name="P1">Epoch 2/10</text:p>
      <text:p text:style-name="P1"><text:soft-page-break/>6001/6001 [==============================] - 7s 1ms/step - loss: 382.0051 - accuracy: 0.0000e+00</text:p>
      <text:p text:style-name="P1">Epoch 3/10</text:p>
      <text:p text:style-name="P1">6001/6001 [==============================] - 7s 1ms/step - loss: 380.7211 - accuracy: 0.0000e+00</text:p>
      <text:p text:style-name="P1">Epoch 4/10</text:p>
      <text:p text:style-name="P1">6001/6001 [==============================] - 7s 1ms/step - loss: 379.0432 - accuracy: 0.0000e+00</text:p>
      <text:p text:style-name="P1">Epoch 5/10</text:p>
      <text:p text:style-name="P1">6001/6001 [==============================] - 6s 1ms/step - loss: 377.4106 - accuracy: 0.0000e+00</text:p>
      <text:p text:style-name="P1">Epoch 6/10</text:p>
      <text:p text:style-name="P1">6001/6001 [==============================] - 7s 1ms/step - loss: 375.4826 - accuracy: 0.0000e+00</text:p>
      <text:p text:style-name="P1">Epoch 7/10</text:p>
      <text:p text:style-name="P1">6001/6001 [==============================] - 7s 1ms/step - loss: 374.2057 - accuracy: 0.0000e+00</text:p>
      <text:p text:style-name="P1">Epoch 8/10</text:p>
      <text:p text:style-name="P1">6001/6001 [==============================] - 7s 1ms/step - loss: 373.0075 - accuracy: 0.0000e+00</text:p>
      <text:p text:style-name="P1">Epoch 9/10</text:p>
      <text:p text:style-name="P1">6001/6001 [==============================] - 7s 1ms/step - loss: 371.7398 - accuracy: 0.0000e+00</text:p>
      <text:p text:style-name="P1">Epoch 10/10</text:p>
      <text:p text:style-name="P1">6001/6001 [==============================] - 7s 1ms/step - loss: 370.9292 - accuracy: 0.0000e+00</text:p>
      <text:p text:style-name="P1">At step <text:s/>6000</text:p>
      <text:p text:style-name="P1">reward: <text:s/>-11.09242189004047</text:p>
      <text:p text:style-name="P1">total rewards <text:s/>-138.66574825014274</text:p>
      <text:p text:style-name="P1">At step <text:s/>6100</text:p>
      <text:p text:style-name="P1">reward: <text:s/>5.626004416881106</text:p>
      <text:p text:style-name="P1">total rewards <text:s/>-379.8209273844269</text:p>
      <text:p text:style-name="P1">[-0.23345709 <text:s/>0.39639021 <text:s/>1.19755451 -1.22585742 -1.61729693 -0.42016085</text:p>
      <text:p text:style-name="P1"><text:s text:c="2"/>0. <text:s text:c="9"/>0. <text:s text:c="7"/>]</text:p>
      <text:p text:style-name="P1">At step <text:s/>6200</text:p>
      <text:p text:style-name="P1">reward: <text:s/>-6.671218362043181</text:p>
      <text:p text:style-name="P1">total rewards <text:s/>-23.449912495380676</text:p>
      <text:p text:style-name="P1">[-0.33262119 <text:s/>0.08576308 <text:s/>1.3390576 <text:s/>-2.08512391 -1.91591775 -0.0741021</text:p>
      <text:p text:style-name="P1"><text:s text:c="2"/>0. <text:s text:c="9"/>0. <text:s text:c="7"/>]</text:p>
      <text:p text:style-name="P1">At step <text:s/>6300</text:p>
      <text:p text:style-name="P1">reward: <text:s/>-9.426624728389342</text:p>
      <text:p text:style-name="P1">total rewards <text:s/>-59.552087572507084</text:p>
      <text:p text:style-name="P1">[ 0.1452055 <text:s text:c="2"/>0.09373279 -1.9186786 <text:s/>-2.28882599 <text:s/>1.8102771 <text:s/>-0.34782604</text:p>
      <text:p text:style-name="P1"><text:s text:c="2"/>0. <text:s text:c="9"/>0. <text:s text:c="7"/>]</text:p>
      <text:p text:style-name="P1">At step <text:s/>6400</text:p>
      <text:p text:style-name="P1">reward: <text:s/>-4.873928384938795</text:p>
      <text:p text:style-name="P1">total rewards <text:s/>36.623023022297</text:p>
      <text:p text:style-name="P1">[ 0.77480869 <text:s/>0.06419531 -0.49868635 -2.26502376 <text:s/>2.24868822 <text:s/>0.72009563</text:p>
      <text:p text:style-name="P1"><text:s text:c="2"/>0. <text:s text:c="9"/>0. <text:s text:c="7"/>]</text:p>
      <text:p text:style-name="P1"><text:soft-page-break/>At step <text:s/>6500</text:p>
      <text:p text:style-name="P1">reward: <text:s/>12.10945032255367</text:p>
      <text:p text:style-name="P1">total rewards <text:s/>9.95872389279377</text:p>
      <text:p text:style-name="P1">At step <text:s/>6600</text:p>
      <text:p text:style-name="P1">reward: <text:s/>6.781353790757934</text:p>
      <text:p text:style-name="P1">total rewards <text:s/>-102.63763293542766</text:p>
      <text:p text:style-name="P1">[-0.36262102 -0.015964 <text:s text:c="2"/>-1.05515424 -0.069311 <text:s text:c="2"/>-1.79743946 -0.04391766</text:p>
      <text:p text:style-name="P1"><text:s text:c="2"/>1. <text:s text:c="9"/>0. <text:s text:c="7"/>]</text:p>
      <text:p text:style-name="P1">At step <text:s/>6700</text:p>
      <text:p text:style-name="P1">reward: <text:s/>1.6326116039779008</text:p>
      <text:p text:style-name="P1">total rewards <text:s/>-96.89377091512719</text:p>
      <text:p text:style-name="P1">[ 0.28097248 <text:s/>0.02342849 -0.21013347 -0.112619 <text:s text:c="3"/>0.6147179 <text:s/>-0.26567529</text:p>
      <text:p text:style-name="P1"><text:s text:c="2"/>1. <text:s text:c="9"/>1. <text:s text:c="7"/>]</text:p>
      <text:p text:style-name="P1">At step <text:s/>6800</text:p>
      <text:p text:style-name="P1">reward: <text:s/>2.839742146661559</text:p>
      <text:p text:style-name="P1">total rewards <text:s/>-187.69766467209976</text:p>
      <text:p text:style-name="P1">[ 2.10251808e-01 -1.31391843e-03 -4.30898716e-02 -1.40398542e-01</text:p>
      <text:p text:style-name="P1"><text:s/>-6.64848983e-01 <text:s/>2.47799524e+00 <text:s/>1.00000000e+00 <text:s/>0.00000000e+00]</text:p>
      <text:p text:style-name="P1">[ 0.09754782 <text:s/>0.44933034 -1.42664131 -1.59416114 <text:s/>1.6890105 <text:s text:c="2"/>0.08178128</text:p>
      <text:p text:style-name="P1"><text:s text:c="2"/>0. <text:s text:c="9"/>0. <text:s text:c="7"/>]</text:p>
      <text:p text:style-name="P1">At step <text:s/>6900</text:p>
      <text:p text:style-name="P1">reward: <text:s/>10.562630137645423</text:p>
      <text:p text:style-name="P1">total rewards <text:s/>-21.716697106132507</text:p>
      <text:p text:style-name="P1">training model model</text:p>
      <text:p text:style-name="P1">Epoch 1/10</text:p>
      <text:p text:style-name="P1">7001/7001 [==============================] - 8s 1ms/step - loss: 334.8913 - accuracy: 0.0000e+00</text:p>
      <text:p text:style-name="P1">Epoch 2/10</text:p>
      <text:p text:style-name="P1">7001/7001 [==============================] - 7s 1ms/step - loss: 334.0482 - accuracy: 0.0000e+00</text:p>
      <text:p text:style-name="P1">Epoch 3/10</text:p>
      <text:p text:style-name="P1">7001/7001 [==============================] - 8s 1ms/step - loss: 332.9198 - accuracy: 0.0000e+00</text:p>
      <text:p text:style-name="P1">Epoch 4/10</text:p>
      <text:p text:style-name="P1">7001/7001 [==============================] - 7s 1ms/step - loss: 332.4019 - accuracy: 0.0000e+00</text:p>
      <text:p text:style-name="P1">Epoch 5/10</text:p>
      <text:p text:style-name="P1">7001/7001 [==============================] - 8s 1ms/step - loss: 331.9450 - accuracy: 0.0000e+00</text:p>
      <text:p text:style-name="P1">Epoch 6/10</text:p>
      <text:p text:style-name="P1">7001/7001 [==============================] - 7s 1ms/step - loss: 331.1779 - accuracy: 0.0000e+00</text:p>
      <text:p text:style-name="P1">Epoch 7/10</text:p>
      <text:p text:style-name="P1">7001/7001 [==============================] - 8s 1ms/step - loss: 330.6072 - accuracy: 0.0000e+00</text:p>
      <text:p text:style-name="P1">Epoch 8/10</text:p>
      <text:p text:style-name="P1">7001/7001 [==============================] - 8s 1ms/step - loss: 329.8831 - accuracy: 0.0000e+00</text:p>
      <text:p text:style-name="P1">Epoch 9/10</text:p>
      <text:p text:style-name="P1"><text:soft-page-break/>7001/7001 [==============================] - 8s 1ms/step - loss: 329.3053 - accuracy: 0.0000e+00</text:p>
      <text:p text:style-name="P1">Epoch 10/10</text:p>
      <text:p text:style-name="P1">7001/7001 [==============================] - 7s 1ms/step - loss: 328.6752 - accuracy: 0.0000e+00</text:p>
      <text:p text:style-name="P1">At step <text:s/>7000</text:p>
      <text:p text:style-name="P1">reward: <text:s/>-18.502897755406735</text:p>
      <text:p text:style-name="P1">total rewards <text:s/>-501.9420325473695</text:p>
      <text:p text:style-name="P1">[-0.2454185 <text:s text:c="2"/>0.07238856 -2.50343879 -1.82242987 <text:s/>1.12840307 -0.80803196</text:p>
      <text:p text:style-name="P1"><text:s text:c="2"/>0. <text:s text:c="9"/>0. <text:s text:c="7"/>]</text:p>
      <text:p text:style-name="P1">[ 0.25112782 <text:s/>0.03378606 <text:s/>0.63229128 -0.51641994 -1.45771551 <text:s/>7.07980092</text:p>
      <text:p text:style-name="P1"><text:s text:c="2"/>1. <text:s text:c="9"/>0. <text:s text:c="7"/>]</text:p>
      <text:p text:style-name="P1">At step <text:s/>7100</text:p>
      <text:p text:style-name="P1">reward: <text:s/>-3.7537737021787905</text:p>
      <text:p text:style-name="P1">total rewards <text:s/>-141.15085404310508</text:p>
      <text:p text:style-name="P1">At step <text:s/>7200</text:p>
      <text:p text:style-name="P1">reward: <text:s/>-12.992535717489499</text:p>
      <text:p text:style-name="P1">total rewards <text:s/>-159.0624983125229</text:p>
      <text:p text:style-name="P1">[ 0.43051147 <text:s/>0.0479652 <text:s text:c="2"/>1.89426661 -1.01690186 <text:s/>0.4802449 <text:s text:c="2"/>1.8146855</text:p>
      <text:p text:style-name="P1"><text:s text:c="2"/>0. <text:s text:c="9"/>0. <text:s text:c="7"/>]</text:p>
      <text:p text:style-name="P1">At step <text:s/>7300</text:p>
      <text:p text:style-name="P1">reward: <text:s/>15.74593252173108</text:p>
      <text:p text:style-name="P1">total rewards <text:s/>63.061836599749675</text:p>
      <text:p text:style-name="P1">[ 0.79561844 -0.0039261 <text:s text:c="2"/>0.58690441 -0.03471618 <text:s/>2.14074016 <text:s/>1.01335971</text:p>
      <text:p text:style-name="P1"><text:s text:c="2"/>0. <text:s text:c="9"/>0. <text:s text:c="7"/>]</text:p>
      <text:p text:style-name="P1">At step <text:s/>7400</text:p>
      <text:p text:style-name="P1">reward: <text:s/>-17.751516856458522</text:p>
      <text:p text:style-name="P1">total rewards <text:s/>-42.6618072214517</text:p>
      <text:p text:style-name="P1">[-1.70779514e-01 -1.51805242e-03 -1.81189998e+00 -4.64113977e-01</text:p>
      <text:p text:style-name="P1"><text:s text:c="2"/>1.58087933e+00 <text:s/>5.40369670e+00 <text:s/>0.00000000e+00 <text:s/>1.00000000e+00]</text:p>
      <text:p text:style-name="P1">At step <text:s/>7500</text:p>
      <text:p text:style-name="P1">reward: <text:s/>1.4277582355981087</text:p>
      <text:p text:style-name="P1">total rewards <text:s/>-171.69728710355943</text:p>
      <text:p text:style-name="P1">[ 0.421346 <text:s text:c="3"/>0.07011099 <text:s/>2.28710159 -1.18181186 -0.47891217 <text:s/>1.17552471</text:p>
      <text:p text:style-name="P1"><text:s text:c="2"/>0. <text:s text:c="9"/>0. <text:s text:c="7"/>]</text:p>
      <text:p text:style-name="P1">At step <text:s/>7600</text:p>
      <text:p text:style-name="P1">reward: <text:s/>-0.6090981439826665</text:p>
      <text:p text:style-name="P1">total rewards <text:s/>-9.59811575993832</text:p>
      <text:p text:style-name="P1">[ 0.08435526 -0.02670624 <text:s/>0.21212105 -0.13154642 -0.03285527 <text:s/>0.72878369</text:p>
      <text:p text:style-name="P1"><text:s text:c="2"/>1. <text:s text:c="9"/>0. <text:s text:c="7"/>]</text:p>
      <text:p text:style-name="P1">At step <text:s/>7700</text:p>
      <text:p text:style-name="P1">reward: <text:s/>8.659708181913121</text:p>
      <text:p text:style-name="P1">total rewards <text:s/>-99.13398075369331</text:p>
      <text:p text:style-name="P1">[ 0.79628658 <text:s/>0.01310125 -0.29689938 -1.81618521 <text:s/>2.11616087 <text:s/>0.98343873</text:p>
      <text:p text:style-name="P1"><text:s text:c="2"/>0. <text:s text:c="9"/>0. <text:s text:c="7"/>]</text:p>
      <text:p text:style-name="P1">At step <text:s/>7800</text:p>
      <text:p text:style-name="P1">reward: <text:s/>2.080819070952437</text:p>
      <text:p text:style-name="P1">total rewards <text:s/>-28.179814754417094</text:p>
      <text:p text:style-name="P1">At step <text:s/>7900</text:p>
      <text:p text:style-name="P1"><text:soft-page-break/>reward: <text:s/>2.9795444991103857</text:p>
      <text:p text:style-name="P1">total rewards <text:s/>352.1579233480353</text:p>
      <text:p text:style-name="P1">training model model</text:p>
      <text:p text:style-name="P1">Epoch 1/10</text:p>
      <text:p text:style-name="P1">8001/8001 [==============================] - 8s 1ms/step - loss: 316.6091 - accuracy: 0.0000e+00</text:p>
      <text:p text:style-name="P1">Epoch 2/10</text:p>
      <text:p text:style-name="P1">8001/8001 [==============================] - 9s 1ms/step - loss: 316.0482 - accuracy: 0.0000e+00</text:p>
      <text:p text:style-name="P1">Epoch 3/10</text:p>
      <text:p text:style-name="P1">8001/8001 [==============================] - 8s 1ms/step - loss: 315.1122 - accuracy: 0.0000e+00</text:p>
      <text:p text:style-name="P1">Epoch 4/10</text:p>
      <text:p text:style-name="P1">8001/8001 [==============================] - 9s 1ms/step - loss: 314.4219 - accuracy: 0.0000e+00</text:p>
      <text:p text:style-name="P1">Epoch 5/10</text:p>
      <text:p text:style-name="P1">8001/8001 [==============================] - 9s 1ms/step - loss: 313.9095 - accuracy: 0.0000e+00</text:p>
      <text:p text:style-name="P1">Epoch 6/10</text:p>
      <text:p text:style-name="P1">8001/8001 [==============================] - 9s 1ms/step - loss: 313.1078 - accuracy: 0.0000e+00</text:p>
      <text:p text:style-name="P1">Epoch 7/10</text:p>
      <text:p text:style-name="P1">8001/8001 [==============================] - 9s 1ms/step - loss: 312.4206 - accuracy: 0.0000e+00</text:p>
      <text:p text:style-name="P1">Epoch 8/10</text:p>
      <text:p text:style-name="P1">8001/8001 [==============================] - 9s 1ms/step - loss: 311.7798 - accuracy: 0.0000e+00</text:p>
      <text:p text:style-name="P1">Epoch 9/10</text:p>
      <text:p text:style-name="P1">8001/8001 [==============================] - 9s 1ms/step - loss: 310.9659 - accuracy: 0.0000e+00</text:p>
      <text:p text:style-name="P1">Epoch 10/10</text:p>
      <text:p text:style-name="P1">8001/8001 [==============================] - 9s 1ms/step - loss: 310.4589 - accuracy: 0.0000e+00</text:p>
      <text:p text:style-name="P1">At step <text:s/>8000</text:p>
      <text:p text:style-name="P1">reward: <text:s/>0.19572667270088762</text:p>
      <text:p text:style-name="P1">total rewards <text:s/>352.97902717828777</text:p>
      <text:p text:style-name="P1">Landed it!</text:p>
      <text:p text:style-name="P1">[1.03414917e-01 4.21888034e-04 0.00000000e+00 0.00000000e+00</text:p>
      <text:p text:style-name="P1"><text:s/>3.45453457e-03 0.00000000e+00 0.00000000e+00 1.00000000e+00]</text:p>
      <text:p text:style-name="P1">Successful Landing!!! <text:s/>8017</text:p>
      <text:p text:style-name="P1">Total successes are: <text:s/>7</text:p>
      <text:p text:style-name="P1">At step <text:s/>8100</text:p>
      <text:p text:style-name="P1">reward: <text:s/>-12.164786926655271</text:p>
      <text:p text:style-name="P1">total rewards <text:s/>232.7871283953043</text:p>
      <text:p text:style-name="P1">[-0.98617769 -0.19363027 -1.15839847 -0.06988613 <text:s/>0.1454844 <text:s text:c="2"/>0.54594874</text:p>
      <text:p text:style-name="P1"><text:s text:c="2"/>0. <text:s text:c="9"/>0. <text:s text:c="7"/>]</text:p>
      <text:p text:style-name="P1">At step <text:s/>8200</text:p>
      <text:p text:style-name="P1">reward: <text:s/>-5.278361957923035</text:p>
      <text:p text:style-name="P1">total rewards <text:s/>-166.30557728240433</text:p>
      <text:p text:style-name="P1"><text:soft-page-break/>[-0.18437681 <text:s/>0.09441405 <text:s/>0.89444431 -2.1974784 <text:s/>-2.05763412 -0.50365825</text:p>
      <text:p text:style-name="P1"><text:s text:c="2"/>0. <text:s text:c="9"/>0. <text:s text:c="7"/>]</text:p>
      <text:p text:style-name="P1">At step <text:s/>8300</text:p>
      <text:p text:style-name="P1">reward: <text:s/>-8.497960246047974</text:p>
      <text:p text:style-name="P1">total rewards <text:s/>-7.081823135828218</text:p>
      <text:p text:style-name="P1">[-0.58629198 <text:s/>0.04771476 -2.02963114 -1.87147268 <text:s/>0.45434937 -1.49563996</text:p>
      <text:p text:style-name="P1"><text:s text:c="2"/>0. <text:s text:c="9"/>0. <text:s text:c="7"/>]</text:p>
      <text:p text:style-name="P1">At step <text:s/>8400</text:p>
      <text:p text:style-name="P1">reward: <text:s/>-0.8734410109539636</text:p>
      <text:p text:style-name="P1">total rewards <text:s/>13.10304147806621</text:p>
      <text:p text:style-name="P1">[ 0.03436327 -0.02278787 -0.27321027 -0.18377727 -0.10525518 <text:s/>1.07930056</text:p>
      <text:p text:style-name="P1"><text:s text:c="2"/>1. <text:s text:c="9"/>1. <text:s text:c="7"/>]</text:p>
      <text:p text:style-name="P1">At step <text:s/>8500</text:p>
      <text:p text:style-name="P1">reward: <text:s/>3.8949808743821186</text:p>
      <text:p text:style-name="P1">total rewards <text:s/>-107.63269024768249</text:p>
      <text:p text:style-name="P1">At step <text:s/>8600</text:p>
      <text:p text:style-name="P1">reward: <text:s/>-4.670706897642336</text:p>
      <text:p text:style-name="P1">total rewards <text:s/>-151.11585489074548</text:p>
      <text:p text:style-name="P1">[ 4.22581673e-02 <text:s/>1.65236632e-03 -1.16688132e+00 <text:s/>1.15083959e-01</text:p>
      <text:p text:style-name="P1"><text:s text:c="2"/>1.92645264e+00 <text:s/>1.18829584e+00 <text:s/>0.00000000e+00 <text:s/>1.00000000e+00]</text:p>
      <text:p text:style-name="P1">At step <text:s/>8700</text:p>
      <text:p text:style-name="P1">reward: <text:s/>-9.87680220069891</text:p>
      <text:p text:style-name="P1">total rewards <text:s/>-209.1544441432318</text:p>
      <text:p text:style-name="P1">[ 0.03246555 <text:s/>0.3845553 <text:s text:c="2"/>1.9752272 <text:s/>-1.65821573 -1.53654873 <text:s/>0.07390737</text:p>
      <text:p text:style-name="P1"><text:s text:c="2"/>0. <text:s text:c="9"/>0. <text:s text:c="7"/>]</text:p>
      <text:p text:style-name="P1">At step <text:s/>8800</text:p>
      <text:p text:style-name="P1">reward: <text:s/>1.1082271415127143</text:p>
      <text:p text:style-name="P1">total rewards <text:s/>-10.237948294867387</text:p>
      <text:p text:style-name="P1">[-0.23535838 -0.03498494 -1.97299131 -0.44135345 <text:s/>0.20459287 <text:s/>2.39216042</text:p>
      <text:p text:style-name="P1"><text:s text:c="2"/>1. <text:s text:c="9"/>1. <text:s text:c="7"/>]</text:p>
      <text:p text:style-name="P1">At step <text:s/>8900</text:p>
      <text:p text:style-name="P1">reward: <text:s/>0.033601000999269125</text:p>
      <text:p text:style-name="P1">total rewards <text:s/>-109.80641933349108</text:p>
      <text:p text:style-name="P1">[ 0.24496012 -0.04061484 <text:s/>0.86989005 -0.37935559 -0.31930715 -2.4889981</text:p>
      <text:p text:style-name="P1"><text:s text:c="2"/>1. <text:s text:c="9"/>1. <text:s text:c="7"/>]</text:p>
      <text:p text:style-name="P1">training model model</text:p>
      <text:p text:style-name="P1">Epoch 1/10</text:p>
      <text:p text:style-name="P1">9001/9001 [==============================] - 10s 1ms/step - loss: 303.1650 - accuracy: 0.0000e+00</text:p>
      <text:p text:style-name="P1">Epoch 2/10</text:p>
      <text:p text:style-name="P1">9001/9001 [==============================] - 10s 1ms/step - loss: 302.6581 - accuracy: 0.0000e+00</text:p>
      <text:p text:style-name="P1">Epoch 3/10</text:p>
      <text:p text:style-name="P1">9001/9001 [==============================] - 10s 1ms/step - loss: 301.2622 - accuracy: 0.0000e+00</text:p>
      <text:p text:style-name="P1">Epoch 4/10</text:p>
      <text:p text:style-name="P1">9001/9001 [==============================] - 9s 1ms/step - loss: 300.6898 - accuracy: 0.0000e+00</text:p>
      <text:p text:style-name="P1">Epoch 5/10</text:p>
      <text:p text:style-name="P1"><text:soft-page-break/>9001/9001 [==============================] - 10s 1ms/step - loss: 300.2929 - accuracy: 0.0000e+00</text:p>
      <text:p text:style-name="P1">Epoch 6/10</text:p>
      <text:p text:style-name="P1">9001/9001 [==============================] - 10s 1ms/step - loss: 299.2532 - accuracy: 0.0000e+00</text:p>
      <text:p text:style-name="P1">Epoch 7/10</text:p>
      <text:p text:style-name="P1">9001/9001 [==============================] - 10s 1ms/step - loss: 298.7119 - accuracy: 0.0000e+00</text:p>
      <text:p text:style-name="P1">Epoch 8/10</text:p>
      <text:p text:style-name="P1">9001/9001 [==============================] - 10s 1ms/step - loss: 297.5994 - accuracy: 0.0000e+00</text:p>
      <text:p text:style-name="P1">Epoch 9/10</text:p>
      <text:p text:style-name="P1">9001/9001 [==============================] - 10s 1ms/step - loss: 297.2550 - accuracy: 0.0000e+00</text:p>
      <text:p text:style-name="P1">Epoch 10/10</text:p>
      <text:p text:style-name="P1">9001/9001 [==============================] - 9s 1ms/step - loss: 296.2653 - accuracy: 0.0000e+00</text:p>
      <text:p text:style-name="P1">At step <text:s/>9000</text:p>
      <text:p text:style-name="P1">reward: <text:s/>-6.190703099645515</text:p>
      <text:p text:style-name="P1">total rewards <text:s/>-180.10897813619306</text:p>
      <text:p text:style-name="P1">[-0.03682976 -0.00434055 <text:s/>1.51343234 -0.05030861 -1.78224874 <text:s/>0.4882702</text:p>
      <text:p text:style-name="P1"><text:s text:c="2"/>1. <text:s text:c="9"/>0. <text:s text:c="7"/>]</text:p>
      <text:p text:style-name="P1">At step <text:s/>9100</text:p>
      <text:p text:style-name="P1">reward: <text:s/>5.828025706276616</text:p>
      <text:p text:style-name="P1">total rewards <text:s/>-134.72155248168824</text:p>
      <text:p text:style-name="P1">[ 0.0375288 <text:s/>-0.02678367 <text:s/>0.31765125 -0.05606955 -0.03168087 <text:s/>0.30498505</text:p>
      <text:p text:style-name="P1"><text:s text:c="2"/>1. <text:s text:c="9"/>1. <text:s text:c="7"/>]</text:p>
      <text:p text:style-name="P1">At step <text:s/>9200</text:p>
      <text:p text:style-name="P1">reward: <text:s/>1.0051638902483981</text:p>
      <text:p text:style-name="P1">total rewards <text:s/>-135.57384499869428</text:p>
      <text:p text:style-name="P1">[ 0.10358143 -0.00487165 <text:s/>2.00911585 <text:s/>0.07813021 -1.77033412 -0.63136053</text:p>
      <text:p text:style-name="P1"><text:s text:c="2"/>1. <text:s text:c="9"/>0. <text:s text:c="7"/>]</text:p>
      <text:p text:style-name="P1">At step <text:s/>9300</text:p>
      <text:p text:style-name="P1">reward: <text:s/>11.995799442535002</text:p>
      <text:p text:style-name="P1">total rewards <text:s/>-110.59575065326851</text:p>
      <text:p text:style-name="P1">[-0.00220423 -0.0258007 <text:s text:c="2"/>0.45753284 -0.27398925 <text:s/>0.04874348 -1.56416241</text:p>
      <text:p text:style-name="P1"><text:s text:c="2"/>1. <text:s text:c="9"/>1. <text:s text:c="7"/>]</text:p>
      <text:p text:style-name="P1">At step <text:s/>9400</text:p>
      <text:p text:style-name="P1">reward: <text:s/>4.257704436275682</text:p>
      <text:p text:style-name="P1">total rewards <text:s/>-204.86490531907933</text:p>
      <text:p text:style-name="P1">[-0.48282695 <text:s/>0.68281108 -1.4839077 <text:s/>-0.80864074 <text:s/>1.25304294 <text:s/>0.01134213</text:p>
      <text:p text:style-name="P1"><text:s text:c="2"/>0. <text:s text:c="9"/>0. <text:s text:c="7"/>]</text:p>
      <text:p text:style-name="P1">At step <text:s/>9500</text:p>
      <text:p text:style-name="P1">reward: <text:s/>-5.0394701444042544</text:p>
      <text:p text:style-name="P1">total rewards <text:s/>-33.17063872012973</text:p>
      <text:p text:style-name="P1">[-0.9664654 <text:s text:c="2"/>0.3208715 <text:s/>-2.35643895 -1.12904686 -0.26729023 -1.65578874</text:p>
      <text:p text:style-name="P1"><text:s text:c="2"/>0. <text:s text:c="9"/>0. <text:s text:c="7"/>]</text:p>
      <text:p text:style-name="P1">At step <text:s/>9600</text:p>
      <text:p text:style-name="P1">reward: <text:s/>10.070872196512001</text:p>
      <text:p text:style-name="P1"><text:soft-page-break/>total rewards <text:s/>24.56568519198239</text:p>
      <text:p text:style-name="P1">At step <text:s/>9700</text:p>
      <text:p text:style-name="P1">reward: <text:s/>-3.9084144453843246</text:p>
      <text:p text:style-name="P1">total rewards <text:s/>-100.64635983270259</text:p>
      <text:p text:style-name="P1">[-0.52280207 <text:s/>0.2544179 <text:s/>-1.38525947 -2.05206384 <text:s/>1.17662096 -0.90838957</text:p>
      <text:p text:style-name="P1"><text:s text:c="2"/>0. <text:s text:c="9"/>0. <text:s text:c="7"/>]</text:p>
      <text:p text:style-name="P1">At step <text:s/>9800</text:p>
      <text:p text:style-name="P1">reward: <text:s/>-12.106615345509828</text:p>
      <text:p text:style-name="P1">total rewards <text:s/>-86.37982638570642</text:p>
      <text:p text:style-name="P1">[-1.00354891 <text:s/>0.6235199 <text:s/>-2.07414039 -0.71831571 -0.6384151 <text:s/>-1.86135387</text:p>
      <text:p text:style-name="P1"><text:s text:c="2"/>0. <text:s text:c="9"/>0. <text:s text:c="7"/>]</text:p>
      <text:p text:style-name="P1">At step <text:s/>9900</text:p>
      <text:p text:style-name="P1">reward: <text:s/>1.5315875211212244</text:p>
      <text:p text:style-name="P1">total rewards <text:s/>-34.11692929773694</text:p>
      <text:p text:style-name="P1">training model model</text:p>
      <text:p text:style-name="P1">Epoch 1/10</text:p>
      <text:p text:style-name="P1">10001/10001 [==============================] - 11s 1ms/step - loss: 282.4895 - accuracy: 0.0000e+00</text:p>
      <text:p text:style-name="P1">Epoch 2/10</text:p>
      <text:p text:style-name="P1">10001/10001 [==============================] - 11s 1ms/step - loss: 281.6422 - accuracy: 0.0000e+00</text:p>
      <text:p text:style-name="P1">Epoch 3/10</text:p>
      <text:p text:style-name="P1">10001/10001 [==============================] - 11s 1ms/step - loss: 280.5018 - accuracy: 0.0000e+00</text:p>
      <text:p text:style-name="P1">Epoch 4/10</text:p>
      <text:p text:style-name="P1">10001/10001 [==============================] - 10s 1ms/step - loss: 280.1591 - accuracy: 0.0000e+00</text:p>
      <text:p text:style-name="P1">Epoch 5/10</text:p>
      <text:p text:style-name="P1">10001/10001 [==============================] - 11s 1ms/step - loss: 279.4581 - accuracy: 0.0000e+00</text:p>
      <text:p text:style-name="P1">Epoch 6/10</text:p>
      <text:p text:style-name="P1">10001/10001 [==============================] - 11s 1ms/step - loss: 278.7080 - accuracy: 0.0000e+00</text:p>
      <text:p text:style-name="P1">Epoch 7/10</text:p>
      <text:p text:style-name="P1">10001/10001 [==============================] - 10s 1ms/step - loss: 277.8954 - accuracy: 0.0000e+00</text:p>
      <text:p text:style-name="P1">Epoch 8/10</text:p>
      <text:p text:style-name="P1">10001/10001 [==============================] - 10s 1ms/step - loss: 277.5362 - accuracy: 0.0000e+00</text:p>
      <text:p text:style-name="P1">Epoch 9/10</text:p>
      <text:p text:style-name="P1">10001/10001 [==============================] - 11s 1ms/step - loss: 276.8466 - accuracy: 0.0000e+00</text:p>
      <text:p text:style-name="P1">Epoch 10/10</text:p>
      <text:p text:style-name="P1">10001/10001 [==============================] - 10s 1ms/step - loss: 276.1388 - accuracy: 0.0000e+00</text:p>
      <text:p text:style-name="P1">At step <text:s/>10000</text:p>
      <text:p text:style-name="P1">reward: <text:s/>-4.425091370063383</text:p>
      <text:p text:style-name="P1">total rewards <text:s/>-150.92889940805048</text:p>
      <text:p text:style-name="P1">[-0.63279362 -0.07852985 -1.38078721 -0.24031626 -0.15158601 <text:s/>1.05955656</text:p>
      <text:p text:style-name="P1"><text:soft-page-break/><text:s text:c="2"/>0. <text:s text:c="9"/>0. <text:s text:c="7"/>]</text:p>
      <text:p text:style-name="P1">At step <text:s/>10100</text:p>
      <text:p text:style-name="P1">reward: <text:s/>-3.949193420532027</text:p>
      <text:p text:style-name="P1">total rewards <text:s/>-240.23825393333166</text:p>
      <text:p text:style-name="P1">[-0.30916324 <text:s/>0.50662966 -1.53007984 -1.10201581 <text:s/>0.85928071 -0.63098208</text:p>
      <text:p text:style-name="P1"><text:s text:c="2"/>0. <text:s text:c="9"/>0. <text:s text:c="7"/>]</text:p>
      <text:p text:style-name="P1">At step <text:s/>10200</text:p>
      <text:p text:style-name="P1">reward: <text:s/>-5.275112168184907</text:p>
      <text:p text:style-name="P1">total rewards <text:s/>-12.822701452662395</text:p>
      <text:p text:style-name="P1">At step <text:s/>10300</text:p>
      <text:p text:style-name="P1">reward: <text:s/>-1.8228962643877855</text:p>
      <text:p text:style-name="P1">total rewards <text:s/>-150.55616279856073</text:p>
      <text:p text:style-name="P1">[ 0.26435585 <text:s/>0.01598936 <text:s/>0.08925568 -0.20279243 <text:s/>1.9465276 <text:s text:c="2"/>6.0674216</text:p>
      <text:p text:style-name="P1"><text:s text:c="2"/>0. <text:s text:c="9"/>1. <text:s text:c="7"/>]</text:p>
      <text:p text:style-name="P1">At step <text:s/>10400</text:p>
      <text:p text:style-name="P1">reward: <text:s/>-0.15227021127279478</text:p>
      <text:p text:style-name="P1">total rewards <text:s/>-160.98113673368633</text:p>
      <text:p text:style-name="P1">[-0.0057375 <text:s text:c="2"/>0.10832186 <text:s/>1.14326588 -2.03770765 -1.81647742 -0.30980327</text:p>
      <text:p text:style-name="P1"><text:s text:c="2"/>0. <text:s text:c="9"/>0. <text:s text:c="7"/>]</text:p>
      <text:p text:style-name="P1">At step <text:s/>10500</text:p>
      <text:p text:style-name="P1">reward: <text:s/>10.595107594521103</text:p>
      <text:p text:style-name="P1">total rewards <text:s/>12.299798456713603</text:p>
      <text:p text:style-name="P1">At step <text:s/>10600</text:p>
      <text:p text:style-name="P1">reward: <text:s/>-8.427284834497309</text:p>
      <text:p text:style-name="P1">total rewards <text:s/>-194.6963306241732</text:p>
      <text:p text:style-name="P1">[-0.34875221 <text:s/>0.03238221 -1.53213056 <text:s/>0.05013877 <text:s/>0.96733534 <text:s/>4.29018752</text:p>
      <text:p text:style-name="P1"><text:s text:c="2"/>0. <text:s text:c="9"/>1. <text:s text:c="7"/>]</text:p>
      <text:p text:style-name="P1">At step <text:s/>10700</text:p>
      <text:p text:style-name="P1">reward: <text:s/>-8.196434765211732</text:p>
      <text:p text:style-name="P1">total rewards <text:s/>-128.2557780801439</text:p>
      <text:p text:style-name="P1">At step <text:s/>10800</text:p>
      <text:p text:style-name="P1">reward: <text:s/>-6.540026698108054</text:p>
      <text:p text:style-name="P1">total rewards <text:s/>-344.8169193247845</text:p>
      <text:p text:style-name="P1">[ 0.16333914 -0.02031762 <text:s/>1.5914793 <text:s/>-0.08829494 <text:s/>0.15358448 -0.55346608</text:p>
      <text:p text:style-name="P1"><text:s text:c="2"/>1. <text:s text:c="9"/>0. <text:s text:c="7"/>]</text:p>
      <text:p text:style-name="P1">At step <text:s/>10900</text:p>
      <text:p text:style-name="P1">reward: <text:s/>-16.43902834078467</text:p>
      <text:p text:style-name="P1">total rewards <text:s/>-441.0801887513696</text:p>
      <text:p text:style-name="P1">[ 0.16380167 <text:s/>0.33625198 <text:s/>2.50084368 -1.3492474 <text:s/>-0.64864594 <text:s/>1.17344435</text:p>
      <text:p text:style-name="P1"><text:s text:c="2"/>0. <text:s text:c="9"/>0. <text:s text:c="7"/>]</text:p>
      <text:p text:style-name="P1">training model model</text:p>
      <text:p text:style-name="P1">Epoch 1/10</text:p>
      <text:p text:style-name="P1">11001/11001 [==============================] - 12s 1ms/step - loss: 261.6230 - accuracy: 0.0000e+00</text:p>
      <text:p text:style-name="P1">Epoch 2/10</text:p>
      <text:p text:style-name="P1">11001/11001 [==============================] - 12s 1ms/step - loss: 261.0031 - accuracy: 0.0000e+00</text:p>
      <text:p text:style-name="P1">Epoch 3/10</text:p>
      <text:p text:style-name="P1"><text:soft-page-break/>11001/11001 [==============================] - 12s 1ms/step - loss: 260.6222 - accuracy: 0.0000e+00</text:p>
      <text:p text:style-name="P1">Epoch 4/10</text:p>
      <text:p text:style-name="P1">11001/11001 [==============================] - 12s 1ms/step - loss: 259.8771 - accuracy: 0.0000e+00</text:p>
      <text:p text:style-name="P1">Epoch 5/10</text:p>
      <text:p text:style-name="P1">11001/11001 [==============================] - 13s 1ms/step - loss: 259.8516 - accuracy: 0.0000e+00</text:p>
      <text:p text:style-name="P1">Epoch 6/10</text:p>
      <text:p text:style-name="P1">11001/11001 [==============================] - 12s 1ms/step - loss: 259.2081 - accuracy: 0.0000e+00</text:p>
      <text:p text:style-name="P1">Epoch 7/10</text:p>
      <text:p text:style-name="P1">11001/11001 [==============================] - 12s 1ms/step - loss: 258.3889 - accuracy: 0.0000e+00</text:p>
      <text:p text:style-name="P1">Epoch 8/10</text:p>
      <text:p text:style-name="P1">11001/11001 [==============================] - 12s 1ms/step - loss: 257.9702 - accuracy: 0.0000e+00</text:p>
      <text:p text:style-name="P1">Epoch 9/10</text:p>
      <text:p text:style-name="P1">11001/11001 [==============================] - 11s 999us/step - loss: 257.3834 - accuracy: 0.0000e+00</text:p>
      <text:p text:style-name="P1">Epoch 10/10</text:p>
      <text:p text:style-name="P1">11001/11001 [==============================] - 12s 1ms/step - loss: 256.6327 - accuracy: 0.0000e+00</text:p>
      <text:p text:style-name="P1">At step <text:s/>11000</text:p>
      <text:p text:style-name="P1">reward: <text:s/>-10.46653413479062</text:p>
      <text:p text:style-name="P1">total rewards <text:s/>41.2262262745984</text:p>
      <text:p text:style-name="P1">[8.92339706e-02 1.00513140e-03 7.91783817e-03 4.93242443e-02</text:p>
      <text:p text:style-name="P1"><text:s/>1.91097069e+00 5.16649206e-01 0.00000000e+00 1.00000000e+00]</text:p>
      <text:p text:style-name="P1">At step <text:s/>11100</text:p>
      <text:p text:style-name="P1">reward: <text:s/>-0.21773184958457945</text:p>
      <text:p text:style-name="P1">total rewards <text:s/>-151.45114802752755</text:p>
      <text:p text:style-name="P1">[-0.0163702 <text:s text:c="2"/>0.28235922 <text:s/>1.68254773 -1.65516917 -1.275841 <text:s text:c="3"/>0.61678127</text:p>
      <text:p text:style-name="P1"><text:s text:c="2"/>0. <text:s text:c="9"/>0. <text:s text:c="7"/>]</text:p>
      <text:p text:style-name="P1">At step <text:s/>11200</text:p>
      <text:p text:style-name="P1">reward: <text:s/>0.15981817050506825</text:p>
      <text:p text:style-name="P1">total rewards <text:s/>-69.20701075454103</text:p>
      <text:p text:style-name="P1">[ 0.14680204 <text:s/>0.14787994 <text:s/>2.52330399 -1.41869799 -0.50225884 <text:s/>1.36994219</text:p>
      <text:p text:style-name="P1"><text:s text:c="2"/>0. <text:s text:c="9"/>0. <text:s text:c="7"/>]</text:p>
      <text:p text:style-name="P1">At step <text:s/>11300</text:p>
      <text:p text:style-name="P1">reward: <text:s/>13.349465628465055</text:p>
      <text:p text:style-name="P1">total rewards <text:s/>68.27188205048941</text:p>
      <text:p text:style-name="P1">At step <text:s/>11400</text:p>
      <text:p text:style-name="P1">reward: <text:s/>2.0035195884238854</text:p>
      <text:p text:style-name="P1">total rewards <text:s/>-170.86329102717974</text:p>
      <text:p text:style-name="P1">[-0.19400454 <text:s/>0.01202183 -0.50054816 <text:s/>0.17281289 <text:s/>1.93113339 <text:s/>1.69240157</text:p>
      <text:p text:style-name="P1"><text:s text:c="2"/>0. <text:s text:c="9"/>1. <text:s text:c="7"/>]</text:p>
      <text:p text:style-name="P1">At step <text:s/>11500</text:p>
      <text:p text:style-name="P1">reward: <text:s/>4.318122250996689</text:p>
      <text:p text:style-name="P1">total rewards <text:s/>-94.12171372665767</text:p>
      <text:p text:style-name="P1"><text:soft-page-break/>Landed it!</text:p>
      <text:p text:style-name="P1">[ 4.71000671e-03 -2.43109067e-04 <text:s/>0.00000000e+00 <text:s/>0.00000000e+00</text:p>
      <text:p text:style-name="P1"><text:s text:c="2"/>3.24057159e-03 <text:s/>0.00000000e+00 <text:s/>0.00000000e+00 <text:s/>1.00000000e+00]</text:p>
      <text:p text:style-name="P1">Successful Landing!!! <text:s/>11583</text:p>
      <text:p text:style-name="P1">Total successes are: <text:s/>8</text:p>
      <text:p text:style-name="P1">At step <text:s/>11600</text:p>
      <text:p text:style-name="P1">reward: <text:s/>-5.119636181755344</text:p>
      <text:p text:style-name="P1">total rewards <text:s/>183.7540587685466</text:p>
      <text:p text:style-name="P1">[-6.21285439e-02 -2.85455640e-02 <text:s/>5.93680620e-01 -6.98835328e-08</text:p>
      <text:p text:style-name="P1"><text:s text:c="2"/>3.05596361e-04 -2.48848437e-07 <text:s/>1.00000000e+00 <text:s/>1.00000000e+00]</text:p>
      <text:p text:style-name="P1">At step <text:s/>11700</text:p>
      <text:p text:style-name="P1">reward: <text:s/>-3.9481571130434294</text:p>
      <text:p text:style-name="P1">total rewards <text:s/>-162.3226782035216</text:p>
      <text:p text:style-name="P1">[-0.77192819 <text:s/>0.16077543 <text:s/>0.46809383 -1.59785197 -1.95641196 -0.97210797</text:p>
      <text:p text:style-name="P1"><text:s text:c="2"/>0. <text:s text:c="9"/>0. <text:s text:c="7"/>]</text:p>
      <text:p text:style-name="P1">At step <text:s/>11800</text:p>
      <text:p text:style-name="P1">reward: <text:s/>5.610685617237949</text:p>
      <text:p text:style-name="P1">total rewards <text:s/>-21.687995946770293</text:p>
      <text:p text:style-name="P1">At step <text:s/>11900</text:p>
      <text:p text:style-name="P1">reward: <text:s/>7.954084967446327</text:p>
      <text:p text:style-name="P1">total rewards <text:s/>-163.53051995403595</text:p>
      <text:p text:style-name="P1">[-0.57610803 <text:s/>0.63355504 -2.02149725 -0.98267916 <text:s/>1.0792017 <text:s/>-0.50446308</text:p>
      <text:p text:style-name="P1"><text:s text:c="2"/>0. <text:s text:c="9"/>0. <text:s text:c="7"/>]</text:p>
      <text:p text:style-name="P1">training model model</text:p>
      <text:p text:style-name="P1">Epoch 1/10</text:p>
      <text:p text:style-name="P1">12001/12001 [==============================] - 13s 1ms/step - loss: 246.3908 - accuracy: 0.0000e+00</text:p>
      <text:p text:style-name="P1">Epoch 2/10</text:p>
      <text:p text:style-name="P1">12001/12001 [==============================] - 13s 1ms/step - loss: 246.1389 - accuracy: 0.0000e+00</text:p>
      <text:p text:style-name="P1">Epoch 3/10</text:p>
      <text:p text:style-name="P1">12001/12001 [==============================] - 13s 1ms/step - loss: 245.7674 - accuracy: 0.0000e+00</text:p>
      <text:p text:style-name="P1">Epoch 4/10</text:p>
      <text:p text:style-name="P1">12001/12001 [==============================] - 13s 1ms/step - loss: 245.3726 - accuracy: 0.0000e+00</text:p>
      <text:p text:style-name="P1">Epoch 5/10</text:p>
      <text:p text:style-name="P1">12001/12001 [==============================] - 14s 1ms/step - loss: 244.5283 - accuracy: 0.0000e+00</text:p>
      <text:p text:style-name="P1">Epoch 6/10</text:p>
      <text:p text:style-name="P1">12001/12001 [==============================] - 14s 1ms/step - loss: 243.9629 - accuracy: 0.0000e+00</text:p>
      <text:p text:style-name="P1">Epoch 7/10</text:p>
      <text:p text:style-name="P1">12001/12001 [==============================] - 13s 1ms/step - loss: 243.4796 - accuracy: 0.0000e+00</text:p>
      <text:p text:style-name="P1">Epoch 8/10</text:p>
      <text:p text:style-name="P1">12001/12001 [==============================] - 13s 1ms/step - loss: 242.7667 - accuracy: 0.0000e+00</text:p>
      <text:p text:style-name="P1">Epoch 9/10</text:p>
      <text:p text:style-name="P1"><text:soft-page-break/>12001/12001 [==============================] - 13s 1ms/step - loss: 242.4162 - accuracy: 0.0000e+00</text:p>
      <text:p text:style-name="P1">Epoch 10/10</text:p>
      <text:p text:style-name="P1">12001/12001 [==============================] - 13s 1ms/step - loss: 242.1329 - accuracy: 0.0000e+00</text:p>
      <text:p text:style-name="P1">At step <text:s/>12000</text:p>
      <text:p text:style-name="P1">reward: <text:s/>8.18762452918158</text:p>
      <text:p text:style-name="P1">total rewards <text:s/>-289.7744382002071</text:p>
      <text:p text:style-name="P1">[-0.10506334 <text:s/>0.3383689 <text:s text:c="2"/>1.97781165 -1.6434625 <text:s/>-1.22729039 <text:s/>0.66711855</text:p>
      <text:p text:style-name="P1"><text:s text:c="2"/>0. <text:s text:c="9"/>0. <text:s text:c="7"/>]</text:p>
      <text:p text:style-name="P1">At step <text:s/>12100</text:p>
      <text:p text:style-name="P1">reward: <text:s/>3.52599833698694</text:p>
      <text:p text:style-name="P1">total rewards <text:s/>-214.0322830960198</text:p>
      <text:p text:style-name="P1">[ 0.2684247 <text:s text:c="2"/>0.03890887 -0.39842653 -0.22812531 <text:s/>1.49314213 <text:s/>2.8293527</text:p>
      <text:p text:style-name="P1"><text:s text:c="2"/>0. <text:s text:c="9"/>1. <text:s text:c="7"/>]</text:p>
      <text:p text:style-name="P1">At step <text:s/>12200</text:p>
      <text:p text:style-name="P1">reward: <text:s/>-4.899715404175659</text:p>
      <text:p text:style-name="P1">total rewards <text:s/>-75.89210029549406</text:p>
      <text:p text:style-name="P1">[ 0.00243778 -0.02790815 -0.29539609 -0.41989986 -0.01105809 <text:s/>2.3085796</text:p>
      <text:p text:style-name="P1"><text:s text:c="2"/>1. <text:s text:c="9"/>1. <text:s text:c="7"/>]</text:p>
      <text:p text:style-name="P1">At step <text:s/>12300</text:p>
      <text:p text:style-name="P1">reward: <text:s/>-8.95553425220118</text:p>
      <text:p text:style-name="P1">total rewards <text:s/>-210.42549610233826</text:p>
      <text:p text:style-name="P1">At step <text:s/>12400</text:p>
      <text:p text:style-name="P1">reward: <text:s/>2.4707587183362003</text:p>
      <text:p text:style-name="P1">total rewards <text:s/>-6.01351665200376</text:p>
      <text:p text:style-name="P1">Landed it!</text:p>
      <text:p text:style-name="P1">[0.13180189 0.00045775 0. <text:s text:c="8"/>0. <text:s text:c="8"/>0.013099 <text:s text:c="2"/>0.</text:p>
      <text:p text:style-name="P1"><text:s/>0. <text:s text:c="8"/>0. <text:s text:c="7"/>]</text:p>
      <text:p text:style-name="P1">Successful Landing!!! <text:s/>12466</text:p>
      <text:p text:style-name="P1">Total successes are: <text:s/>9</text:p>
      <text:p text:style-name="P1">At step <text:s/>12500</text:p>
      <text:p text:style-name="P1">reward: <text:s/>3.2935888741037456</text:p>
      <text:p text:style-name="P1">total rewards <text:s/>193.67531993480537</text:p>
      <text:p text:style-name="P1">[ 0.20625257 -0.01600205 -0.2715857 <text:s/>-0.03138761 <text:s/>0.24094856 -0.21257559</text:p>
      <text:p text:style-name="P1"><text:s text:c="2"/>1. <text:s text:c="9"/>1. <text:s text:c="7"/>]</text:p>
      <text:p text:style-name="P1">At step <text:s/>12600</text:p>
      <text:p text:style-name="P1">reward: <text:s/>-7.347341662695074</text:p>
      <text:p text:style-name="P1">total rewards <text:s/>-184.7384541122342</text:p>
      <text:p text:style-name="P1">[-0.38385158 -0.06226792 -1.51591063 -0.39914001 <text:s/>0.04803443 <text:s/>0.93563692</text:p>
      <text:p text:style-name="P1"><text:s text:c="2"/>1. <text:s text:c="9"/>0. <text:s text:c="7"/>]</text:p>
      <text:p text:style-name="P1">At step <text:s/>12700</text:p>
      <text:p text:style-name="P1">reward: <text:s/>4.473101031822603</text:p>
      <text:p text:style-name="P1">total rewards <text:s/>-91.47262728872933</text:p>
      <text:p text:style-name="P1">[ 0.10936422 -0.02828781 -0.09578728 -0.24513335 <text:s/>0.00484704 -1.30394467</text:p>
      <text:p text:style-name="P1"><text:s text:c="2"/>1. <text:s text:c="9"/>1. <text:s text:c="7"/>]</text:p>
      <text:p text:style-name="P1">At step <text:s/>12800</text:p>
      <text:p text:style-name="P1">reward: <text:s/>6.013183339697816</text:p>
      <text:p text:style-name="P1">total rewards <text:s/>-124.77859953191135</text:p>
      <text:p text:style-name="P1"><text:soft-page-break/>At step <text:s/>12900</text:p>
      <text:p text:style-name="P1">reward: <text:s/>2.004540619506836</text:p>
      <text:p text:style-name="P1">total rewards <text:s/>-294.50918484988495</text:p>
      <text:p text:style-name="P1">[-5.04429817e-02 -2.85450872e-02 <text:s/>1.38058106e+00 -1.21209685e-08</text:p>
      <text:p text:style-name="P1"><text:s text:c="2"/>3.02032073e-04 -9.59511321e-08 <text:s/>1.00000000e+00 <text:s/>1.00000000e+00]</text:p>
      <text:p text:style-name="P1">training model model</text:p>
      <text:p text:style-name="P1">Epoch 1/10</text:p>
      <text:p text:style-name="P1">13001/13001 [==============================] - 14s 1ms/step - loss: 245.7290 - accuracy: 0.0000e+00</text:p>
      <text:p text:style-name="P1">Epoch 2/10</text:p>
      <text:p text:style-name="P1">13001/13001 [==============================] - 14s 1ms/step - loss: 245.5724 - accuracy: 0.0000e+00</text:p>
      <text:p text:style-name="P1">Epoch 3/10</text:p>
      <text:p text:style-name="P1">13001/13001 [==============================] - 14s 1ms/step - loss: 244.4675 - accuracy: 0.0000e+00</text:p>
      <text:p text:style-name="P1">Epoch 4/10</text:p>
      <text:p text:style-name="P1">13001/13001 [==============================] - 14s 1ms/step - loss: 244.3400 - accuracy: 0.0000e+00</text:p>
      <text:p text:style-name="P1">Epoch 5/10</text:p>
      <text:p text:style-name="P1">13001/13001 [==============================] - 14s 1ms/step - loss: 243.5126 - accuracy: 0.0000e+00</text:p>
      <text:p text:style-name="P1">Epoch 6/10</text:p>
      <text:p text:style-name="P1">13001/13001 [==============================] - 14s 1ms/step - loss: 242.7552 - accuracy: 0.0000e+00</text:p>
      <text:p text:style-name="P1">Epoch 7/10</text:p>
      <text:p text:style-name="P1">13001/13001 [==============================] - 14s 1ms/step - loss: 242.7088 - accuracy: 0.0000e+00</text:p>
      <text:p text:style-name="P1">Epoch 8/10</text:p>
      <text:p text:style-name="P1">13001/13001 [==============================] - 14s 1ms/step - loss: 241.7448 - accuracy: 0.0000e+00</text:p>
      <text:p text:style-name="P1">Epoch 9/10</text:p>
      <text:p text:style-name="P1">13001/13001 [==============================] - 14s 1ms/step - loss: 241.3355 - accuracy: 0.0000e+00</text:p>
      <text:p text:style-name="P1">Epoch 10/10</text:p>
      <text:p text:style-name="P1">13001/13001 [==============================] - 14s 1ms/step - loss: 241.4483 - accuracy: 0.0000e+00</text:p>
      <text:p text:style-name="P1">At step <text:s/>13000</text:p>
      <text:p text:style-name="P1">reward: <text:s/>-0.3811180717744399</text:p>
      <text:p text:style-name="P1">total rewards <text:s/>-42.68672862095946</text:p>
      <text:p text:style-name="P1">[-0.82767658 <text:s/>0.36193047 -1.70034266 -1.11587895 -0.70336854 -1.75486008</text:p>
      <text:p text:style-name="P1"><text:s text:c="2"/>0. <text:s text:c="9"/>0. <text:s text:c="7"/>]</text:p>
      <text:p text:style-name="P1">At step <text:s/>13100</text:p>
      <text:p text:style-name="P1">reward: <text:s/>-0.9589156052780151</text:p>
      <text:p text:style-name="P1">total rewards <text:s/>15.448436287592767</text:p>
      <text:p text:style-name="P1">At step <text:s/>13200</text:p>
      <text:p text:style-name="P1">reward: <text:s/>8.026174727908124</text:p>
      <text:p text:style-name="P1">total rewards <text:s/>-2.087913793435904</text:p>
      <text:p text:style-name="P1">Landed it!</text:p>
      <text:p text:style-name="P1">[ 8.88562202e-02 -2.85348829e-02 <text:s/>5.34136409e-09 <text:s/>9.54902962e-09</text:p>
      <text:p text:style-name="P1"><text:soft-page-break/><text:s text:c="2"/>2.80944310e-04 -2.41762947e-08 <text:s/>1.00000000e+00 <text:s/>1.00000000e+00]</text:p>
      <text:p text:style-name="P1">Successful Landing!!! <text:s/>13204</text:p>
      <text:p text:style-name="P1">Total successes are: <text:s/>10</text:p>
      <text:p text:style-name="P1">At step <text:s/>13300</text:p>
      <text:p text:style-name="P1">reward: <text:s/>-10.274471834663789</text:p>
      <text:p text:style-name="P1">total rewards <text:s/>201.99148613845438</text:p>
      <text:p text:style-name="P1">[-0.05351143 -0.02511336 -0.89595906 -0.33718284 -0.05688912 <text:s/>2.17752488</text:p>
      <text:p text:style-name="P1"><text:s text:c="2"/>1. <text:s text:c="9"/>0. <text:s text:c="7"/>]</text:p>
      <text:p text:style-name="P1">At step <text:s/>13400</text:p>
      <text:p text:style-name="P1">reward: <text:s/>-5.459444761570831</text:p>
      <text:p text:style-name="P1">total rewards <text:s/>-228.14189355676442</text:p>
      <text:p text:style-name="P1">[ 0.28933773 <text:s/>0.01024285 -0.75205406 <text:s/>0.23302174 <text:s/>1.92773414 <text:s/>2.49353043</text:p>
      <text:p text:style-name="P1"><text:s text:c="2"/>0. <text:s text:c="9"/>1. <text:s text:c="7"/>]</text:p>
      <text:p text:style-name="P1">At step <text:s/>13500</text:p>
      <text:p text:style-name="P1">reward: <text:s/>3.6422273036945687</text:p>
      <text:p text:style-name="P1">total rewards <text:s/>-182.97004086105122</text:p>
      <text:p text:style-name="P1">At step <text:s/>13600</text:p>
      <text:p text:style-name="P1">reward: <text:s/>-13.411988528532426</text:p>
      <text:p text:style-name="P1">total rewards <text:s/>-178.4761862324438</text:p>
      <text:p text:style-name="P1">[ 0.06137629 -0.0194674 <text:s/>-0.34628483 -0.12385027 -0.1688306 <text:s text:c="2"/>0.76941919</text:p>
      <text:p text:style-name="P1"><text:s text:c="2"/>1. <text:s text:c="9"/>1. <text:s text:c="7"/>]</text:p>
      <text:p text:style-name="P1">At step <text:s/>13700</text:p>
      <text:p text:style-name="P1">reward: <text:s/>-16.102236326186876</text:p>
      <text:p text:style-name="P1">total rewards <text:s/>-163.27268321818576</text:p>
      <text:p text:style-name="P1">[ 3.58291817e-01 -1.50474008e-02 <text:s/>4.14061944e-01 <text:s/>2.32969787e-02</text:p>
      <text:p text:style-name="P1"><text:s text:c="2"/>8.43071789e-02 <text:s/>2.27931576e-04 <text:s/>1.00000000e+00 <text:s/>1.00000000e+00]</text:p>
      <text:p text:style-name="P1">At step <text:s/>13800</text:p>
      <text:p text:style-name="P1">reward: <text:s/>-150</text:p>
      <text:p text:style-name="P1">total rewards <text:s/>-45.386694230108404</text:p>
      <text:p text:style-name="P1">[ 0.32308474 -0.0492618 <text:s text:c="2"/>0.52202777 -0.38730632 -0.1644372 <text:s/>-1.76162942</text:p>
      <text:p text:style-name="P1"><text:s text:c="2"/>1. <text:s text:c="9"/>1. <text:s text:c="7"/>]</text:p>
      <text:p text:style-name="P1">At step <text:s/>13900</text:p>
      <text:p text:style-name="P1">reward: <text:s/>-7.816064581738686</text:p>
      <text:p text:style-name="P1">total rewards <text:s/>-313.61700642383255</text:p>
      <text:p text:style-name="P1">[ 0.44764776 <text:s/>0.10736261 -0.54118745 <text:s/>0.04582489 <text:s/>2.09054565 <text:s/>0.79180614</text:p>
      <text:p text:style-name="P1"><text:s text:c="2"/>0. <text:s text:c="9"/>1. <text:s text:c="7"/>]</text:p>
      <text:p text:style-name="P1">training model model</text:p>
      <text:p text:style-name="P1">Epoch 1/10</text:p>
      <text:p text:style-name="P1">14001/14001 [==============================] - 15s 1ms/step - loss: 236.2553 - accuracy: 0.0000e+00</text:p>
      <text:p text:style-name="P1">Epoch 2/10</text:p>
      <text:p text:style-name="P1">14001/14001 [==============================] - 15s 1ms/step - loss: 236.1744 - accuracy: 0.0000e+00</text:p>
      <text:p text:style-name="P1">Epoch 3/10</text:p>
      <text:p text:style-name="P1">14001/14001 [==============================] - 15s 1ms/step - loss: 235.2051 - accuracy: 0.0000e+00</text:p>
      <text:p text:style-name="P1">Epoch 4/10</text:p>
      <text:p text:style-name="P1">14001/14001 [==============================] - 15s 1ms/step - loss: 234.6280 - accuracy: 0.0000e+00</text:p>
      <text:p text:style-name="P1"><text:soft-page-break/>Epoch 5/10</text:p>
      <text:p text:style-name="P1">14001/14001 [==============================] - 15s 1ms/step - loss: 234.5242 - accuracy: 0.0000e+00</text:p>
      <text:p text:style-name="P1">Epoch 6/10</text:p>
      <text:p text:style-name="P1">14001/14001 [==============================] - 15s 1ms/step - loss: 234.2526 - accuracy: 0.0000e+00</text:p>
      <text:p text:style-name="P1">Epoch 7/10</text:p>
      <text:p text:style-name="P1">14001/14001 [==============================] - 15s 1ms/step - loss: 232.7051 - accuracy: 0.0000e+00</text:p>
      <text:p text:style-name="P1">Epoch 8/10</text:p>
      <text:p text:style-name="P1">14001/14001 [==============================] - 15s 1ms/step - loss: 232.4881 - accuracy: 0.0000e+00</text:p>
      <text:p text:style-name="P1">Epoch 9/10</text:p>
      <text:p text:style-name="P1">14001/14001 [==============================] - 15s 1ms/step - loss: 232.0510 - accuracy: 0.0000e+00</text:p>
      <text:p text:style-name="P1">Epoch 10/10</text:p>
      <text:p text:style-name="P1">14001/14001 [==============================] - 15s 1ms/step - loss: 231.3445 - accuracy: 0.0000e+00</text:p>
      <text:p text:style-name="P1">At step <text:s/>14000</text:p>
      <text:p text:style-name="P1">reward: <text:s/>-5.198210915684006</text:p>
      <text:p text:style-name="P1">total rewards <text:s/>-157.96374965227727</text:p>
      <text:p text:style-name="P1">At step <text:s/>14100</text:p>
      <text:p text:style-name="P1">reward: <text:s/>-6.823074017752065</text:p>
      <text:p text:style-name="P1">total rewards <text:s/>-179.1620143241773</text:p>
      <text:p text:style-name="P1">At step <text:s/>14200</text:p>
      <text:p text:style-name="P1">reward: <text:s/>-2.335461656766711</text:p>
      <text:p text:style-name="P1">total rewards <text:s/>-146.2807484004389</text:p>
      <text:p text:style-name="P1">At step <text:s/>14300</text:p>
      <text:p text:style-name="P1">reward: <text:s/>3.0503864717149733</text:p>
      <text:p text:style-name="P1">total rewards <text:s/>-59.98725872674103</text:p>
      <text:p text:style-name="P1">At step <text:s/>14400</text:p>
      <text:p text:style-name="P1">reward: <text:s/>32.5283844892926</text:p>
      <text:p text:style-name="P1">total rewards <text:s/>-116.5648744315831</text:p>
      <text:p text:style-name="P1">At step <text:s/>14500</text:p>
      <text:p text:style-name="P1">reward: <text:s/>-40.134827339777395</text:p>
      <text:p text:style-name="P1">total rewards <text:s/>-102.98213063249247</text:p>
      <text:p text:style-name="P1">At step <text:s/>14600</text:p>
      <text:p text:style-name="P1">reward: <text:s/>59.05966933008639</text:p>
      <text:p text:style-name="P1">total rewards <text:s/>-184.77198456061404</text:p>
      <text:p text:style-name="P1">At step <text:s/>14700</text:p>
      <text:p text:style-name="P1">reward: <text:s/>-0.5793876698824968</text:p>
      <text:p text:style-name="P1">total rewards <text:s/>-189.13655523799525</text:p>
      <text:p text:style-name="P1">At step <text:s/>14800</text:p>
      <text:p text:style-name="P1">reward: <text:s/>-6.420191512919636</text:p>
      <text:p text:style-name="P1">total rewards <text:s/>-177.4439384620572</text:p>
      <text:p text:style-name="P1">At step <text:s/>14900</text:p>
      <text:p text:style-name="P1">reward: <text:s/>-0.19332886579039554</text:p>
      <text:p text:style-name="P1">total rewards <text:s/>-241.9053981625276</text:p>
      <text:p text:style-name="P1">training model model</text:p>
      <text:p text:style-name="P1"><text:soft-page-break/>Epoch 1/10</text:p>
      <text:p text:style-name="P1">15001/15001 [==============================] - 17s 1ms/step - loss: 253.5309 - accuracy: 0.0000e+00</text:p>
      <text:p text:style-name="P1">Epoch 2/10</text:p>
      <text:p text:style-name="P1">15001/15001 [==============================] - 16s 1ms/step - loss: 250.8491 - accuracy: 0.0000e+00</text:p>
      <text:p text:style-name="P1">Epoch 3/10</text:p>
      <text:p text:style-name="P1">15001/15001 [==============================] - 17s 1ms/step - loss: 248.8198 - accuracy: 0.0000e+00</text:p>
      <text:p text:style-name="P1">Epoch 4/10</text:p>
      <text:p text:style-name="P1">15001/15001 [==============================] - 16s 1ms/step - loss: 248.2238 - accuracy: 0.0000e+00</text:p>
      <text:p text:style-name="P1">Epoch 5/10</text:p>
      <text:p text:style-name="P1">15001/15001 [==============================] - 17s 1ms/step - loss: 247.7032 - accuracy: 0.0000e+00</text:p>
      <text:p text:style-name="P1">Epoch 6/10</text:p>
      <text:p text:style-name="P1">15001/15001 [==============================] - 17s 1ms/step - loss: 246.1861 - accuracy: 0.0000e+00</text:p>
      <text:p text:style-name="P1">Epoch 7/10</text:p>
      <text:p text:style-name="P1">15001/15001 [==============================] - 16s 1ms/step - loss: 246.1970 - accuracy: 0.0000e+00</text:p>
      <text:p text:style-name="P1">Epoch 8/10</text:p>
      <text:p text:style-name="P1">15001/15001 [==============================] - 16s 1ms/step - loss: 245.4950 - accuracy: 0.0000e+00</text:p>
      <text:p text:style-name="P1">Epoch 9/10</text:p>
      <text:p text:style-name="P1">15001/15001 [==============================] - 16s 1ms/step - loss: 244.8100 - accuracy: 0.0000e+00</text:p>
      <text:p text:style-name="P1">Epoch 10/10</text:p>
      <text:p text:style-name="P1">15001/15001 [==============================] - 16s 1ms/step - loss: 243.4016 - accuracy: 0.0000e+00</text:p>
      <text:p text:style-name="P1">At step <text:s/>15000</text:p>
      <text:p text:style-name="P1">reward: <text:s/>-33.88795890309744</text:p>
      <text:p text:style-name="P1">total rewards <text:s/>-225.05907589556904</text:p>
      <text:p text:style-name="P1">At step <text:s/>15100</text:p>
      <text:p text:style-name="P1">reward: <text:s/>22.290660740133138</text:p>
      <text:p text:style-name="P1">total rewards <text:s/>-320.69670744795053</text:p>
      <text:p text:style-name="P1">At step <text:s/>15200</text:p>
      <text:p text:style-name="P1">reward: <text:s/>10.266115889736316</text:p>
      <text:p text:style-name="P1">total rewards <text:s/>-305.6615205225754</text:p>
      <text:p text:style-name="P1">At step <text:s/>15300</text:p>
      <text:p text:style-name="P1">reward: <text:s/>-2.635445898739516</text:p>
      <text:p text:style-name="P1">total rewards <text:s/>-378.30401588223026</text:p>
      <text:p text:style-name="P1">At step <text:s/>15400</text:p>
      <text:p text:style-name="P1">reward: <text:s/>-3.8711507071229736</text:p>
      <text:p text:style-name="P1">total rewards <text:s/>-397.9646878929878</text:p>
      <text:p text:style-name="P1">At step <text:s/>15500</text:p>
      <text:p text:style-name="P1">reward: <text:s/>35.89444595788052</text:p>
      <text:p text:style-name="P1">total rewards <text:s/>-448.241483481728</text:p>
      <text:p text:style-name="P1">At step <text:s/>15600</text:p>
      <text:p text:style-name="P1"><text:soft-page-break/>reward: <text:s/>4.227977832155754</text:p>
      <text:p text:style-name="P1">total rewards <text:s/>-417.3984780818979</text:p>
      <text:p text:style-name="P1">[-0.61373715 -0.0855776 <text:s/>-0.22674421 <text:s/>0.03799489 <text:s/>0.17768343 <text:s/>0.08128737</text:p>
      <text:p text:style-name="P1"><text:s text:c="2"/>0. <text:s text:c="9"/>0. <text:s text:c="7"/>]</text:p>
      <text:p text:style-name="P1">At step <text:s/>15700</text:p>
      <text:p text:style-name="P1">reward: <text:s/>1.2099123729530465</text:p>
      <text:p text:style-name="P1">total rewards <text:s/>78.1965433054859</text:p>
      <text:p text:style-name="P1">At step <text:s/>15800</text:p>
      <text:p text:style-name="P1">reward: <text:s/>-0.291749112966395</text:p>
      <text:p text:style-name="P1">total rewards <text:s/>-49.08477173884166</text:p>
      <text:p text:style-name="P1">At step <text:s/>15900</text:p>
      <text:p text:style-name="P1">reward: <text:s/>-1.2224388368542798</text:p>
      <text:p text:style-name="P1">total rewards <text:s/>-42.46833254100792</text:p>
      <text:p text:style-name="P1">[-0.37067313 <text:s/>0.01675621 <text:s/>0.19674311 -0.29801223 <text:s/>0.01085337 -2.92700481</text:p>
      <text:p text:style-name="P1"><text:s text:c="2"/>0. <text:s text:c="9"/>1. <text:s text:c="7"/>]</text:p>
      <text:p text:style-name="P1">training model model</text:p>
      <text:p text:style-name="P1">Epoch 1/10</text:p>
      <text:p text:style-name="P1">16001/16001 [==============================] - 18s 1ms/step - loss: 241.9870 - accuracy: 0.0000e+00</text:p>
      <text:p text:style-name="P1">Epoch 2/10</text:p>
      <text:p text:style-name="P1">16001/16001 [==============================] - 17s 1ms/step - loss: 241.7168 - accuracy: 0.0000e+00</text:p>
      <text:p text:style-name="P1">Epoch 3/10</text:p>
      <text:p text:style-name="P1">16001/16001 [==============================] - 18s 1ms/step - loss: 240.4740 - accuracy: 0.0000e+00</text:p>
      <text:p text:style-name="P1">Epoch 4/10</text:p>
      <text:p text:style-name="P1">16001/16001 [==============================] - 18s 1ms/step - loss: 240.4072 - accuracy: 0.0000e+00</text:p>
      <text:p text:style-name="P1">Epoch 5/10</text:p>
      <text:p text:style-name="P1">16001/16001 [==============================] - 18s 1ms/step - loss: 239.9641 - accuracy: 0.0000e+00</text:p>
      <text:p text:style-name="P1">Epoch 6/10</text:p>
      <text:p text:style-name="P1">16001/16001 [==============================] - 17s 1ms/step - loss: 238.9801 - accuracy: 0.0000e+00</text:p>
      <text:p text:style-name="P1">Epoch 7/10</text:p>
      <text:p text:style-name="P1">16001/16001 [==============================] - 17s 1ms/step - loss: 237.8795 - accuracy: 0.0000e+00</text:p>
      <text:p text:style-name="P1">Epoch 8/10</text:p>
      <text:p text:style-name="P1">16001/16001 [==============================] - 17s 1ms/step - loss: 238.9434 - accuracy: 0.0000e+00</text:p>
      <text:p text:style-name="P1">Epoch 9/10</text:p>
      <text:p text:style-name="P1">16001/16001 [==============================] - 17s 1ms/step - loss: 237.6245 - accuracy: 0.0000e+00</text:p>
      <text:p text:style-name="P1">Epoch 10/10</text:p>
      <text:p text:style-name="P1">16001/16001 [==============================] - 18s 1ms/step - loss: 237.1597 - accuracy: 0.0000e+00</text:p>
      <text:p text:style-name="P1">At step <text:s/>16000</text:p>
      <text:p text:style-name="P1">reward: <text:s/>-2.738604752981385</text:p>
      <text:p text:style-name="P1">total rewards <text:s/>-84.57068830306508</text:p>
      <text:p text:style-name="P1"><text:soft-page-break/>At step <text:s/>16100</text:p>
      <text:p text:style-name="P1">reward: <text:s/>0.12954257188574964</text:p>
      <text:p text:style-name="P1">total rewards <text:s/>-453.49441796878307</text:p>
      <text:p text:style-name="P1">[ 0.04950619 -0.00812916 <text:s/>2.43709866 -0.41878955 -0.41550368 <text:s/>4.61964448</text:p>
      <text:p text:style-name="P1"><text:s text:c="2"/>1. <text:s text:c="9"/>0. <text:s text:c="7"/>]</text:p>
      <text:p text:style-name="P1">At step <text:s/>16200</text:p>
      <text:p text:style-name="P1">reward: <text:s/>-15.185190606931089</text:p>
      <text:p text:style-name="P1">total rewards <text:s/>-379.8312205076959</text:p>
      <text:p text:style-name="P1">[-0.4959928 <text:s text:c="2"/>0.06591526 -1.28634397 -0.49687566 -0.0795747 <text:s text:c="2"/>2.9826142</text:p>
      <text:p text:style-name="P1"><text:s text:c="2"/>1. <text:s text:c="9"/>1. <text:s text:c="7"/>]</text:p>
      <text:p text:style-name="P1">At step <text:s/>16300</text:p>
      <text:p text:style-name="P1">reward: <text:s/>2.8382193594032685</text:p>
      <text:p text:style-name="P1">total rewards <text:s/>-156.85526046278494</text:p>
      <text:p text:style-name="P1">At step <text:s/>16400</text:p>
      <text:p text:style-name="P1">reward: <text:s/>30.18603359271579</text:p>
      <text:p text:style-name="P1">total rewards <text:s/>-40.70310251574795</text:p>
      <text:p text:style-name="P1">Landed it!</text:p>
      <text:p text:style-name="P1">[ 0.01235723 -0.0163223 <text:s/>-0.12695126 <text:s/>0.01093227 -0.02084042 <text:s/>0.34899012</text:p>
      <text:p text:style-name="P1"><text:s text:c="2"/>1. <text:s text:c="9"/>1. <text:s text:c="7"/>]</text:p>
      <text:p text:style-name="P1">Successful Landing!!! <text:s/>16409</text:p>
      <text:p text:style-name="P1">Total successes are: <text:s/>11</text:p>
      <text:p text:style-name="P1">[-1.70226097e-01 -1.80477460e-03 -9.68777100e-01 -4.30126349e-01</text:p>
      <text:p text:style-name="P1"><text:s text:c="2"/>1.58227062e+00 <text:s/>4.41059589e+00 <text:s/>0.00000000e+00 <text:s/>1.00000000e+00]</text:p>
      <text:p text:style-name="P1">At step <text:s/>16500</text:p>
      <text:p text:style-name="P1">reward: <text:s/>-8.048400450426659</text:p>
      <text:p text:style-name="P1">total rewards <text:s/>-156.71867515065827</text:p>
      <text:p text:style-name="P1">At step <text:s/>16600</text:p>
      <text:p text:style-name="P1">reward: <text:s/>7.385334897147307</text:p>
      <text:p text:style-name="P1">total rewards <text:s/>-225.49356608806772</text:p>
      <text:p text:style-name="P1">[ 0.05040655 -0.0196618 <text:s/>-0.13424051 -0.08200422 -0.16589552 <text:s/>0.50615315</text:p>
      <text:p text:style-name="P1"><text:s text:c="2"/>1. <text:s text:c="9"/>1. <text:s text:c="7"/>]</text:p>
      <text:p text:style-name="P1">At step <text:s/>16700</text:p>
      <text:p text:style-name="P1">reward: <text:s/>3.6761643620014475</text:p>
      <text:p text:style-name="P1">total rewards <text:s/>-176.4725184742779</text:p>
      <text:p text:style-name="P1">At step <text:s/>16800</text:p>
      <text:p text:style-name="P1">reward: <text:s/>2.368952823787262</text:p>
      <text:p text:style-name="P1">total rewards <text:s/>-154.7140135859595</text:p>
      <text:p text:style-name="P1">Landed it!</text:p>
      <text:p text:style-name="P1">[ 2.53694534e-02 -2.85038646e-02 -1.51231716e-01 <text:s/>1.89207365e-05</text:p>
      <text:p text:style-name="P1"><text:s/>-1.87670084e-04 <text:s/>1.67165966e-10 <text:s/>1.00000000e+00 <text:s/>1.00000000e+00]</text:p>
      <text:p text:style-name="P1">Successful Landing!!! <text:s/>16834</text:p>
      <text:p text:style-name="P1">Total successes are: <text:s/>12</text:p>
      <text:p text:style-name="P1">At step <text:s/>16900</text:p>
      <text:p text:style-name="P1">reward: <text:s/>8.356266795255861</text:p>
      <text:p text:style-name="P1">total rewards <text:s/>274.40356225322546</text:p>
      <text:p text:style-name="P1">training model model</text:p>
      <text:p text:style-name="P1">Epoch 1/10</text:p>
      <text:p text:style-name="P1">17001/17001 [==============================] - 19s 1ms/step - loss: 239.6482 - accuracy: 0.0000e+00</text:p>
      <text:p text:style-name="P1"><text:soft-page-break/>Epoch 2/10</text:p>
      <text:p text:style-name="P1">17001/17001 [==============================] - 19s 1ms/step - loss: 237.0066 - accuracy: 0.0000e+00</text:p>
      <text:p text:style-name="P1">Epoch 3/10</text:p>
      <text:p text:style-name="P1">17001/17001 [==============================] - 18s 1ms/step - loss: 236.1698 - accuracy: 0.0000e+00</text:p>
      <text:p text:style-name="P1">Epoch 4/10</text:p>
      <text:p text:style-name="P1">17001/17001 [==============================] - 18s 1ms/step - loss: 238.0634 - accuracy: 0.0000e+00</text:p>
      <text:p text:style-name="P1">Epoch 5/10</text:p>
      <text:p text:style-name="P1">17001/17001 [==============================] - 19s 1ms/step - loss: 237.1866 - accuracy: 0.0000e+00</text:p>
      <text:p text:style-name="P1">Epoch 6/10</text:p>
      <text:p text:style-name="P1">17001/17001 [==============================] - 18s 1ms/step - loss: 236.2128 - accuracy: 0.0000e+00</text:p>
      <text:p text:style-name="P1">Epoch 7/10</text:p>
      <text:p text:style-name="P1">17001/17001 [==============================] - 19s 1ms/step - loss: 236.3965 - accuracy: 0.0000e+00</text:p>
      <text:p text:style-name="P1">Epoch 8/10</text:p>
      <text:p text:style-name="P1">17001/17001 [==============================] - 19s 1ms/step - loss: 235.8285 - accuracy: 0.0000e+00</text:p>
      <text:p text:style-name="P1">Epoch 9/10</text:p>
      <text:p text:style-name="P1">17001/17001 [==============================] - 19s 1ms/step - loss: 234.9284 - accuracy: 0.0000e+00</text:p>
      <text:p text:style-name="P1">Epoch 10/10</text:p>
      <text:p text:style-name="P1">17001/17001 [==============================] - 18s 1ms/step - loss: 234.1912 - accuracy: 0.0000e+00</text:p>
      <text:p text:style-name="P1">At step <text:s/>17000</text:p>
      <text:p text:style-name="P1">reward: <text:s/>-31.732960755187232</text:p>
      <text:p text:style-name="P1">total rewards <text:s/>510.81447398763373</text:p>
      <text:p text:style-name="P1">Landed it!</text:p>
      <text:p text:style-name="P1">[-3.37737083e-02 <text:s/>1.59794490e-04 -1.52345181e-01 -9.08179519e-04</text:p>
      <text:p text:style-name="P1"><text:s text:c="2"/>1.05541935e-02 <text:s/>4.55210917e-04 <text:s/>1.00000000e+00 <text:s/>1.00000000e+00]</text:p>
      <text:p text:style-name="P1">Successful Landing!!! <text:s/>17021</text:p>
      <text:p text:style-name="P1">Total successes are: <text:s/>13</text:p>
      <text:p text:style-name="P1">At step <text:s/>17100</text:p>
      <text:p text:style-name="P1">reward: <text:s/>-8.474432743051272</text:p>
      <text:p text:style-name="P1">total rewards <text:s/>186.11274388649252</text:p>
      <text:p text:style-name="P1">[-1.84417152e-01 <text:s/>2.25184600e-03 -9.76603587e-01 -4.83059247e-01</text:p>
      <text:p text:style-name="P1"><text:s text:c="2"/>1.26489019e+00 <text:s/>6.45303281e+00 <text:s/>0.00000000e+00 <text:s/>1.00000000e+00]</text:p>
      <text:p text:style-name="P1">At step <text:s/>17200</text:p>
      <text:p text:style-name="P1">reward: <text:s/>-7.7150996554367754</text:p>
      <text:p text:style-name="P1">total rewards <text:s/>-135.9848080766678</text:p>
      <text:p text:style-name="P1">[-2.69286680e-01 -2.11214383e-03 <text:s/>7.53305515e-01 -9.02707418e-01</text:p>
      <text:p text:style-name="P1"><text:s/>-2.99975604e-01 -4.17667516e+00 <text:s/>0.00000000e+00 <text:s/>1.00000000e+00]</text:p>
      <text:p text:style-name="P1">At step <text:s/>17300</text:p>
      <text:p text:style-name="P1">reward: <text:s/>-3.456494490385027</text:p>
      <text:p text:style-name="P1">total rewards <text:s/>-93.15427851893504</text:p>
      <text:p text:style-name="P1">At step <text:s/>17400</text:p>
      <text:p text:style-name="P1"><text:soft-page-break/>reward: <text:s/>-5.591243335141082</text:p>
      <text:p text:style-name="P1">total rewards <text:s/>-179.43257605661577</text:p>
      <text:p text:style-name="P1">[ 1.46437645e-02 -2.84954961e-02 <text:s/>3.74038140e-01 <text:s/>1.19173845e-07</text:p>
      <text:p text:style-name="P1"><text:s text:c="2"/>1.61665623e-04 -1.81725284e-07 <text:s/>1.00000000e+00 <text:s/>1.00000000e+00]</text:p>
      <text:p text:style-name="P1">At step <text:s/>17500</text:p>
      <text:p text:style-name="P1">reward: <text:s/>-5.452268749186274</text:p>
      <text:p text:style-name="P1">total rewards <text:s/>-295.88487439026704</text:p>
      <text:p text:style-name="P1">[-0.25882649 <text:s/>0.04102531 <text:s/>1.2077713 <text:s/>-0.35082997 -2.81189013 -3.95355701</text:p>
      <text:p text:style-name="P1"><text:s text:c="2"/>0. <text:s text:c="9"/>0. <text:s text:c="7"/>]</text:p>
      <text:p text:style-name="P1">At step <text:s/>17600</text:p>
      <text:p text:style-name="P1">reward: <text:s/>5.768864031772614</text:p>
      <text:p text:style-name="P1">total rewards <text:s/>-127.04995957321148</text:p>
      <text:p text:style-name="P1">Landed it!</text:p>
      <text:p text:style-name="P1">[ 0.04065247 -0.00852734 -0.04808663 <text:s/>0.00901524 -0.09314892 <text:s/>0.03308527</text:p>
      <text:p text:style-name="P1"><text:s text:c="2"/>1. <text:s text:c="9"/>1. <text:s text:c="7"/>]</text:p>
      <text:p text:style-name="P1">Successful Landing!!! <text:s/>17699</text:p>
      <text:p text:style-name="P1">Total successes are: <text:s/>14</text:p>
      <text:p text:style-name="P1">At step <text:s/>17700</text:p>
      <text:p text:style-name="P1">reward: <text:s/>11.677470882940668</text:p>
      <text:p text:style-name="P1">total rewards <text:s/>200</text:p>
      <text:p text:style-name="P1">At step <text:s/>17800</text:p>
      <text:p text:style-name="P1">reward: <text:s/>-2.2168156482603942</text:p>
      <text:p text:style-name="P1">total rewards <text:s/>121.22841331239069</text:p>
      <text:p text:style-name="P1">[ 0.34533548 <text:s/>0.01145063 -0.73173674 -0.40506877 <text:s/>0.14973757 <text:s/>0.98247107</text:p>
      <text:p text:style-name="P1"><text:s text:c="2"/>1. <text:s text:c="9"/>1. <text:s text:c="7"/>]</text:p>
      <text:p text:style-name="P1">At step <text:s/>17900</text:p>
      <text:p text:style-name="P1">reward: <text:s/>-3.336729530676244</text:p>
      <text:p text:style-name="P1">total rewards <text:s/>-159.66748135780685</text:p>
      <text:p text:style-name="P1">[-3.02124023e-04 -2.77822669e-02 <text:s/>4.44059412e-01 <text:s/>2.74571398e-08</text:p>
      <text:p text:style-name="P1"><text:s/>-1.38208596e-02 <text:s/>1.32576777e-07 <text:s/>1.00000000e+00 <text:s/>1.00000000e+00]</text:p>
      <text:p text:style-name="P1">training model model</text:p>
      <text:p text:style-name="P1">Epoch 1/10</text:p>
      <text:p text:style-name="P1">18001/18001 [==============================] - 20s 1ms/step - loss: 233.8768 - accuracy: 0.0000e+00</text:p>
      <text:p text:style-name="P1">Epoch 2/10</text:p>
      <text:p text:style-name="P1">18001/18001 [==============================] - 20s 1ms/step - loss: 233.8204 - accuracy: 0.0000e+00</text:p>
      <text:p text:style-name="P1">Epoch 3/10</text:p>
      <text:p text:style-name="P1">18001/18001 [==============================] - 20s 1ms/step - loss: 232.9332 - accuracy: 0.0000e+00</text:p>
      <text:p text:style-name="P1">Epoch 4/10</text:p>
      <text:p text:style-name="P1">18001/18001 [==============================] - 20s 1ms/step - loss: 231.8143 - accuracy: 0.0000e+00</text:p>
      <text:p text:style-name="P1">Epoch 5/10</text:p>
      <text:p text:style-name="P1">18001/18001 [==============================] - 20s 1ms/step - loss: 230.8688 - accuracy: 0.0000e+00</text:p>
      <text:p text:style-name="P1">Epoch 6/10</text:p>
      <text:p text:style-name="P1">18001/18001 [==============================] - 19s 1ms/step - loss: 230.7746 - accuracy: 0.0000e+00</text:p>
      <text:p text:style-name="P1"><text:soft-page-break/>Epoch 7/10</text:p>
      <text:p text:style-name="P1">18001/18001 [==============================] - 20s 1ms/step - loss: 231.2586 - accuracy: 0.0000e+00</text:p>
      <text:p text:style-name="P1">Epoch 8/10</text:p>
      <text:p text:style-name="P1">18001/18001 [==============================] - 19s 1ms/step - loss: 229.9041 - accuracy: 0.0000e+00</text:p>
      <text:p text:style-name="P1">Epoch 9/10</text:p>
      <text:p text:style-name="P1">18001/18001 [==============================] - 19s 1ms/step - loss: 229.4757 - accuracy: 0.0000e+00</text:p>
      <text:p text:style-name="P1">Epoch 10/10</text:p>
      <text:p text:style-name="P1">18001/18001 [==============================] - 19s 1ms/step - loss: 229.1721 - accuracy: 0.0000e+00</text:p>
      <text:p text:style-name="P1">At step <text:s/>18000</text:p>
      <text:p text:style-name="P1">reward: <text:s/>-8.726698468510328</text:p>
      <text:p text:style-name="P1">total rewards <text:s/>-117.19262353420655</text:p>
      <text:p text:style-name="P1">At step <text:s/>18100</text:p>
      <text:p text:style-name="P1">reward: <text:s/>-4.806246809000442</text:p>
      <text:p text:style-name="P1">total rewards <text:s/>-135.954245992081</text:p>
      <text:p text:style-name="P1">[-0.06900234 -0.02407913 -0.05150148 -0.22742176 <text:s/>0.08098578 -1.31009897</text:p>
      <text:p text:style-name="P1"><text:s text:c="2"/>1. <text:s text:c="9"/>1. <text:s text:c="7"/>]</text:p>
      <text:p text:style-name="P1">At step <text:s/>18200</text:p>
      <text:p text:style-name="P1">reward: <text:s/>-8.567566181709987</text:p>
      <text:p text:style-name="P1">total rewards <text:s/>-111.64211528597589</text:p>
      <text:p text:style-name="P1">At step <text:s/>18300</text:p>
      <text:p text:style-name="P1">reward: <text:s/>0.6274292357021161</text:p>
      <text:p text:style-name="P1">total rewards <text:s/>-376.4584693558301</text:p>
      <text:p text:style-name="P1">[ 0.68384647 <text:s/>0.01331072 -0.69260955 <text:s/>0.2604759 <text:s text:c="2"/>1.88175941 <text:s/>2.39058208</text:p>
      <text:p text:style-name="P1"><text:s text:c="2"/>0. <text:s text:c="9"/>1. <text:s text:c="7"/>]</text:p>
      <text:p text:style-name="P1">At step <text:s/>18400</text:p>
      <text:p text:style-name="P1">reward: <text:s/>-6.631289199720539</text:p>
      <text:p text:style-name="P1">total rewards <text:s/>-115.62406547127581</text:p>
      <text:p text:style-name="P1">[-0.44033008 -0.02522878 <text:s/>1.70130777 -0.51133474 -1.31323254 -0.07492418</text:p>
      <text:p text:style-name="P1"><text:s text:c="2"/>1. <text:s text:c="9"/>0. <text:s text:c="7"/>]</text:p>
      <text:p text:style-name="P1">At step <text:s/>18500</text:p>
      <text:p text:style-name="P1">reward: <text:s/>2.4652424568854374</text:p>
      <text:p text:style-name="P1">total rewards <text:s/>-133.45281572351493</text:p>
      <text:p text:style-name="P1">[-0.30085993 -0.01544232 <text:s/>0.66599031 -0.9173265 <text:s/>-0.1512773 <text:s text:c="2"/>5.61023458</text:p>
      <text:p text:style-name="P1"><text:s text:c="2"/>1. <text:s text:c="9"/>1. <text:s text:c="7"/>]</text:p>
      <text:p text:style-name="P1">[-0.24345946 -0.03011343 <text:s/>0.45169079 -0.79706245 <text:s/>0.0414361 <text:s text:c="2"/>5.24432755</text:p>
      <text:p text:style-name="P1"><text:s text:c="2"/>1. <text:s text:c="9"/>1. <text:s text:c="7"/>]</text:p>
      <text:p text:style-name="P1">At step <text:s/>18600</text:p>
      <text:p text:style-name="P1">reward: <text:s/>-0.4441874945216109</text:p>
      <text:p text:style-name="P1">total rewards <text:s/>-144.51485342935808</text:p>
      <text:p text:style-name="P1">At step <text:s/>18700</text:p>
      <text:p text:style-name="P1">reward: <text:s/>6.928619049424945</text:p>
      <text:p text:style-name="P1">total rewards <text:s/>-176.9496950817775</text:p>
      <text:p text:style-name="P1">Landed it!</text:p>
      <text:p text:style-name="P1">At step <text:s/>18800</text:p>
      <text:p text:style-name="P1">reward: <text:s/>200</text:p>
      <text:p text:style-name="P1"><text:soft-page-break/>total rewards <text:s/>-6.735894044700402</text:p>
      <text:p text:style-name="P1">[-0.00468531 -0.00175809 <text:s/>0.06629055 <text:s/>0.01169961 -0.03252107 <text:s/>0.04307764</text:p>
      <text:p text:style-name="P1"><text:s text:c="2"/>1. <text:s text:c="9"/>1. <text:s text:c="7"/>]</text:p>
      <text:p text:style-name="P1">Successful Landing!!! <text:s/>18800</text:p>
      <text:p text:style-name="P1">Total successes are: <text:s/>15</text:p>
      <text:p text:style-name="P1">At step <text:s/>18900</text:p>
      <text:p text:style-name="P1">reward: <text:s/>-4.837730810501318</text:p>
      <text:p text:style-name="P1">total rewards <text:s/>222.3230336380529</text:p>
      <text:p text:style-name="P1">training model model</text:p>
      <text:p text:style-name="P1">Epoch 1/10</text:p>
      <text:p text:style-name="P1">19001/19001 [==============================] - 20s 1ms/step - loss: 225.3970 - accuracy: 0.0000e+00</text:p>
      <text:p text:style-name="P1">Epoch 2/10</text:p>
      <text:p text:style-name="P1">19001/19001 [==============================] - 20s 1ms/step - loss: 225.1612 - accuracy: 0.0000e+00</text:p>
      <text:p text:style-name="P1">Epoch 3/10</text:p>
      <text:p text:style-name="P1">19001/19001 [==============================] - 21s 1ms/step - loss: 225.2705 - accuracy: 0.0000e+00</text:p>
      <text:p text:style-name="P1">Epoch 4/10</text:p>
      <text:p text:style-name="P1">19001/19001 [==============================] - 21s 1ms/step - loss: 224.7552 - accuracy: 0.0000e+00</text:p>
      <text:p text:style-name="P1">Epoch 5/10</text:p>
      <text:p text:style-name="P1">19001/19001 [==============================] - 21s 1ms/step - loss: 223.8698 - accuracy: 0.0000e+00</text:p>
      <text:p text:style-name="P1">Epoch 6/10</text:p>
      <text:p text:style-name="P1">19001/19001 [==============================] - 21s 1ms/step - loss: 223.2731 - accuracy: 0.0000e+00</text:p>
      <text:p text:style-name="P1">Epoch 7/10</text:p>
      <text:p text:style-name="P1">19001/19001 [==============================] - 21s 1ms/step - loss: 222.5499 - accuracy: 0.0000e+00</text:p>
      <text:p text:style-name="P1">Epoch 8/10</text:p>
      <text:p text:style-name="P1">19001/19001 [==============================] - 20s 1ms/step - loss: 221.6818 - accuracy: 0.0000e+00</text:p>
      <text:p text:style-name="P1">Epoch 9/10</text:p>
      <text:p text:style-name="P1">19001/19001 [==============================] - 21s 1ms/step - loss: 221.8781 - accuracy: 0.0000e+00</text:p>
      <text:p text:style-name="P1">Epoch 10/10</text:p>
      <text:p text:style-name="P1">19001/19001 [==============================] - 21s 1ms/step - loss: 220.6999 - accuracy: 0.0000e+00</text:p>
      <text:p text:style-name="P1">At step <text:s/>19000</text:p>
      <text:p text:style-name="P1">reward: <text:s/>27.30146752463446</text:p>
      <text:p text:style-name="P1">total rewards <text:s/>362.1503579198331</text:p>
      <text:p text:style-name="P1">Landed it!</text:p>
      <text:p text:style-name="P1">[ 9.09708023e-02 -7.15630849e-04 <text:s/>0.00000000e+00 <text:s/>0.00000000e+00</text:p>
      <text:p text:style-name="P1"><text:s text:c="2"/>1.97512633e-03 <text:s/>0.00000000e+00 <text:s/>0.00000000e+00 <text:s/>1.00000000e+00]</text:p>
      <text:p text:style-name="P1">Successful Landing!!! <text:s/>19073</text:p>
      <text:p text:style-name="P1">Total successes are: <text:s/>16</text:p>
      <text:p text:style-name="P1">At step <text:s/>19100</text:p>
      <text:p text:style-name="P1">reward: <text:s/>13.617362575846062</text:p>
      <text:p text:style-name="P1"><text:soft-page-break/>total rewards <text:s/>192.170647989142</text:p>
      <text:p text:style-name="P1">[-0.13870344 -0.0212052 <text:s/>-0.44257212 <text:s/>0.02253298 <text:s/>0.13556361 <text:s/>0.13356741</text:p>
      <text:p text:style-name="P1"><text:s text:c="2"/>1. <text:s text:c="9"/>1. <text:s text:c="7"/>]</text:p>
      <text:p text:style-name="P1">At step <text:s/>19200</text:p>
      <text:p text:style-name="P1">reward: <text:s/>11.496798133348422</text:p>
      <text:p text:style-name="P1">total rewards <text:s/>-74.63285812628713</text:p>
      <text:p text:style-name="P1">At step <text:s/>19300</text:p>
      <text:p text:style-name="P1">reward: <text:s/>-12.90477263158155</text:p>
      <text:p text:style-name="P1">total rewards <text:s/>-417.4196170152953</text:p>
      <text:p text:style-name="P1">[-0.54510732 <text:s/>0.2507619 <text:s/>-2.5088892 <text:s/>-1.27400674 <text:s/>0.11632363 -1.31060441</text:p>
      <text:p text:style-name="P1"><text:s text:c="2"/>0. <text:s text:c="9"/>0. <text:s text:c="7"/>]</text:p>
      <text:p text:style-name="P1">At step <text:s/>19400</text:p>
      <text:p text:style-name="P1">reward: <text:s/>2.4372388912426324</text:p>
      <text:p text:style-name="P1">total rewards <text:s/>1.018091812031252</text:p>
      <text:p text:style-name="P1">At step <text:s/>19500</text:p>
      <text:p text:style-name="P1">reward: <text:s/>3.735312327648789</text:p>
      <text:p text:style-name="P1">total rewards <text:s/>22.171949772708675</text:p>
      <text:p text:style-name="P1">Landed it!</text:p>
      <text:p text:style-name="P1">[-0.0894618 <text:s/>-0.00483987 -0.02549467 -0.01234454 <text:s/>0.0087375 <text:s text:c="2"/>0.08749179</text:p>
      <text:p text:style-name="P1"><text:s text:c="2"/>1. <text:s text:c="9"/>1. <text:s text:c="7"/>]</text:p>
      <text:p text:style-name="P1">Successful Landing!!! <text:s/>19552</text:p>
      <text:p text:style-name="P1">Total successes are: <text:s/>17</text:p>
      <text:p text:style-name="P1">At step <text:s/>19600</text:p>
      <text:p text:style-name="P1">reward: <text:s/>-3.3048926555845917</text:p>
      <text:p text:style-name="P1">total rewards <text:s/>258.2842313026636</text:p>
      <text:p text:style-name="P1">[-0.20894995 -0.02966148 <text:s/>0.13575028 <text:s/>0.02025002 <text:s/>0.23358932 <text:s/>0.27155079</text:p>
      <text:p text:style-name="P1"><text:s text:c="2"/>1. <text:s text:c="9"/>1. <text:s text:c="7"/>]</text:p>
      <text:p text:style-name="P1">At step <text:s/>19700</text:p>
      <text:p text:style-name="P1">reward: <text:s/>-7.041883596943478</text:p>
      <text:p text:style-name="P1">total rewards <text:s/>-107.78540466539266</text:p>
      <text:p text:style-name="P1">[-0.43136473 <text:s/>0.37556539 -1.81274335 -1.42980353 <text:s/>0.72305787 -0.77477209</text:p>
      <text:p text:style-name="P1"><text:s text:c="2"/>0. <text:s text:c="9"/>0. <text:s text:c="7"/>]</text:p>
      <text:p text:style-name="P1">At step <text:s/>19800</text:p>
      <text:p text:style-name="P1">reward: <text:s/>11.579295841770033</text:p>
      <text:p text:style-name="P1">total rewards <text:s/>-16.071476979212882</text:p>
      <text:p text:style-name="P1">At step <text:s/>19900</text:p>
      <text:p text:style-name="P1">reward: <text:s/>-8.543635362436495</text:p>
      <text:p text:style-name="P1">total rewards <text:s/>-78.45985833667913</text:p>
      <text:p text:style-name="P1">[ 0.41500797 -0.0930186 <text:s/>-0.04579668 <text:s/>0.04087603 <text:s/>1.42484665 <text:s/>0.2299787</text:p>
      <text:p text:style-name="P1"><text:s text:c="2"/>0. <text:s text:c="9"/>0. <text:s text:c="7"/>]</text:p>
      <text:p text:style-name="P1">training model model</text:p>
      <text:p text:style-name="P1">Epoch 1/10</text:p>
      <text:p text:style-name="P1">20001/20001 [==============================] - 21s 1ms/step - loss: 222.3153 - accuracy: 0.0000e+00</text:p>
      <text:p text:style-name="P1">Epoch 2/10</text:p>
      <text:p text:style-name="P1">20001/20001 [==============================] - 21s 1ms/step - loss: 222.6866 - accuracy: 0.0000e+00</text:p>
      <text:p text:style-name="P1">Epoch 3/10</text:p>
      <text:p text:style-name="P1"><text:soft-page-break/>20001/20001 [==============================] - 21s 1ms/step - loss: 222.0288 - accuracy: 0.0000e+00</text:p>
      <text:p text:style-name="P1">Epoch 4/10</text:p>
      <text:p text:style-name="P1">20001/20001 [==============================] - 21s 1ms/step - loss: 220.7104 - accuracy: 0.0000e+00</text:p>
      <text:p text:style-name="P1">Epoch 5/10</text:p>
      <text:p text:style-name="P1">20001/20001 [==============================] - 21s 1ms/step - loss: 221.2723 - accuracy: 0.0000e+00</text:p>
      <text:p text:style-name="P1">Epoch 6/10</text:p>
      <text:p text:style-name="P1">20001/20001 [==============================] - 21s 1ms/step - loss: 220.3248 - accuracy: 0.0000e+00</text:p>
      <text:p text:style-name="P1">Epoch 7/10</text:p>
      <text:p text:style-name="P1">20001/20001 [==============================] - 21s 1ms/step - loss: 219.6295 - accuracy: 0.0000e+00</text:p>
      <text:p text:style-name="P1">Epoch 8/10</text:p>
      <text:p text:style-name="P1">20001/20001 [==============================] - 21s 1ms/step - loss: 219.7452 - accuracy: 0.0000e+00</text:p>
      <text:p text:style-name="P1">Epoch 9/10</text:p>
      <text:p text:style-name="P1">20001/20001 [==============================] - 21s 1ms/step - loss: 218.6492 - accuracy: 0.0000e+00</text:p>
      <text:p text:style-name="P1">Epoch 10/10</text:p>
      <text:p text:style-name="P1">20001/20001 [==============================] - 21s 1ms/step - loss: 219.0402 - accuracy: 0.0000e+00</text:p>
      <text:p text:style-name="P1">At step <text:s/>20000</text:p>
      <text:p text:style-name="P1">reward: <text:s/>-5.484897258125348</text:p>
      <text:p text:style-name="P1">total rewards <text:s/>-138.6458627618026</text:p>
      <text:p text:style-name="P1">[-0.05433979 -0.02629871 <text:s/>0.14174596 -0.08920086 <text:s/>0.04031868 -0.49459088</text:p>
      <text:p text:style-name="P1"><text:s text:c="2"/>1. <text:s text:c="9"/>1. <text:s text:c="7"/>]</text:p>
      <text:p text:style-name="P1">At step <text:s/>20100</text:p>
      <text:p text:style-name="P1">reward: <text:s/>11.075673316913207</text:p>
      <text:p text:style-name="P1">total rewards <text:s/>-148.69452802007268</text:p>
      <text:p text:style-name="P1">At step <text:s/>20200</text:p>
      <text:p text:style-name="P1">reward: <text:s/>-4.022565602675595</text:p>
      <text:p text:style-name="P1">total rewards <text:s/>-187.666838248606</text:p>
      <text:p text:style-name="P1">At step <text:s/>20300</text:p>
      <text:p text:style-name="P1">reward: <text:s/>0.09855232405570627</text:p>
      <text:p text:style-name="P1">total rewards <text:s/>162.4448244133655</text:p>
      <text:p text:style-name="P1">Landed it!</text:p>
      <text:p text:style-name="P1">[ 0.21832619 -0.00324349 <text:s/>0. <text:s text:c="9"/>0. <text:s text:c="8"/>-0.02649282 <text:s/>0.</text:p>
      <text:p text:style-name="P1"><text:s text:c="2"/>1. <text:s text:c="9"/>1. <text:s text:c="7"/>]</text:p>
      <text:p text:style-name="P1">Successful Landing!!! <text:s/>20305</text:p>
      <text:p text:style-name="P1">Total successes are: <text:s/>18</text:p>
      <text:p text:style-name="P1">At step <text:s/>20400</text:p>
      <text:p text:style-name="P1">reward: <text:s/>-2.5008031912373108</text:p>
      <text:p text:style-name="P1">total rewards <text:s/>262.9068060534135</text:p>
      <text:p text:style-name="P1">At step <text:s/>20500</text:p>
      <text:p text:style-name="P1">reward: <text:s/>-6.372859417593202</text:p>
      <text:p text:style-name="P1">total rewards <text:s/>26.28520881335687</text:p>
      <text:p text:style-name="P1">[ 0.71144238 -0.11142933 <text:s/>0.19588397 -0.38150907 <text:s/>1.55211937 <text:s/>5.53764725</text:p>
      <text:p text:style-name="P1"><text:soft-page-break/><text:s text:c="2"/>0. <text:s text:c="9"/>1. <text:s text:c="7"/>]</text:p>
      <text:p text:style-name="P1">At step <text:s/>20600</text:p>
      <text:p text:style-name="P1">reward: <text:s/>-9.679795457557052</text:p>
      <text:p text:style-name="P1">total rewards <text:s/>-139.84005112275813</text:p>
      <text:p text:style-name="P1">At step <text:s/>20700</text:p>
      <text:p text:style-name="P1">reward: <text:s/>9.235879745258787</text:p>
      <text:p text:style-name="P1">total rewards <text:s/>-80.79350802859896</text:p>
      <text:p text:style-name="P1">Landed it!</text:p>
      <text:p text:style-name="P1">[ 0.0163208 <text:s/>-0.00258421 <text:s/>0.08352384 -0.01692872 -0.01200948 -0.02053925</text:p>
      <text:p text:style-name="P1"><text:s text:c="2"/>1. <text:s text:c="9"/>1. <text:s text:c="7"/>]</text:p>
      <text:p text:style-name="P1">Successful Landing!!! <text:s/>20796</text:p>
      <text:p text:style-name="P1">Total successes are: <text:s/>19</text:p>
      <text:p text:style-name="P1">At step <text:s/>20800</text:p>
      <text:p text:style-name="P1">reward: <text:s/>12.751426379092834</text:p>
      <text:p text:style-name="P1">total rewards <text:s/>241.17484897533484</text:p>
      <text:p text:style-name="P1">At step <text:s/>20900</text:p>
      <text:p text:style-name="P1">reward: <text:s/>-4.878719606024443</text:p>
      <text:p text:style-name="P1">total rewards <text:s/>251.29234264719128</text:p>
      <text:p text:style-name="P1">training model model</text:p>
      <text:p text:style-name="P1">Epoch 1/10</text:p>
      <text:p text:style-name="P1">21001/21001 [==============================] - 24s 1ms/step - loss: 220.4290 - accuracy: 0.0000e+00</text:p>
      <text:p text:style-name="P1">Epoch 2/10</text:p>
      <text:p text:style-name="P1">21001/21001 [==============================] - 22s 1ms/step - loss: 219.4589 - accuracy: 0.0000e+00</text:p>
      <text:p text:style-name="P1">Epoch 3/10</text:p>
      <text:p text:style-name="P1">21001/21001 [==============================] - 22s 1ms/step - loss: 219.2227 - accuracy: 0.0000e+00</text:p>
      <text:p text:style-name="P1">Epoch 4/10</text:p>
      <text:p text:style-name="P1">21001/21001 [==============================] - 21s 1ms/step - loss: 218.8329 - accuracy: 0.0000e+00</text:p>
      <text:p text:style-name="P1">Epoch 5/10</text:p>
      <text:p text:style-name="P1">21001/21001 [==============================] - 22s 1ms/step - loss: 218.8623 - accuracy: 0.0000e+00</text:p>
      <text:p text:style-name="P1">Epoch 6/10</text:p>
      <text:p text:style-name="P1">21001/21001 [==============================] - 21s 1ms/step - loss: 217.4662 - accuracy: 0.0000e+00</text:p>
      <text:p text:style-name="P1">Epoch 7/10</text:p>
      <text:p text:style-name="P1">21001/21001 [==============================] - 23s 1ms/step - loss: 218.2157 - accuracy: 0.0000e+00</text:p>
      <text:p text:style-name="P1">Epoch 8/10</text:p>
      <text:p text:style-name="P1">21001/21001 [==============================] - 22s 1ms/step - loss: 216.8779 - accuracy: 0.0000e+00</text:p>
      <text:p text:style-name="P1">Epoch 9/10</text:p>
      <text:p text:style-name="P1">21001/21001 [==============================] - 22s 1ms/step - loss: 217.2619 - accuracy: 0.0000e+00</text:p>
      <text:p text:style-name="P1">Epoch 10/10</text:p>
      <text:p text:style-name="P1">21001/21001 [==============================] - 22s 1ms/step - loss: 217.1389 - accuracy: 0.0000e+00</text:p>
      <text:p text:style-name="P1"><text:soft-page-break/>At step <text:s/>21000</text:p>
      <text:p text:style-name="P1">reward: <text:s/>-11.920115125261962</text:p>
      <text:p text:style-name="P1">total rewards <text:s/>44.93266254588149</text:p>
      <text:p text:style-name="P1">Landed it!</text:p>
      <text:p text:style-name="P1">[ 2.28118896e-02 -4.41306432e-04 <text:s/>1.58945074e-01 <text:s/>2.01862491e-06</text:p>
      <text:p text:style-name="P1"><text:s text:c="2"/>4.14902717e-03 <text:s/>5.13090754e-07 <text:s/>1.00000000e+00 <text:s/>1.00000000e+00]</text:p>
      <text:p text:style-name="P1">Successful Landing!!! <text:s/>21048</text:p>
      <text:p text:style-name="P1">Total successes are: <text:s/>20</text:p>
      <text:p text:style-name="P1">At step <text:s/>21100</text:p>
      <text:p text:style-name="P1">reward: <text:s/>2.5971929599782464</text:p>
      <text:p text:style-name="P1">total rewards <text:s/>212.85327463868472</text:p>
      <text:p text:style-name="P1">At step <text:s/>21200</text:p>
      <text:p text:style-name="P1">reward: <text:s/>-4.2406263732248135</text:p>
      <text:p text:style-name="P1">total rewards <text:s/>323.86784590031857</text:p>
      <text:p text:style-name="P1">At step <text:s/>21300</text:p>
      <text:p text:style-name="P1">reward: <text:s/>-4.227058420541565</text:p>
      <text:p text:style-name="P1">total rewards <text:s/>80.94126216171091</text:p>
      <text:p text:style-name="P1">[-0.74558465 -0.20002306 <text:s/>0.1289921 <text:s text:c="2"/>0.06204049 -1.54832995 -0.21343436</text:p>
      <text:p text:style-name="P1"><text:s text:c="2"/>0. <text:s text:c="9"/>0. <text:s text:c="7"/>]</text:p>
      <text:p text:style-name="P1">At step <text:s/>21400</text:p>
      <text:p text:style-name="P1">reward: <text:s/>-2.3896696285406938</text:p>
      <text:p text:style-name="P1">total rewards <text:s/>-179.71030976065273</text:p>
      <text:p text:style-name="P1">At step <text:s/>21500</text:p>
      <text:p text:style-name="P1">reward: <text:s/>0.1380728969139839</text:p>
      <text:p text:style-name="P1">total rewards <text:s/>-261.2089807728752</text:p>
      <text:p text:style-name="P1">Landed it!</text:p>
      <text:p text:style-name="P1">[ 0.53661289 <text:s/>0.02765437 <text:s/>0. <text:s text:c="9"/>0. <text:s text:c="8"/>-0.104084 <text:s text:c="3"/>0.</text:p>
      <text:p text:style-name="P1"><text:s text:c="2"/>1. <text:s text:c="9"/>1. <text:s text:c="7"/>]</text:p>
      <text:p text:style-name="P1">Successful Landing!!! <text:s/>21589</text:p>
      <text:p text:style-name="P1">Total successes are: <text:s/>21</text:p>
      <text:p text:style-name="P1">At step <text:s/>21600</text:p>
      <text:p text:style-name="P1">reward: <text:s/>-10.902629627621423</text:p>
      <text:p text:style-name="P1">total rewards <text:s/>208.7713631818438</text:p>
      <text:p text:style-name="P1">At step <text:s/>21700</text:p>
      <text:p text:style-name="P1">reward: <text:s/>5.070573022938094</text:p>
      <text:p text:style-name="P1">total rewards <text:s/>160.0945187200363</text:p>
      <text:p text:style-name="P1">At step <text:s/>21800</text:p>
      <text:p text:style-name="P1">reward: <text:s/>-14.867476352471252</text:p>
      <text:p text:style-name="P1">total rewards <text:s/>313.6392184993748</text:p>
      <text:p text:style-name="P1">At step <text:s/>21900</text:p>
      <text:p text:style-name="P1">reward: <text:s/>-0.18466815473101486</text:p>
      <text:p text:style-name="P1">total rewards <text:s/>402.72146319101455</text:p>
      <text:p text:style-name="P1">Landed it!</text:p>
      <text:p text:style-name="P1">[ 1.04554558e-01 -4.93567785e-04 <text:s/>0.00000000e+00 <text:s/>0.00000000e+00</text:p>
      <text:p text:style-name="P1"><text:s/>-5.74843911e-03 <text:s/>0.00000000e+00 <text:s/>0.00000000e+00 <text:s/>1.00000000e+00]</text:p>
      <text:p text:style-name="P1">Successful Landing!!! <text:s/>21909</text:p>
      <text:p text:style-name="P1">Total successes are: <text:s/>22</text:p>
      <text:p text:style-name="P1">training model model</text:p>
      <text:p text:style-name="P1">Epoch 1/10</text:p>
      <text:p text:style-name="P1"><text:soft-page-break/>22001/22001 [==============================] - 24s 1ms/step - loss: 224.5609 - accuracy: 0.0000e+00</text:p>
      <text:p text:style-name="P1">Epoch 2/10</text:p>
      <text:p text:style-name="P1">22001/22001 [==============================] - 24s 1ms/step - loss: 223.0595 - accuracy: 0.0000e+00</text:p>
      <text:p text:style-name="P1">Epoch 3/10</text:p>
      <text:p text:style-name="P1">22001/22001 [==============================] - 24s 1ms/step - loss: 223.4587 - accuracy: 0.0000e+00</text:p>
      <text:p text:style-name="P1">Epoch 4/10</text:p>
      <text:p text:style-name="P1">22001/22001 [==============================] - 23s 1ms/step - loss: 223.1424 - accuracy: 0.0000e+00</text:p>
      <text:p text:style-name="P1">Epoch 5/10</text:p>
      <text:p text:style-name="P1">22001/22001 [==============================] - 24s 1ms/step - loss: 223.1666 - accuracy: 0.0000e+00</text:p>
      <text:p text:style-name="P1">Epoch 6/10</text:p>
      <text:p text:style-name="P1">22001/22001 [==============================] - 24s 1ms/step - loss: 221.3153 - accuracy: 0.0000e+00</text:p>
      <text:p text:style-name="P1">Epoch 7/10</text:p>
      <text:p text:style-name="P1">22001/22001 [==============================] - 25s 1ms/step - loss: 222.1541 - accuracy: 0.0000e+00</text:p>
      <text:p text:style-name="P1">Epoch 8/10</text:p>
      <text:p text:style-name="P1">22001/22001 [==============================] - 25s 1ms/step - loss: 221.8772 - accuracy: 0.0000e+00</text:p>
      <text:p text:style-name="P1">Epoch 9/10</text:p>
      <text:p text:style-name="P1">22001/22001 [==============================] - 24s 1ms/step - loss: 221.1302 - accuracy: 0.0000e+00</text:p>
      <text:p text:style-name="P1">Epoch 10/10</text:p>
      <text:p text:style-name="P1">22001/22001 [==============================] - 24s 1ms/step - loss: 220.5363 - accuracy: 0.0000e+00</text:p>
      <text:p text:style-name="P1">At step <text:s/>22000</text:p>
      <text:p text:style-name="P1">reward: <text:s/>-5.546047343697327</text:p>
      <text:p text:style-name="P1">total rewards <text:s/>137.51586063145353</text:p>
      <text:p text:style-name="P1">At step <text:s/>22100</text:p>
      <text:p text:style-name="P1">reward: <text:s/>1.593872934744109</text:p>
      <text:p text:style-name="P1">total rewards <text:s/>182.43653321423113</text:p>
      <text:p text:style-name="P1">[ 0.35688 <text:s text:c="3"/>-0.05236039 <text:s/>0.38411717 -0.10240553 -0.26551673 <text:s/>0.31108719</text:p>
      <text:p text:style-name="P1"><text:s text:c="2"/>1. <text:s text:c="9"/>1. <text:s text:c="7"/>]</text:p>
      <text:p text:style-name="P1">At step <text:s/>22200</text:p>
      <text:p text:style-name="P1">reward: <text:s/>1.3464499849595026</text:p>
      <text:p text:style-name="P1">total rewards <text:s/>-175.44611658607704</text:p>
      <text:p text:style-name="P1">[ 0.49574976 <text:s/>0.03203521 -0.28147942 -0.21719368 -0.42878914 <text:s/>1.54402717</text:p>
      <text:p text:style-name="P1"><text:s text:c="2"/>1. <text:s text:c="9"/>0. <text:s text:c="7"/>]</text:p>
      <text:p text:style-name="P1">At step <text:s/>22300</text:p>
      <text:p text:style-name="P1">reward: <text:s/>8.685810138977489</text:p>
      <text:p text:style-name="P1">total rewards <text:s/>-192.57845394735628</text:p>
      <text:p text:style-name="P1">At step <text:s/>22400</text:p>
      <text:p text:style-name="P1">reward: <text:s/>-1.6044120231972736</text:p>
      <text:p text:style-name="P1">total rewards <text:s/>-213.3565636352894</text:p>
      <text:p text:style-name="P1">At step <text:s/>22500</text:p>
      <text:p text:style-name="P1"><text:soft-page-break/>reward: <text:s/>7.554473953383439</text:p>
      <text:p text:style-name="P1">total rewards <text:s/>-214.7268292102471</text:p>
      <text:p text:style-name="P1">At step <text:s/>22600</text:p>
      <text:p text:style-name="P1">reward: <text:s/>-28.788950393597304</text:p>
      <text:p text:style-name="P1">total rewards <text:s/>-305.6423289389279</text:p>
      <text:p text:style-name="P1">[ 0.92275848 -0.0949352 <text:s text:c="2"/>0.02831748 -0.07921998 <text:s/>0.16748565 <text:s/>0.50006159</text:p>
      <text:p text:style-name="P1"><text:s text:c="2"/>1. <text:s text:c="9"/>1. <text:s text:c="7"/>]</text:p>
      <text:p text:style-name="P1">[ 0.05132408 -0.02409782 -1.18659035 -0.49163347 -0.07927032 <text:s/>2.88085238</text:p>
      <text:p text:style-name="P1"><text:s text:c="2"/>1. <text:s text:c="9"/>1. <text:s text:c="7"/>]</text:p>
      <text:p text:style-name="P1">At step <text:s/>22700</text:p>
      <text:p text:style-name="P1">reward: <text:s/>3.1534509554929233</text:p>
      <text:p text:style-name="P1">total rewards <text:s/>-195.10028989541553</text:p>
      <text:p text:style-name="P1">At step <text:s/>22800</text:p>
      <text:p text:style-name="P1">reward: <text:s/>0.2955513844860988</text:p>
      <text:p text:style-name="P1">total rewards <text:s/>-168.05987973954464</text:p>
      <text:p text:style-name="P1">At step <text:s/>22900</text:p>
      <text:p text:style-name="P1">reward: <text:s/>11.642029804901952</text:p>
      <text:p text:style-name="P1">total rewards <text:s/>-12.152270370765759</text:p>
      <text:p text:style-name="P1">Landed it!</text:p>
      <text:p text:style-name="P1">[ 1.04734516e-01 <text:s/>4.65089480e-04 <text:s/>0.00000000e+00 <text:s/>0.00000000e+00</text:p>
      <text:p text:style-name="P1"><text:s/>-1.06913717e-02 <text:s/>0.00000000e+00 <text:s/>1.00000000e+00 <text:s/>1.00000000e+00]</text:p>
      <text:p text:style-name="P1">Successful Landing!!! <text:s/>22939</text:p>
      <text:p text:style-name="P1">Total successes are: <text:s/>23</text:p>
      <text:p text:style-name="P1">training model model</text:p>
      <text:p text:style-name="P1">Epoch 1/10</text:p>
      <text:p text:style-name="P1">23001/23001 [==============================] - 24s 1ms/step - loss: 217.2060 - accuracy: 0.0000e+00</text:p>
      <text:p text:style-name="P1">Epoch 2/10</text:p>
      <text:p text:style-name="P1">23001/23001 [==============================] - 24s 1ms/step - loss: 217.5517 - accuracy: 0.0000e+00</text:p>
      <text:p text:style-name="P1">Epoch 3/10</text:p>
      <text:p text:style-name="P1">23001/23001 [==============================] - 25s 1ms/step - loss: 216.0019 - accuracy: 0.0000e+00</text:p>
      <text:p text:style-name="P1">Epoch 4/10</text:p>
      <text:p text:style-name="P1">23001/23001 [==============================] - 25s 1ms/step - loss: 216.9895 - accuracy: 0.0000e+00</text:p>
      <text:p text:style-name="P1">Epoch 5/10</text:p>
      <text:p text:style-name="P1">23001/23001 [==============================] - 25s 1ms/step - loss: 215.4152 - accuracy: 0.0000e+00</text:p>
      <text:p text:style-name="P1">Epoch 6/10</text:p>
      <text:p text:style-name="P1">23001/23001 [==============================] - 25s 1ms/step - loss: 215.7469 - accuracy: 0.0000e+00</text:p>
      <text:p text:style-name="P1">Epoch 7/10</text:p>
      <text:p text:style-name="P1">23001/23001 [==============================] - 24s 1ms/step - loss: 215.5724 - accuracy: 0.0000e+00</text:p>
      <text:p text:style-name="P1">Epoch 8/10</text:p>
      <text:p text:style-name="P1">23001/23001 [==============================] - 24s 1ms/step - loss: 215.3879 - accuracy: 0.0000e+00</text:p>
      <text:p text:style-name="P1">Epoch 9/10</text:p>
      <text:p text:style-name="P1"><text:soft-page-break/>23001/23001 [==============================] - 25s 1ms/step - loss: 214.9479 - accuracy: 0.0000e+00</text:p>
      <text:p text:style-name="P1">Epoch 10/10</text:p>
      <text:p text:style-name="P1">23001/23001 [==============================] - 25s 1ms/step - loss: 214.0107 - accuracy: 0.0000e+00</text:p>
      <text:p text:style-name="P1">At step <text:s/>23000</text:p>
      <text:p text:style-name="P1">reward: <text:s/>-10.161081378645882</text:p>
      <text:p text:style-name="P1">total rewards <text:s/>152.94619580523647</text:p>
      <text:p text:style-name="P1">[ 0.24946985 <text:s/>0.00682765 -0.0825938 <text:s/>-0.07402564 <text:s/>0.58761668 -0.28409477</text:p>
      <text:p text:style-name="P1"><text:s text:c="2"/>1. <text:s text:c="9"/>1. <text:s text:c="7"/>]</text:p>
      <text:p text:style-name="P1">At step <text:s/>23100</text:p>
      <text:p text:style-name="P1">reward: <text:s/>0.819098496747017</text:p>
      <text:p text:style-name="P1">total rewards <text:s/>-153.53264305233662</text:p>
      <text:p text:style-name="P1">[-0.97781138 -0.08139896 -0.65044586 -0.08337328 <text:s/>0.2014668 <text:s text:c="2"/>0.0499596</text:p>
      <text:p text:style-name="P1"><text:s text:c="2"/>0. <text:s text:c="9"/>0. <text:s text:c="7"/>]</text:p>
      <text:p text:style-name="P1">At step <text:s/>23200</text:p>
      <text:p text:style-name="P1">reward: <text:s/>4.941410920118749</text:p>
      <text:p text:style-name="P1">total rewards <text:s/>-73.4556327649245</text:p>
      <text:p text:style-name="P1">At step <text:s/>23300</text:p>
      <text:p text:style-name="P1">reward: <text:s/>-0.9148480027304692</text:p>
      <text:p text:style-name="P1">total rewards <text:s/>-181.44310037710375</text:p>
      <text:p text:style-name="P1">[-0.96189518 <text:s/>0.13218232 -0.40017052 <text:s/>0.15172125 <text:s/>1.69277143 <text:s/>1.48801295</text:p>
      <text:p text:style-name="P1"><text:s text:c="2"/>0. <text:s text:c="9"/>1. <text:s text:c="7"/>]</text:p>
      <text:p text:style-name="P1">At step <text:s/>23400</text:p>
      <text:p text:style-name="P1">reward: <text:s/>-6.608074654830833</text:p>
      <text:p text:style-name="P1">total rewards <text:s/>-170.47516915073027</text:p>
      <text:p text:style-name="P1">At step <text:s/>23500</text:p>
      <text:p text:style-name="P1">reward: <text:s/>2.870379357846559</text:p>
      <text:p text:style-name="P1">total rewards <text:s/>-182.26049978658898</text:p>
      <text:p text:style-name="P1">[-0.99265398 -0.22594582 -1.3524278 <text:s/>-0.27708422 <text:s/>0.42567879 <text:s/>0.71030227</text:p>
      <text:p text:style-name="P1"><text:s text:c="2"/>0. <text:s text:c="9"/>0. <text:s text:c="7"/>]</text:p>
      <text:p text:style-name="P1">At step <text:s/>23600</text:p>
      <text:p text:style-name="P1">reward: <text:s/>-4.15294867261025</text:p>
      <text:p text:style-name="P1">total rewards <text:s/>-100.96381492495516</text:p>
      <text:p text:style-name="P1">At step <text:s/>23700</text:p>
      <text:p text:style-name="P1">reward: <text:s/>4.317676915548168</text:p>
      <text:p text:style-name="P1">total rewards <text:s/>106.47540013391729</text:p>
      <text:p text:style-name="P1">Landed it!</text:p>
      <text:p text:style-name="P1">[-0.59306817 <text:s/>0.05351153 <text:s/>0. <text:s text:c="9"/>0. <text:s text:c="9"/>0.04148272 <text:s/>0.</text:p>
      <text:p text:style-name="P1"><text:s text:c="2"/>1. <text:s text:c="9"/>1. <text:s text:c="7"/>]</text:p>
      <text:p text:style-name="P1">Successful Landing!!! <text:s/>23716</text:p>
      <text:p text:style-name="P1">Total successes are: <text:s/>24</text:p>
      <text:p text:style-name="P1">At step <text:s/>23800</text:p>
      <text:p text:style-name="P1">reward: <text:s/>3.872997762844228</text:p>
      <text:p text:style-name="P1">total rewards <text:s/>111.54052110791392</text:p>
      <text:p text:style-name="P1">At step <text:s/>23900</text:p>
      <text:p text:style-name="P1">reward: <text:s/>-0.737906245566478</text:p>
      <text:p text:style-name="P1">total rewards <text:s/>340.3593425684879</text:p>
      <text:p text:style-name="P1">training model model</text:p>
      <text:p text:style-name="P1"><text:soft-page-break/>Epoch 1/10</text:p>
      <text:p text:style-name="P1">24001/24001 [==============================] - 27s 1ms/step - loss: 215.5847 - accuracy: 0.0000e+00</text:p>
      <text:p text:style-name="P1">Epoch 2/10</text:p>
      <text:p text:style-name="P1">24001/24001 [==============================] - 25s 1ms/step - loss: 214.7196 - accuracy: 0.0000e+00</text:p>
      <text:p text:style-name="P1">Epoch 3/10</text:p>
      <text:p text:style-name="P1">24001/24001 [==============================] - 26s 1ms/step - loss: 215.2828 - accuracy: 0.0000e+00</text:p>
      <text:p text:style-name="P1">Epoch 4/10</text:p>
      <text:p text:style-name="P1">24001/24001 [==============================] - 26s 1ms/step - loss: 214.1580 - accuracy: 0.0000e+00</text:p>
      <text:p text:style-name="P1">Epoch 5/10</text:p>
      <text:p text:style-name="P1">24001/24001 [==============================] - 26s 1ms/step - loss: 213.9925 - accuracy: 0.0000e+00</text:p>
      <text:p text:style-name="P1">Epoch 6/10</text:p>
      <text:p text:style-name="P1">24001/24001 [==============================] - 26s 1ms/step - loss: 212.0962 - accuracy: 0.0000e+00</text:p>
      <text:p text:style-name="P1">Epoch 7/10</text:p>
      <text:p text:style-name="P1">24001/24001 [==============================] - 26s 1ms/step - loss: 212.6466 - accuracy: 0.0000e+00</text:p>
      <text:p text:style-name="P1">Epoch 8/10</text:p>
      <text:p text:style-name="P1">24001/24001 [==============================] - 27s 1ms/step - loss: 213.1385 - accuracy: 0.0000e+00</text:p>
      <text:p text:style-name="P1">Epoch 9/10</text:p>
      <text:p text:style-name="P1">24001/24001 [==============================] - 26s 1ms/step - loss: 212.5245 - accuracy: 0.0000e+00</text:p>
      <text:p text:style-name="P1">Epoch 10/10</text:p>
      <text:p text:style-name="P1">24001/24001 [==============================] - 27s 1ms/step - loss: 211.3250 - accuracy: 0.0000e+00</text:p>
      <text:p text:style-name="P1">At step <text:s/>24000</text:p>
      <text:p text:style-name="P1">reward: <text:s/>1.0426152475564694</text:p>
      <text:p text:style-name="P1">total rewards <text:s/>337.7180922623212</text:p>
      <text:p text:style-name="P1">At step <text:s/>24100</text:p>
      <text:p text:style-name="P1">reward: <text:s/>0.8162282378562744</text:p>
      <text:p text:style-name="P1">total rewards <text:s/>337.6603789523732</text:p>
      <text:p text:style-name="P1">At step <text:s/>24200</text:p>
      <text:p text:style-name="P1">reward: <text:s/>-0.18231538693524385</text:p>
      <text:p text:style-name="P1">total rewards <text:s/>337.25653122432897</text:p>
      <text:p text:style-name="P1">Landed it!</text:p>
      <text:p text:style-name="P1">[-0.7135649 <text:s text:c="2"/>0.10646911 <text:s/>0. <text:s text:c="9"/>0. <text:s text:c="8"/>-0.31912839 <text:s/>0.</text:p>
      <text:p text:style-name="P1"><text:s text:c="2"/>1. <text:s text:c="9"/>1. <text:s text:c="7"/>]</text:p>
      <text:p text:style-name="P1">Successful Landing!!! <text:s/>24240</text:p>
      <text:p text:style-name="P1">Total successes are: <text:s/>25</text:p>
      <text:p text:style-name="P1">At step <text:s/>24300</text:p>
      <text:p text:style-name="P1">reward: <text:s/>3.4965871825589705</text:p>
      <text:p text:style-name="P1">total rewards <text:s/>269.0339686987424</text:p>
      <text:p text:style-name="P1">At step <text:s/>24400</text:p>
      <text:p text:style-name="P1">reward: <text:s/>-9.382889704375822</text:p>
      <text:p text:style-name="P1"><text:soft-page-break/>total rewards <text:s/>158.64865386461082</text:p>
      <text:p text:style-name="P1">[ 1.00868034 <text:s/>0.57123814 <text:s/>1.32187112 -0.25283435 -0.07771859 <text:s/>0.55023257</text:p>
      <text:p text:style-name="P1"><text:s text:c="2"/>0. <text:s text:c="9"/>0. <text:s text:c="7"/>]</text:p>
      <text:p text:style-name="P1">At step <text:s/>24500</text:p>
      <text:p text:style-name="P1">reward: <text:s/>2.51749625205467</text:p>
      <text:p text:style-name="P1">total rewards <text:s/>-244.3296832562593</text:p>
      <text:p text:style-name="P1">At step <text:s/>24600</text:p>
      <text:p text:style-name="P1">reward: <text:s/>2.8790631916769875</text:p>
      <text:p text:style-name="P1">total rewards <text:s/>-244.24450909060937</text:p>
      <text:p text:style-name="P1">At step <text:s/>24700</text:p>
      <text:p text:style-name="P1">reward: <text:s/>-0.5124436451580068</text:p>
      <text:p text:style-name="P1">total rewards <text:s/>-51.11152037693066</text:p>
      <text:p text:style-name="P1">Landed it!</text:p>
      <text:p text:style-name="P1">[ 0.62080269 -0.01054797 <text:s/>0. <text:s text:c="9"/>0. <text:s text:c="9"/>0.07396932 <text:s/>0.</text:p>
      <text:p text:style-name="P1"><text:s text:c="2"/>1. <text:s text:c="9"/>1. <text:s text:c="7"/>]</text:p>
      <text:p text:style-name="P1">Successful Landing!!! <text:s/>24730</text:p>
      <text:p text:style-name="P1">Total successes are: <text:s/>26</text:p>
      <text:p text:style-name="P1">At step <text:s/>24800</text:p>
      <text:p text:style-name="P1">reward: <text:s/>-20.84506540582446</text:p>
      <text:p text:style-name="P1">total rewards <text:s/>202.77513399147142</text:p>
      <text:p text:style-name="P1">[ 9.84584808e-02 -2.85281833e-02 -9.55937465e-01 <text:s/>4.05735945e-08</text:p>
      <text:p text:style-name="P1"><text:s text:c="2"/>2.35919535e-04 -2.70200265e-07 <text:s/>1.00000000e+00 <text:s/>0.00000000e+00]</text:p>
      <text:p text:style-name="P1">At step <text:s/>24900</text:p>
      <text:p text:style-name="P1">reward: <text:s/>-2.0679378099600663</text:p>
      <text:p text:style-name="P1">total rewards <text:s/>-99.7218685744631</text:p>
      <text:p text:style-name="P1">training model model</text:p>
      <text:p text:style-name="P1">Epoch 1/10</text:p>
      <text:p text:style-name="P1">25001/25001 [==============================] - 28s 1ms/step - loss: 208.3726 - accuracy: 0.0000e+00</text:p>
      <text:p text:style-name="P1">Epoch 2/10</text:p>
      <text:p text:style-name="P1">25001/25001 [==============================] - 26s 1ms/step - loss: 208.4509 - accuracy: 0.0000e+00</text:p>
      <text:p text:style-name="P1">Epoch 3/10</text:p>
      <text:p text:style-name="P1">25001/25001 [==============================] - 27s 1ms/step - loss: 206.6681 - accuracy: 0.0000e+00</text:p>
      <text:p text:style-name="P1">Epoch 4/10</text:p>
      <text:p text:style-name="P1">25001/25001 [==============================] - 28s 1ms/step - loss: 208.0397 - accuracy: 0.0000e+00</text:p>
      <text:p text:style-name="P1">Epoch 5/10</text:p>
      <text:p text:style-name="P1">25001/25001 [==============================] - 26s 1ms/step - loss: 206.5533 - accuracy: 0.0000e+00</text:p>
      <text:p text:style-name="P1">Epoch 6/10</text:p>
      <text:p text:style-name="P1">25001/25001 [==============================] - 27s 1ms/step - loss: 207.0290 - accuracy: 0.0000e+00</text:p>
      <text:p text:style-name="P1">Epoch 7/10</text:p>
      <text:p text:style-name="P1">25001/25001 [==============================] - 26s 1ms/step - loss: 207.0092 - accuracy: 0.0000e+00</text:p>
      <text:p text:style-name="P1">Epoch 8/10</text:p>
      <text:p text:style-name="P1"><text:soft-page-break/>25001/25001 [==============================] - 27s 1ms/step - loss: 206.3366 - accuracy: 0.0000e+00</text:p>
      <text:p text:style-name="P1">Epoch 9/10</text:p>
      <text:p text:style-name="P1">25001/25001 [==============================] - 26s 1ms/step - loss: 205.6766 - accuracy: 0.0000e+00</text:p>
      <text:p text:style-name="P1">Epoch 10/10</text:p>
      <text:p text:style-name="P1">25001/25001 [==============================] - 27s 1ms/step - loss: 205.5109 - accuracy: 0.0000e+00</text:p>
      <text:p text:style-name="P1">At step <text:s/>25000</text:p>
      <text:p text:style-name="P1">reward: <text:s/>0.6478022700004792</text:p>
      <text:p text:style-name="P1">total rewards <text:s/>-101.21777432222103</text:p>
      <text:p text:style-name="P1">At step <text:s/>25100</text:p>
      <text:p text:style-name="P1">reward: <text:s/>0.37684935227114963</text:p>
      <text:p text:style-name="P1">total rewards <text:s/>114.21165016074737</text:p>
      <text:p text:style-name="P1">At step <text:s/>25200</text:p>
      <text:p text:style-name="P1">reward: <text:s/>-0.17200888423730853</text:p>
      <text:p text:style-name="P1">total rewards <text:s/>113.30560946422102</text:p>
      <text:p text:style-name="P1">Landed it!</text:p>
      <text:p text:style-name="P1">[0.46962538 0.0072095 <text:s/>0. <text:s text:c="8"/>0. <text:s text:c="8"/>0.11442331 0.</text:p>
      <text:p text:style-name="P1"><text:s/>1. <text:s text:c="8"/>1. <text:s text:c="7"/>]</text:p>
      <text:p text:style-name="P1">Successful Landing!!! <text:s/>25240</text:p>
      <text:p text:style-name="P1">Total successes are: <text:s/>27</text:p>
      <text:p text:style-name="P1">At step <text:s/>25300</text:p>
      <text:p text:style-name="P1">reward: <text:s/>0.1549519663864533</text:p>
      <text:p text:style-name="P1">total rewards <text:s/>223.0760424564141</text:p>
      <text:p text:style-name="P1">At step <text:s/>25400</text:p>
      <text:p text:style-name="P1">reward: <text:s/>-0.3234293203750867</text:p>
      <text:p text:style-name="P1">total rewards <text:s/>116.85302287529856</text:p>
      <text:p text:style-name="P1">[ 1.00092583 <text:s/>0.57790623 <text:s/>0.18938557 -0.37902011 -0.06497157 -0.35163689</text:p>
      <text:p text:style-name="P1"><text:s text:c="2"/>0. <text:s text:c="9"/>0. <text:s text:c="7"/>]</text:p>
      <text:p text:style-name="P1">At step <text:s/>25500</text:p>
      <text:p text:style-name="P1">reward: <text:s/>-4.14688346249791</text:p>
      <text:p text:style-name="P1">total rewards <text:s/>-124.40703822589435</text:p>
      <text:p text:style-name="P1">At step <text:s/>25600</text:p>
      <text:p text:style-name="P1">reward: <text:s/>14.227091372013092</text:p>
      <text:p text:style-name="P1">total rewards <text:s/>-49.551902860650934</text:p>
      <text:p text:style-name="P1">Landed it!</text:p>
      <text:p text:style-name="P1">[ 0.73572254 -0.08485026 <text:s/>0. <text:s text:c="9"/>0. <text:s text:c="8"/>-0.39663932 <text:s/>0.</text:p>
      <text:p text:style-name="P1"><text:s text:c="2"/>1. <text:s text:c="9"/>1. <text:s text:c="7"/>]</text:p>
      <text:p text:style-name="P1">Successful Landing!!! <text:s/>25652</text:p>
      <text:p text:style-name="P1">Total successes are: <text:s/>28</text:p>
      <text:p text:style-name="P1">At step <text:s/>25700</text:p>
      <text:p text:style-name="P1">reward: <text:s/>4.480511748021538</text:p>
      <text:p text:style-name="P1">total rewards <text:s/>251.27758953735585</text:p>
      <text:p text:style-name="P1">At step <text:s/>25800</text:p>
      <text:p text:style-name="P1">reward: <text:s/>7.068350906959939</text:p>
      <text:p text:style-name="P1">total rewards <text:s/>370.8137287289059</text:p>
      <text:p text:style-name="P1">At step <text:s/>25900</text:p>
      <text:p text:style-name="P1">reward: <text:s/>0.46142619176177124</text:p>
      <text:p text:style-name="P1"><text:soft-page-break/>total rewards <text:s/>367.2001852094105</text:p>
      <text:p text:style-name="P1">Landed it!</text:p>
      <text:p text:style-name="P1">[9.65291023e-02 3.70461146e-04 0.00000000e+00 0.00000000e+00</text:p>
      <text:p text:style-name="P1"><text:s/>1.13522103e-02 0.00000000e+00 0.00000000e+00 1.00000000e+00]</text:p>
      <text:p text:style-name="P1">Successful Landing!!! <text:s/>25973</text:p>
      <text:p text:style-name="P1">Total successes are: <text:s/>29</text:p>
      <text:p text:style-name="P1">training model model</text:p>
      <text:p text:style-name="P1">Epoch 1/10</text:p>
      <text:p text:style-name="P1">26001/26001 [==============================] - 29s 1ms/step - loss: 206.0442 - accuracy: 0.0000e+00</text:p>
      <text:p text:style-name="P1">Epoch 2/10</text:p>
      <text:p text:style-name="P1">26001/26001 [==============================] - 29s 1ms/step - loss: 204.8398 - accuracy: 0.0000e+00</text:p>
      <text:p text:style-name="P1">Epoch 3/10</text:p>
      <text:p text:style-name="P1">26001/26001 [==============================] - 28s 1ms/step - loss: 205.3723 - accuracy: 0.0000e+00</text:p>
      <text:p text:style-name="P1">Epoch 4/10</text:p>
      <text:p text:style-name="P1">26001/26001 [==============================] - 29s 1ms/step - loss: 204.1823 - accuracy: 0.0000e+00</text:p>
      <text:p text:style-name="P1">Epoch 5/10</text:p>
      <text:p text:style-name="P1">26001/26001 [==============================] - 29s 1ms/step - loss: 204.6711 - accuracy: 0.0000e+00</text:p>
      <text:p text:style-name="P1">Epoch 6/10</text:p>
      <text:p text:style-name="P1">26001/26001 [==============================] - 29s 1ms/step - loss: 203.0835 - accuracy: 0.0000e+00</text:p>
      <text:p text:style-name="P1">Epoch 7/10</text:p>
      <text:p text:style-name="P1">26001/26001 [==============================] - 29s 1ms/step - loss: 204.4820 - accuracy: 0.0000e+00</text:p>
      <text:p text:style-name="P1">Epoch 8/10</text:p>
      <text:p text:style-name="P1">26001/26001 [==============================] - 29s 1ms/step - loss: 203.6539 - accuracy: 0.0000e+00</text:p>
      <text:p text:style-name="P1">Epoch 9/10</text:p>
      <text:p text:style-name="P1">26001/26001 [==============================] - 29s 1ms/step - loss: 202.9656 - accuracy: 0.0000e+00</text:p>
      <text:p text:style-name="P1">Epoch 10/10</text:p>
      <text:p text:style-name="P1">26001/26001 [==============================] - 28s 1ms/step - loss: 203.2508 - accuracy: 0.0000e+00</text:p>
      <text:p text:style-name="P1">At step <text:s/>26000</text:p>
      <text:p text:style-name="P1">reward: <text:s/>-0.5270273550917105</text:p>
      <text:p text:style-name="P1">total rewards <text:s/>169.69220290278193</text:p>
      <text:p text:style-name="P1">At step <text:s/>26100</text:p>
      <text:p text:style-name="P1">reward: <text:s/>-2.345181203540972</text:p>
      <text:p text:style-name="P1">total rewards <text:s/>187.57635049048983</text:p>
      <text:p text:style-name="P1">At step <text:s/>26200</text:p>
      <text:p text:style-name="P1">reward: <text:s/>33.46393044686317</text:p>
      <text:p text:style-name="P1">total rewards <text:s/>357.9119825637034</text:p>
      <text:p text:style-name="P1">Landed it!</text:p>
      <text:p text:style-name="P1">[-3.46525192e-02 <text:s/>5.81938426e-04 -4.39336350e-02 <text:s/>1.62959331e-02</text:p>
      <text:p text:style-name="P1"><text:s/>-1.38995992e-02 -5.74411054e-02 <text:s/>1.00000000e+00 <text:s/>1.00000000e+00]</text:p>
      <text:p text:style-name="P1"><text:soft-page-break/>Successful Landing!!! <text:s/>26206</text:p>
      <text:p text:style-name="P1">Total successes are: <text:s/>30</text:p>
      <text:p text:style-name="P1">At step <text:s/>26300</text:p>
      <text:p text:style-name="P1">reward: <text:s/>1.9336890037033734</text:p>
      <text:p text:style-name="P1">total rewards <text:s/>230.89766538485478</text:p>
      <text:p text:style-name="P1">At step <text:s/>26400</text:p>
      <text:p text:style-name="P1">reward: <text:s/>0.18875637212525914</text:p>
      <text:p text:style-name="P1">total rewards <text:s/>160.50427931951396</text:p>
      <text:p text:style-name="P1">At step <text:s/>26500</text:p>
      <text:p text:style-name="P1">reward: <text:s/>-0.8276285807354772</text:p>
      <text:p text:style-name="P1">total rewards <text:s/>142.78789836983117</text:p>
      <text:p text:style-name="P1">At step <text:s/>26600</text:p>
      <text:p text:style-name="P1">reward: <text:s/>0.6075793170262281</text:p>
      <text:p text:style-name="P1">total rewards <text:s/>260.78653443470955</text:p>
      <text:p text:style-name="P1">Landed it!</text:p>
      <text:p text:style-name="P1">[-0.52282248 <text:s/>0.11785551 <text:s/>0. <text:s text:c="9"/>0. <text:s text:c="8"/>-0.21141537 <text:s/>0.</text:p>
      <text:p text:style-name="P1"><text:s text:c="2"/>1. <text:s text:c="9"/>1. <text:s text:c="7"/>]</text:p>
      <text:p text:style-name="P1">Successful Landing!!! <text:s/>26641</text:p>
      <text:p text:style-name="P1">Total successes are: <text:s/>31</text:p>
      <text:p text:style-name="P1">At step <text:s/>26700</text:p>
      <text:p text:style-name="P1">reward: <text:s/>-3.235816666383131</text:p>
      <text:p text:style-name="P1">total rewards <text:s/>208.7150056920319</text:p>
      <text:p text:style-name="P1">At step <text:s/>26800</text:p>
      <text:p text:style-name="P1">reward: <text:s/>1.8359379664977487</text:p>
      <text:p text:style-name="P1">total rewards <text:s/>229.89446203078538</text:p>
      <text:p text:style-name="P1">Landed it!</text:p>
      <text:p text:style-name="P1">[-0.39016013 -0.00403418 <text:s/>0. <text:s text:c="9"/>0. <text:s text:c="8"/>-0.16759436 <text:s/>0.</text:p>
      <text:p text:style-name="P1"><text:s text:c="2"/>1. <text:s text:c="9"/>1. <text:s text:c="7"/>]</text:p>
      <text:p text:style-name="P1">Successful Landing!!! <text:s/>26868</text:p>
      <text:p text:style-name="P1">Total successes are: <text:s/>32</text:p>
      <text:p text:style-name="P1">At step <text:s/>26900</text:p>
      <text:p text:style-name="P1">reward: <text:s/>-4.240793021869659</text:p>
      <text:p text:style-name="P1">total rewards <text:s/>180.24206309043836</text:p>
      <text:p text:style-name="P1">training model model</text:p>
      <text:p text:style-name="P1">Epoch 1/10</text:p>
      <text:p text:style-name="P1">27001/27001 [==============================] - 30s 1ms/step - loss: 202.0039 - accuracy: 0.0000e+00</text:p>
      <text:p text:style-name="P1">Epoch 2/10</text:p>
      <text:p text:style-name="P1">27001/27001 [==============================] - 29s 1ms/step - loss: 201.4274 - accuracy: 0.0000e+00</text:p>
      <text:p text:style-name="P1">Epoch 3/10</text:p>
      <text:p text:style-name="P1">27001/27001 [==============================] - 30s 1ms/step - loss: 201.2876 - accuracy: 0.0000e+00</text:p>
      <text:p text:style-name="P1">Epoch 4/10</text:p>
      <text:p text:style-name="P1">27001/27001 [==============================] - 29s 1ms/step - loss: 200.4303 - accuracy: 0.0000e+00</text:p>
      <text:p text:style-name="P1">Epoch 5/10</text:p>
      <text:p text:style-name="P1">27001/27001 [==============================] - 30s 1ms/step - loss: 201.4042 - accuracy: 0.0000e+00</text:p>
      <text:p text:style-name="P1"><text:soft-page-break/>Epoch 6/10</text:p>
      <text:p text:style-name="P1">27001/27001 [==============================] - 29s 1ms/step - loss: 199.9598 - accuracy: 0.0000e+00</text:p>
      <text:p text:style-name="P1">Epoch 7/10</text:p>
      <text:p text:style-name="P1">27001/27001 [==============================] - 29s 1ms/step - loss: 200.1063 - accuracy: 0.0000e+00</text:p>
      <text:p text:style-name="P1">Epoch 8/10</text:p>
      <text:p text:style-name="P1">27001/27001 [==============================] - 28s 1ms/step - loss: 200.0751 - accuracy: 0.0000e+00</text:p>
      <text:p text:style-name="P1">Epoch 9/10</text:p>
      <text:p text:style-name="P1">27001/27001 [==============================] - 28s 1ms/step - loss: 199.5303 - accuracy: 0.0000e+00</text:p>
      <text:p text:style-name="P1">Epoch 10/10</text:p>
      <text:p text:style-name="P1">27001/27001 [==============================] - 28s 1ms/step - loss: 198.5624 - accuracy: 0.0000e+00</text:p>
      <text:p text:style-name="P1">At step <text:s/>27000</text:p>
      <text:p text:style-name="P1">reward: <text:s/>-5.855661779615687</text:p>
      <text:p text:style-name="P1">total rewards <text:s/>194.46026953660555</text:p>
      <text:p text:style-name="P1">At step <text:s/>27100</text:p>
      <text:p text:style-name="P1">reward: <text:s/>13.806615240925192</text:p>
      <text:p text:style-name="P1">total rewards <text:s/>199.61424483920374</text:p>
      <text:p text:style-name="P1">At step <text:s/>27200</text:p>
      <text:p text:style-name="P1">reward: <text:s/>-14.54107099109224</text:p>
      <text:p text:style-name="P1">total rewards <text:s/>247.98072002873482</text:p>
      <text:p text:style-name="P1">At step <text:s/>27300</text:p>
      <text:p text:style-name="P1">reward: <text:s/>-30.25659166899362</text:p>
      <text:p text:style-name="P1">total rewards <text:s/>311.26565481865435</text:p>
      <text:p text:style-name="P1">Landed it!</text:p>
      <text:p text:style-name="P1">[-0.32867279 -0.036361 <text:s text:c="3"/>0. <text:s text:c="9"/>0. <text:s text:c="9"/>0.29460481 <text:s/>0.</text:p>
      <text:p text:style-name="P1"><text:s text:c="2"/>1. <text:s text:c="9"/>1. <text:s text:c="7"/>]</text:p>
      <text:p text:style-name="P1">Successful Landing!!! <text:s/>27321</text:p>
      <text:p text:style-name="P1">Total successes are: <text:s/>33</text:p>
      <text:p text:style-name="P1">At step <text:s/>27400</text:p>
      <text:p text:style-name="P1">reward: <text:s/>-6.509906386793657</text:p>
      <text:p text:style-name="P1">total rewards <text:s/>277.5325095792513</text:p>
      <text:p text:style-name="P1">At step <text:s/>27500</text:p>
      <text:p text:style-name="P1">reward: <text:s/>5.254189909964743</text:p>
      <text:p text:style-name="P1">total rewards <text:s/>308.31382239611156</text:p>
      <text:p text:style-name="P1">At step <text:s/>27600</text:p>
      <text:p text:style-name="P1">reward: <text:s/>0.42315619687241224</text:p>
      <text:p text:style-name="P1">total rewards <text:s/>338.6725695968374</text:p>
      <text:p text:style-name="P1">Landed it!</text:p>
      <text:p text:style-name="P1">[ 0.7338089 <text:s/>-0.1088936 <text:s text:c="2"/>0. <text:s text:c="9"/>0. <text:s text:c="9"/>0.16656403 <text:s/>0.</text:p>
      <text:p text:style-name="P1"><text:s text:c="2"/>1. <text:s text:c="9"/>0. <text:s text:c="7"/>]</text:p>
      <text:p text:style-name="P1">Successful Landing!!! <text:s/>27664</text:p>
      <text:p text:style-name="P1">Total successes are: <text:s/>34</text:p>
      <text:p text:style-name="P1">At step <text:s/>27700</text:p>
      <text:p text:style-name="P1">reward: <text:s/>4.363549135171036</text:p>
      <text:p text:style-name="P1">total rewards <text:s/>240.04640266520096</text:p>
      <text:p text:style-name="P1"><text:soft-page-break/>[-0.15486965 -0.02213954 <text:s/>0.45217001 -0.24145606 <text:s/>0.11715699 -1.73776086</text:p>
      <text:p text:style-name="P1"><text:s text:c="2"/>1. <text:s text:c="9"/>1. <text:s text:c="7"/>]</text:p>
      <text:p text:style-name="P1">At step <text:s/>27800</text:p>
      <text:p text:style-name="P1">reward: <text:s/>3.253535469762446</text:p>
      <text:p text:style-name="P1">total rewards <text:s/>-106.71071750900434</text:p>
      <text:p text:style-name="P1">At step <text:s/>27900</text:p>
      <text:p text:style-name="P1">reward: <text:s/>-3.474145722556114</text:p>
      <text:p text:style-name="P1">total rewards <text:s/>-24.440666341691653</text:p>
      <text:p text:style-name="P1">[ 0.26208525 -0.0407649 <text:s text:c="2"/>0.72216312 -0.15966894 -0.22661002 <text:s/>0.28224335</text:p>
      <text:p text:style-name="P1"><text:s text:c="2"/>1. <text:s text:c="9"/>1. <text:s text:c="7"/>]</text:p>
      <text:p text:style-name="P1">training model model</text:p>
      <text:p text:style-name="P1">Epoch 1/10</text:p>
      <text:p text:style-name="P1">28001/28001 [==============================] - 30s 1ms/step - loss: 199.1947 - accuracy: 0.0000e+00</text:p>
      <text:p text:style-name="P1">Epoch 2/10</text:p>
      <text:p text:style-name="P1">28001/28001 [==============================] - 30s 1ms/step - loss: 199.6096 - accuracy: 0.0000e+00</text:p>
      <text:p text:style-name="P1">Epoch 3/10</text:p>
      <text:p text:style-name="P1">28001/28001 [==============================] - 31s 1ms/step - loss: 199.4295 - accuracy: 0.0000e+00</text:p>
      <text:p text:style-name="P1">Epoch 4/10</text:p>
      <text:p text:style-name="P1">28001/28001 [==============================] - 31s 1ms/step - loss: 198.5118 - accuracy: 0.0000e+00</text:p>
      <text:p text:style-name="P1">Epoch 5/10</text:p>
      <text:p text:style-name="P1">28001/28001 [==============================] - 31s 1ms/step - loss: 199.0447 - accuracy: 0.0000e+00</text:p>
      <text:p text:style-name="P1">Epoch 6/10</text:p>
      <text:p text:style-name="P1">28001/28001 [==============================] - 31s 1ms/step - loss: 198.5149 - accuracy: 0.0000e+00</text:p>
      <text:p text:style-name="P1">Epoch 7/10</text:p>
      <text:p text:style-name="P1">28001/28001 [==============================] - 30s 1ms/step - loss: 197.4864 - accuracy: 0.0000e+00</text:p>
      <text:p text:style-name="P1">Epoch 8/10</text:p>
      <text:p text:style-name="P1">28001/28001 [==============================] - 31s 1ms/step - loss: 197.4362 - accuracy: 0.0000e+00</text:p>
      <text:p text:style-name="P1">Epoch 9/10</text:p>
      <text:p text:style-name="P1">28001/28001 [==============================] - 30s 1ms/step - loss: 197.9132 - accuracy: 0.0000e+00</text:p>
      <text:p text:style-name="P1">Epoch 10/10</text:p>
      <text:p text:style-name="P1">28001/28001 [==============================] - 30s 1ms/step - loss: 198.0910 - accuracy: 0.0000e+00</text:p>
      <text:p text:style-name="P1">At step <text:s/>28000</text:p>
      <text:p text:style-name="P1">reward: <text:s/>6.575612566236617</text:p>
      <text:p text:style-name="P1">total rewards <text:s/>-158.38863601775773</text:p>
      <text:p text:style-name="P1">At step <text:s/>28100</text:p>
      <text:p text:style-name="P1">reward: <text:s/>3.4019490702734707</text:p>
      <text:p text:style-name="P1">total rewards <text:s/>-75.37022982738596</text:p>
      <text:p text:style-name="P1">At step <text:s/>28200</text:p>
      <text:p text:style-name="P1">reward: <text:s/>8.218385108286823</text:p>
      <text:p text:style-name="P1"><text:soft-page-break/>total rewards <text:s/>88.52187628095572</text:p>
      <text:p text:style-name="P1">Landed it!</text:p>
      <text:p text:style-name="P1">[-1.30142593e-01 -8.21765264e-05 <text:s/>0.00000000e+00 <text:s/>0.00000000e+00</text:p>
      <text:p text:style-name="P1"><text:s/>-8.81048664e-03 <text:s/>0.00000000e+00 <text:s/>1.00000000e+00 <text:s/>1.00000000e+00]</text:p>
      <text:p text:style-name="P1">Successful Landing!!! <text:s/>28246</text:p>
      <text:p text:style-name="P1">Total successes are: <text:s/>35</text:p>
      <text:p text:style-name="P1">At step <text:s/>28300</text:p>
      <text:p text:style-name="P1">reward: <text:s/>-6.175690181297758</text:p>
      <text:p text:style-name="P1">total rewards <text:s/>136.2104726976979</text:p>
      <text:p text:style-name="P1">At step <text:s/>28400</text:p>
      <text:p text:style-name="P1">reward: <text:s/>7.190029416644516</text:p>
      <text:p text:style-name="P1">total rewards <text:s/>206.29580258796497</text:p>
      <text:p text:style-name="P1">At step <text:s/>28500</text:p>
      <text:p text:style-name="P1">reward: <text:s/>-4.996165088484067</text:p>
      <text:p text:style-name="P1">total rewards <text:s/>71.53522795799167</text:p>
      <text:p text:style-name="P1">[-1.01166324 <text:s/>0.3570366 <text:s/>-1.5779206 <text:s/>-0.61756521 <text:s/>0.94493091 -0.0039005</text:p>
      <text:p text:style-name="P1"><text:s text:c="2"/>0. <text:s text:c="9"/>0. <text:s text:c="7"/>]</text:p>
      <text:p text:style-name="P1">At step <text:s/>28600</text:p>
      <text:p text:style-name="P1">reward: <text:s/>-8.573839044503709</text:p>
      <text:p text:style-name="P1">total rewards <text:s/>-40.282352030060835</text:p>
      <text:p text:style-name="P1">At step <text:s/>28700</text:p>
      <text:p text:style-name="P1">reward: <text:s/>0.22575558005098254</text:p>
      <text:p text:style-name="P1">total rewards <text:s/>144.58976965028782</text:p>
      <text:p text:style-name="P1">Landed it!</text:p>
      <text:p text:style-name="P1">[-0.24975014 <text:s/>0.00852452 <text:s/>0. <text:s text:c="9"/>0. <text:s text:c="8"/>-0.10157398 <text:s/>0.</text:p>
      <text:p text:style-name="P1"><text:s text:c="2"/>1. <text:s text:c="9"/>1. <text:s text:c="7"/>]</text:p>
      <text:p text:style-name="P1">Successful Landing!!! <text:s/>28731</text:p>
      <text:p text:style-name="P1">Total successes are: <text:s/>36</text:p>
      <text:p text:style-name="P1">At step <text:s/>28800</text:p>
      <text:p text:style-name="P1">reward: <text:s/>5.994200435808039</text:p>
      <text:p text:style-name="P1">total rewards <text:s/>114.45527020551482</text:p>
      <text:p text:style-name="P1">[ 6.29610062e-02 -2.84558471e-02 <text:s/>6.50841713e-01 <text:s/>2.55486094e-08</text:p>
      <text:p text:style-name="P1"><text:s/>-1.06232485e-03 <text:s/>1.49946402e-07 <text:s/>1.00000000e+00 <text:s/>1.00000000e+00]</text:p>
      <text:p text:style-name="P1">At step <text:s/>28900</text:p>
      <text:p text:style-name="P1">reward: <text:s/>2.6264627462794885</text:p>
      <text:p text:style-name="P1">total rewards <text:s/>-156.90494803293055</text:p>
      <text:p text:style-name="P1">training model model</text:p>
      <text:p text:style-name="P1">Epoch 1/10</text:p>
      <text:p text:style-name="P1">29001/29001 [==============================] - 32s 1ms/step - loss: 196.2356 - accuracy: 0.0000e+00</text:p>
      <text:p text:style-name="P1">Epoch 2/10</text:p>
      <text:p text:style-name="P1">29001/29001 [==============================] - 31s 1ms/step - loss: 196.2340 - accuracy: 0.0000e+00</text:p>
      <text:p text:style-name="P1">Epoch 3/10</text:p>
      <text:p text:style-name="P1">29001/29001 [==============================] - 31s 1ms/step - loss: 195.8904 - accuracy: 0.0000e+00</text:p>
      <text:p text:style-name="P1">Epoch 4/10</text:p>
      <text:p text:style-name="P1">29001/29001 [==============================] - 30s 1ms/step - loss: 195.3506 - accuracy: 0.0000e+00</text:p>
      <text:p text:style-name="P1"><text:soft-page-break/>Epoch 5/10</text:p>
      <text:p text:style-name="P1">29001/29001 [==============================] - 31s 1ms/step - loss: 194.5232 - accuracy: 0.0000e+00</text:p>
      <text:p text:style-name="P1">Epoch 6/10</text:p>
      <text:p text:style-name="P1">29001/29001 [==============================] - 31s 1ms/step - loss: 194.7650 - accuracy: 0.0000e+00</text:p>
      <text:p text:style-name="P1">Epoch 7/10</text:p>
      <text:p text:style-name="P1">29001/29001 [==============================] - 30s 1ms/step - loss: 195.1098 - accuracy: 0.0000e+00</text:p>
      <text:p text:style-name="P1">Epoch 8/10</text:p>
      <text:p text:style-name="P1">29001/29001 [==============================] - 31s 1ms/step - loss: 194.2079 - accuracy: 0.0000e+00</text:p>
      <text:p text:style-name="P1">Epoch 9/10</text:p>
      <text:p text:style-name="P1">29001/29001 [==============================] - 30s 1ms/step - loss: 194.5096 - accuracy: 0.0000e+00</text:p>
      <text:p text:style-name="P1">Epoch 10/10</text:p>
      <text:p text:style-name="P1">29001/29001 [==============================] - 31s 1ms/step - loss: 193.5260 - accuracy: 0.0000e+00</text:p>
      <text:p text:style-name="P1">At step <text:s/>29000</text:p>
      <text:p text:style-name="P1">reward: <text:s/>-0.6858289077888531</text:p>
      <text:p text:style-name="P1">total rewards <text:s/>-112.16518912414043</text:p>
      <text:p text:style-name="P1">At step <text:s/>29100</text:p>
      <text:p text:style-name="P1">reward: <text:s/>0.6583437031480875</text:p>
      <text:p text:style-name="P1">total rewards <text:s/>-232.89231969152345</text:p>
      <text:p text:style-name="P1">At step <text:s/>29200</text:p>
      <text:p text:style-name="P1">reward: <text:s/>-0.38788765668866176</text:p>
      <text:p text:style-name="P1">total rewards <text:s/>-156.00427304175702</text:p>
      <text:p text:style-name="P1">Landed it!</text:p>
      <text:p text:style-name="P1">[ 0.52856312 -0.12732624 <text:s/>0. <text:s text:c="9"/>0. <text:s text:c="8"/>-0.24446686 <text:s/>0.</text:p>
      <text:p text:style-name="P1"><text:s text:c="2"/>0. <text:s text:c="9"/>0. <text:s text:c="7"/>]</text:p>
      <text:p text:style-name="P1">Successful Landing!!! <text:s/>29258</text:p>
      <text:p text:style-name="P1">Total successes are: <text:s/>37</text:p>
      <text:p text:style-name="P1">At step <text:s/>29300</text:p>
      <text:p text:style-name="P1">reward: <text:s/>-1.2262106245506015</text:p>
      <text:p text:style-name="P1">total rewards <text:s/>265.3294886164501</text:p>
      <text:p text:style-name="P1">[ 0.01686993 -0.02784218 -0.13408395 -0.04987243 <text:s/>0.01118361 -0.86433808</text:p>
      <text:p text:style-name="P1"><text:s text:c="2"/>1. <text:s text:c="9"/>1. <text:s text:c="7"/>]</text:p>
      <text:p text:style-name="P1">At step <text:s/>29400</text:p>
      <text:p text:style-name="P1">reward: <text:s/>2.963559583189765</text:p>
      <text:p text:style-name="P1">total rewards <text:s/>-24.82161667676673</text:p>
      <text:p text:style-name="P1">At step <text:s/>29500</text:p>
      <text:p text:style-name="P1">reward: <text:s/>0.014204112427858462</text:p>
      <text:p text:style-name="P1">total rewards <text:s/>183.02488595948202</text:p>
      <text:p text:style-name="P1">Landed it!</text:p>
      <text:p text:style-name="P1">[ 0.11142263 <text:s/>0.00012587 <text:s/>0. <text:s text:c="9"/>0. <text:s text:c="8"/>-0.00532 <text:s text:c="4"/>0.</text:p>
      <text:p text:style-name="P1"><text:s text:c="2"/>0. <text:s text:c="9"/>0. <text:s text:c="7"/>]</text:p>
      <text:p text:style-name="P1">Successful Landing!!! <text:s/>29505</text:p>
      <text:p text:style-name="P1">Total successes are: <text:s/>38</text:p>
      <text:p text:style-name="P1">At step <text:s/>29600</text:p>
      <text:p text:style-name="P1"><text:soft-page-break/>reward: <text:s/>-3.6449164010625306</text:p>
      <text:p text:style-name="P1">total rewards <text:s/>148.54402397648272</text:p>
      <text:p text:style-name="P1">[ 0.60841827 <text:s/>0.11065694 <text:s/>0.22583872 -0.02695151 -0.05628219 -1.02686556</text:p>
      <text:p text:style-name="P1"><text:s text:c="2"/>0. <text:s text:c="9"/>0. <text:s text:c="7"/>]</text:p>
      <text:p text:style-name="P1">At step <text:s/>29700</text:p>
      <text:p text:style-name="P1">reward: <text:s/>-5.44995300865046</text:p>
      <text:p text:style-name="P1">total rewards <text:s/>-218.49370906268777</text:p>
      <text:p text:style-name="P1">At step <text:s/>29800</text:p>
      <text:p text:style-name="P1">reward: <text:s/>-16.875818342575528</text:p>
      <text:p text:style-name="P1">total rewards <text:s/>-369.35920007802406</text:p>
      <text:p text:style-name="P1">[ 0.68606434 <text:s/>0.57617312 <text:s/>1.10953879 -0.43942658 -0.91988063 -1.47950109</text:p>
      <text:p text:style-name="P1"><text:s text:c="2"/>0. <text:s text:c="9"/>0. <text:s text:c="7"/>]</text:p>
      <text:p text:style-name="P1">[ 9.89202499e-02 -2.85310443e-02 -8.69362513e-01 <text:s/>2.49547662e-09</text:p>
      <text:p text:style-name="P1"><text:s text:c="2"/>2.54984916e-04 -1.09325858e-08 <text:s/>1.00000000e+00 <text:s/>1.00000000e+00]</text:p>
      <text:p text:style-name="P1">At step <text:s/>29900</text:p>
      <text:p text:style-name="P1">reward: <text:s/>-4.296938568498472</text:p>
      <text:p text:style-name="P1">total rewards <text:s/>-104.0947180948052</text:p>
      <text:p text:style-name="P1">training model model</text:p>
      <text:p text:style-name="P1">Epoch 1/10</text:p>
      <text:p text:style-name="P1">30001/30001 [==============================] - 33s 1ms/step - loss: 197.0652 - accuracy: 0.0000e+00</text:p>
      <text:p text:style-name="P1">Epoch 2/10</text:p>
      <text:p text:style-name="P1">30001/30001 [==============================] - 32s 1ms/step - loss: 196.9412 - accuracy: 0.0000e+00</text:p>
      <text:p text:style-name="P1">Epoch 3/10</text:p>
      <text:p text:style-name="P1">30001/30001 [==============================] - 32s 1ms/step - loss: 196.4935 - accuracy: 0.0000e+00</text:p>
      <text:p text:style-name="P1">Epoch 4/10</text:p>
      <text:p text:style-name="P1">30001/30001 [==============================] - 33s 1ms/step - loss: 196.5057 - accuracy: 0.0000e+00</text:p>
      <text:p text:style-name="P1">Epoch 5/10</text:p>
      <text:p text:style-name="P1">30001/30001 [==============================] - 33s 1ms/step - loss: 195.1396 - accuracy: 0.0000e+00</text:p>
      <text:p text:style-name="P1">Epoch 6/10</text:p>
      <text:p text:style-name="P1">30001/30001 [==============================] - 33s 1ms/step - loss: 194.4932 - accuracy: 0.0000e+00</text:p>
      <text:p text:style-name="P1">Epoch 7/10</text:p>
      <text:p text:style-name="P1">30001/30001 [==============================] - 34s 1ms/step - loss: 195.0236 - accuracy: 0.0000e+00</text:p>
      <text:p text:style-name="P1">Epoch 8/10</text:p>
      <text:p text:style-name="P1">30001/30001 [==============================] - 33s 1ms/step - loss: 195.1932 - accuracy: 0.0000e+00</text:p>
      <text:p text:style-name="P1">Epoch 9/10</text:p>
      <text:p text:style-name="P1">30001/30001 [==============================] - 32s 1ms/step - loss: 194.4398 - accuracy: 0.0000e+00</text:p>
      <text:p text:style-name="P1">Epoch 10/10</text:p>
      <text:p text:style-name="P1">30001/30001 [==============================] - 31s 1ms/step - loss: 194.3254 - accuracy: 0.0000e+00</text:p>
      <text:p text:style-name="P1">At step <text:s/>30000</text:p>
      <text:p text:style-name="P1"><text:soft-page-break/>reward: <text:s/>6.198267283644178</text:p>
      <text:p text:style-name="P1">total rewards <text:s/>-118.04587615637845</text:p>
      <text:p text:style-name="P1">At step <text:s/>30100</text:p>
      <text:p text:style-name="P1">reward: <text:s/>-2.5016997156990395</text:p>
      <text:p text:style-name="P1">total rewards <text:s/>-154.89738303673175</text:p>
      <text:p text:style-name="P1">[ 0.63771687 -0.02662367 <text:s/>0.65534794 -0.28176416 -0.58076221 <text:s/>0.40735495</text:p>
      <text:p text:style-name="P1"><text:s text:c="2"/>1. <text:s text:c="9"/>0. <text:s text:c="7"/>]</text:p>
      <text:p text:style-name="P1">At step <text:s/>30200</text:p>
      <text:p text:style-name="P1">reward: <text:s/>-1.3294400854757225</text:p>
      <text:p text:style-name="P1">total rewards <text:s/>-65.91364724178254</text:p>
      <text:p text:style-name="P1">At step <text:s/>30300</text:p>
      <text:p text:style-name="P1">reward: <text:s/>13.026130976157743</text:p>
      <text:p text:style-name="P1">total rewards <text:s/>86.38182296284992</text:p>
      <text:p text:style-name="P1">At step <text:s/>30400</text:p>
      <text:p text:style-name="P1">reward: <text:s/>0.09719656681328459</text:p>
      <text:p text:style-name="P1">total rewards <text:s/>171.20564990043303</text:p>
      <text:p text:style-name="P1">Landed it!</text:p>
      <text:p text:style-name="P1">[ 0.04647493 -0.00019831 <text:s/>0. <text:s text:c="9"/>0. <text:s text:c="8"/>-0.00849812 <text:s/>0.</text:p>
      <text:p text:style-name="P1"><text:s text:c="2"/>0. <text:s text:c="9"/>0. <text:s text:c="7"/>]</text:p>
      <text:p text:style-name="P1">Successful Landing!!! <text:s/>30403</text:p>
      <text:p text:style-name="P1">Total successes are: <text:s/>39</text:p>
      <text:p text:style-name="P1">At step <text:s/>30500</text:p>
      <text:p text:style-name="P1">reward: <text:s/>8.248252856176178</text:p>
      <text:p text:style-name="P1">total rewards <text:s/>87.44487619795846</text:p>
      <text:p text:style-name="P1">At step <text:s/>30600</text:p>
      <text:p text:style-name="P1">reward: <text:s/>-11.736187390673994</text:p>
      <text:p text:style-name="P1">total rewards <text:s/>69.59992940152998</text:p>
      <text:p text:style-name="P1">[ 0.81756954 -0.09400541 <text:s/>0.25312889 <text:s/>0.28743882 -1.23856294 -1.13199226</text:p>
      <text:p text:style-name="P1"><text:s text:c="2"/>1. <text:s text:c="9"/>0. <text:s text:c="7"/>]</text:p>
      <text:p text:style-name="P1">At step <text:s/>30700</text:p>
      <text:p text:style-name="P1">reward: <text:s/>-6.524605949935301</text:p>
      <text:p text:style-name="P1">total rewards <text:s/>-180.26265381395885</text:p>
      <text:p text:style-name="P1">At step <text:s/>30800</text:p>
      <text:p text:style-name="P1">reward: <text:s/>-5.820075688178041</text:p>
      <text:p text:style-name="P1">total rewards <text:s/>-241.48650346400782</text:p>
      <text:p text:style-name="P1">At step <text:s/>30900</text:p>
      <text:p text:style-name="P1">reward: <text:s/>-7.127994186148145</text:p>
      <text:p text:style-name="P1">total rewards <text:s/>-321.612339495385</text:p>
      <text:p text:style-name="P1">[ 0.87793865 <text:s/>0.33978201 <text:s/>1.02693383 -0.39214163 -0.74139446 -1.22521607</text:p>
      <text:p text:style-name="P1"><text:s text:c="2"/>0. <text:s text:c="9"/>0. <text:s text:c="7"/>]</text:p>
      <text:p text:style-name="P1">training model model</text:p>
      <text:p text:style-name="P1">Epoch 1/10</text:p>
      <text:p text:style-name="P1">31001/31001 [==============================] - 33s 1ms/step - loss: 192.6324 - accuracy: 0.0000e+00</text:p>
      <text:p text:style-name="P1">Epoch 2/10</text:p>
      <text:p text:style-name="P1">31001/31001 [==============================] - 33s 1ms/step - loss: 192.9118 - accuracy: 0.0000e+00</text:p>
      <text:p text:style-name="P1">Epoch 3/10</text:p>
      <text:p text:style-name="P1"><text:soft-page-break/>31001/31001 [==============================] - 34s 1ms/step - loss: 192.3228 - accuracy: 0.0000e+00</text:p>
      <text:p text:style-name="P1">Epoch 4/10</text:p>
      <text:p text:style-name="P1">31001/31001 [==============================] - 35s 1ms/step - loss: 191.5716 - accuracy: 0.0000e+00</text:p>
      <text:p text:style-name="P1">Epoch 5/10</text:p>
      <text:p text:style-name="P1">31001/31001 [==============================] - 33s 1ms/step - loss: 192.1340 - accuracy: 0.0000e+00</text:p>
      <text:p text:style-name="P1">Epoch 6/10</text:p>
      <text:p text:style-name="P1">31001/31001 [==============================] - 35s 1ms/step - loss: 192.0428 - accuracy: 0.0000e+00</text:p>
      <text:p text:style-name="P1">Epoch 7/10</text:p>
      <text:p text:style-name="P1">31001/31001 [==============================] - 35s 1ms/step - loss: 192.0689 - accuracy: 0.0000e+00</text:p>
      <text:p text:style-name="P1">Epoch 8/10</text:p>
      <text:p text:style-name="P1">31001/31001 [==============================] - 34s 1ms/step - loss: 191.3254 - accuracy: 0.0000e+00</text:p>
      <text:p text:style-name="P1">Epoch 9/10</text:p>
      <text:p text:style-name="P1">31001/31001 [==============================] - 32s 1ms/step - loss: 191.6250 - accuracy: 0.0000e+00</text:p>
      <text:p text:style-name="P1">Epoch 10/10</text:p>
      <text:p text:style-name="P1">31001/31001 [==============================] - 33s 1ms/step - loss: 191.5881 - accuracy: 0.0000e+00</text:p>
      <text:p text:style-name="P1">At step <text:s/>31000</text:p>
      <text:p text:style-name="P1">reward: <text:s/>10.275806292336542</text:p>
      <text:p text:style-name="P1">total rewards <text:s/>-21.706083202441384</text:p>
      <text:p text:style-name="P1">At step <text:s/>31100</text:p>
      <text:p text:style-name="P1">reward: <text:s/>-2.9920182527356647</text:p>
      <text:p text:style-name="P1">total rewards <text:s/>83.89507001676762</text:p>
      <text:p text:style-name="P1">At step <text:s/>31200</text:p>
      <text:p text:style-name="P1">reward: <text:s/>-46.32594954542692</text:p>
      <text:p text:style-name="P1">total rewards <text:s/>61.0882514802699</text:p>
      <text:p text:style-name="P1">Landed it!</text:p>
      <text:p text:style-name="P1">[ 0.67694874 -0.1376116 <text:s text:c="2"/>0. <text:s text:c="9"/>0. <text:s text:c="9"/>0.17649873 <text:s/>0.</text:p>
      <text:p text:style-name="P1"><text:s text:c="2"/>0. <text:s text:c="9"/>1. <text:s text:c="7"/>]</text:p>
      <text:p text:style-name="P1">Successful Landing!!! <text:s/>31299</text:p>
      <text:p text:style-name="P1">Total successes are: <text:s/>40</text:p>
      <text:p text:style-name="P1">At step <text:s/>31300</text:p>
      <text:p text:style-name="P1">reward: <text:s/>13.704974516449488</text:p>
      <text:p text:style-name="P1">total rewards <text:s/>200</text:p>
      <text:p text:style-name="P1">At step <text:s/>31400</text:p>
      <text:p text:style-name="P1">reward: <text:s/>7.867862148025285</text:p>
      <text:p text:style-name="P1">total rewards <text:s/>173.0636489654966</text:p>
      <text:p text:style-name="P1">At step <text:s/>31500</text:p>
      <text:p text:style-name="P1">reward: <text:s/>0.9891395955125397</text:p>
      <text:p text:style-name="P1">total rewards <text:s/>257.66186094115733</text:p>
      <text:p text:style-name="P1">Landed it!</text:p>
      <text:p text:style-name="P1">[ 0.00328875 -0.00232703 -0.04201366 <text:s/>0.01054421 <text:s/>0.03173026 -0.03861364</text:p>
      <text:p text:style-name="P1"><text:s text:c="2"/>1. <text:s text:c="9"/>1. <text:s text:c="7"/>]</text:p>
      <text:p text:style-name="P1"><text:soft-page-break/>Successful Landing!!! <text:s/>31530</text:p>
      <text:p text:style-name="P1">Total successes are: <text:s/>41</text:p>
      <text:p text:style-name="P1">At step <text:s/>31600</text:p>
      <text:p text:style-name="P1">reward: <text:s/>10.975166580793637</text:p>
      <text:p text:style-name="P1">total rewards <text:s/>248.8306898727414</text:p>
      <text:p text:style-name="P1">At step <text:s/>31700</text:p>
      <text:p text:style-name="P1">reward: <text:s/>4.242285445953775</text:p>
      <text:p text:style-name="P1">total rewards <text:s/>297.4763086632881</text:p>
      <text:p text:style-name="P1">At step <text:s/>31800</text:p>
      <text:p text:style-name="P1">reward: <text:s/>-0.7661091946177696</text:p>
      <text:p text:style-name="P1">total rewards <text:s/>326.4108610728189</text:p>
      <text:p text:style-name="P1">At step <text:s/>31900</text:p>
      <text:p text:style-name="P1">reward: <text:s/>2.244291362714847</text:p>
      <text:p text:style-name="P1">total rewards <text:s/>432.17799170797934</text:p>
      <text:p text:style-name="P1">training model model</text:p>
      <text:p text:style-name="P1">Epoch 1/10</text:p>
      <text:p text:style-name="P1">32001/32001 [==============================] - 34s 1ms/step - loss: 190.2931 - accuracy: 0.0000e+00</text:p>
      <text:p text:style-name="P1">Epoch 2/10</text:p>
      <text:p text:style-name="P1">32001/32001 [==============================] - 34s 1ms/step - loss: 189.3314 - accuracy: 0.0000e+00</text:p>
      <text:p text:style-name="P1">Epoch 3/10</text:p>
      <text:p text:style-name="P1">32001/32001 [==============================] - 35s 1ms/step - loss: 189.5169 - accuracy: 0.0000e+00</text:p>
      <text:p text:style-name="P1">Epoch 4/10</text:p>
      <text:p text:style-name="P1">32001/32001 [==============================] - 34s 1ms/step - loss: 189.4316 - accuracy: 0.0000e+00</text:p>
      <text:p text:style-name="P1">Epoch 5/10</text:p>
      <text:p text:style-name="P1">32001/32001 [==============================] - 35s 1ms/step - loss: 189.7094 - accuracy: 0.0000e+00</text:p>
      <text:p text:style-name="P1">Epoch 6/10</text:p>
      <text:p text:style-name="P1">32001/32001 [==============================] - 35s 1ms/step - loss: 189.9952 - accuracy: 0.0000e+00</text:p>
      <text:p text:style-name="P1">Epoch 7/10</text:p>
      <text:p text:style-name="P1">32001/32001 [==============================] - 35s 1ms/step - loss: 188.5359 - accuracy: 0.0000e+00</text:p>
      <text:p text:style-name="P1">Epoch 8/10</text:p>
      <text:p text:style-name="P1">32001/32001 [==============================] - 34s 1ms/step - loss: 188.9077 - accuracy: 0.0000e+00</text:p>
      <text:p text:style-name="P1">Epoch 9/10</text:p>
      <text:p text:style-name="P1">32001/32001 [==============================] - 35s 1ms/step - loss: 188.3897 - accuracy: 0.0000e+00</text:p>
      <text:p text:style-name="P1">Epoch 10/10</text:p>
      <text:p text:style-name="P1">32001/32001 [==============================] - 34s 1ms/step - loss: 189.0007 - accuracy: 0.0000e+00</text:p>
      <text:p text:style-name="P1">At step <text:s/>32000</text:p>
      <text:p text:style-name="P1">reward: <text:s/>0.04498908719692322</text:p>
      <text:p text:style-name="P1">total rewards <text:s/>437.38560003166765</text:p>
      <text:p text:style-name="P1">Landed it!</text:p>
      <text:p text:style-name="P1"><text:soft-page-break/>[0.25530748 0.00474916 0. <text:s text:c="8"/>0. <text:s text:c="8"/>0.06593318 0.</text:p>
      <text:p text:style-name="P1"><text:s/>1. <text:s text:c="8"/>1. <text:s text:c="7"/>]</text:p>
      <text:p text:style-name="P1">Successful Landing!!! <text:s/>32044</text:p>
      <text:p text:style-name="P1">Total successes are: <text:s/>42</text:p>
      <text:p text:style-name="P1">At step <text:s/>32100</text:p>
      <text:p text:style-name="P1">reward: <text:s/>-9.185708300014097</text:p>
      <text:p text:style-name="P1">total rewards <text:s/>153.8522703932595</text:p>
      <text:p text:style-name="P1">[ 1.012784 <text:s text:c="3"/>0.00769382 <text:s/>4.04932245 -1.42123848 <text:s/>0.22551663 <text:s/>2.07788213</text:p>
      <text:p text:style-name="P1"><text:s text:c="2"/>0. <text:s text:c="9"/>1. <text:s text:c="7"/>]</text:p>
      <text:p text:style-name="P1">At step <text:s/>32200</text:p>
      <text:p text:style-name="P1">reward: <text:s/>-5.531125306076366</text:p>
      <text:p text:style-name="P1">total rewards <text:s/>-163.53671500522452</text:p>
      <text:p text:style-name="P1">[-0.0338975 <text:s/>-0.00763578 -0.43375794 -0.40120098 -0.43758443 <text:s/>3.95775636</text:p>
      <text:p text:style-name="P1"><text:s text:c="2"/>1. <text:s text:c="9"/>0. <text:s text:c="7"/>]</text:p>
      <text:p text:style-name="P1">At step <text:s/>32300</text:p>
      <text:p text:style-name="P1">reward: <text:s/>7.231918347252587</text:p>
      <text:p text:style-name="P1">total rewards <text:s/>-159.67349567853802</text:p>
      <text:p text:style-name="P1">At step <text:s/>32400</text:p>
      <text:p text:style-name="P1">reward: <text:s/>5.132425773600478</text:p>
      <text:p text:style-name="P1">total rewards <text:s/>-194.71425708627936</text:p>
      <text:p text:style-name="P1">[ 0.76659031 -0.07242607 <text:s/>1.45373615 -1.01104556 -0.09655016 <text:s/>0.45275005</text:p>
      <text:p text:style-name="P1"><text:s text:c="2"/>1. <text:s text:c="9"/>0. <text:s text:c="7"/>]</text:p>
      <text:p text:style-name="P1">At step <text:s/>32500</text:p>
      <text:p text:style-name="P1">reward: <text:s/>3.4667579048825696</text:p>
      <text:p text:style-name="P1">total rewards <text:s/>43.46867567343494</text:p>
      <text:p text:style-name="P1">[-0.33599248 <text:s/>0.04299927 <text:s/>0.25980987 -0.38607208 -0.25789741 -1.93294509</text:p>
      <text:p text:style-name="P1"><text:s text:c="2"/>1. <text:s text:c="9"/>1. <text:s text:c="7"/>]</text:p>
      <text:p text:style-name="P1">At step <text:s/>32600</text:p>
      <text:p text:style-name="P1">reward: <text:s/>6.460726232142007</text:p>
      <text:p text:style-name="P1">total rewards <text:s/>-113.66486383724876</text:p>
      <text:p text:style-name="P1">At step <text:s/>32700</text:p>
      <text:p text:style-name="P1">reward: <text:s/>-35.84307220942468</text:p>
      <text:p text:style-name="P1">total rewards <text:s/>238.42271351712168</text:p>
      <text:p text:style-name="P1">Landed it!</text:p>
      <text:p text:style-name="P1">[-9.71827507e-02 -4.29075559e-04 <text:s/>1.29220655e-01 -3.61056222e-04</text:p>
      <text:p text:style-name="P1"><text:s/>-1.59524865e-02 -1.03966226e-04 <text:s/>1.00000000e+00 <text:s/>1.00000000e+00]</text:p>
      <text:p text:style-name="P1">Successful Landing!!! <text:s/>32703</text:p>
      <text:p text:style-name="P1">Total successes are: <text:s/>43</text:p>
      <text:p text:style-name="P1">At step <text:s/>32800</text:p>
      <text:p text:style-name="P1">reward: <text:s/>-2.2651334770573004</text:p>
      <text:p text:style-name="P1">total rewards <text:s/>276.6631423271259</text:p>
      <text:p text:style-name="P1">At step <text:s/>32900</text:p>
      <text:p text:style-name="P1">reward: <text:s/>-27.015514202002024</text:p>
      <text:p text:style-name="P1">total rewards <text:s/>434.02464527091826</text:p>
      <text:p text:style-name="P1">Landed it!</text:p>
      <text:p text:style-name="P1">[0.28228807 0.00309988 0. <text:s text:c="8"/>0. <text:s text:c="8"/>0.0423385 <text:s/>0.</text:p>
      <text:p text:style-name="P1"><text:s/>0. <text:s text:c="8"/>0. <text:s text:c="7"/>]</text:p>
      <text:p text:style-name="P1">Successful Landing!!! <text:s/>32995</text:p>
      <text:p text:style-name="P1">Total successes are: <text:s/>44</text:p>
      <text:p text:style-name="P1"><text:soft-page-break/>training model model</text:p>
      <text:p text:style-name="P1">Epoch 1/10</text:p>
      <text:p text:style-name="P1">33001/33001 [==============================] - 35s 1ms/step - loss: 191.6078 - accuracy: 0.0000e+00</text:p>
      <text:p text:style-name="P1">Epoch 2/10</text:p>
      <text:p text:style-name="P1">33001/33001 [==============================] - 36s 1ms/step - loss: 190.8851 - accuracy: 0.0000e+00</text:p>
      <text:p text:style-name="P1">Epoch 3/10</text:p>
      <text:p text:style-name="P1">33001/33001 [==============================] - 37s 1ms/step - loss: 191.3345 - accuracy: 0.0000e+00</text:p>
      <text:p text:style-name="P1">Epoch 4/10</text:p>
      <text:p text:style-name="P1">33001/33001 [==============================] - 36s 1ms/step - loss: 190.4332 - accuracy: 0.0000e+00</text:p>
      <text:p text:style-name="P1">Epoch 5/10</text:p>
      <text:p text:style-name="P1">33001/33001 [==============================] - 36s 1ms/step - loss: 190.3621 - accuracy: 0.0000e+00</text:p>
      <text:p text:style-name="P1">Epoch 6/10</text:p>
      <text:p text:style-name="P1">33001/33001 [==============================] - 37s 1ms/step - loss: 190.0547 - accuracy: 0.0000e+00</text:p>
      <text:p text:style-name="P1">Epoch 7/10</text:p>
      <text:p text:style-name="P1">33001/33001 [==============================] - 37s 1ms/step - loss: 189.4158 - accuracy: 0.0000e+00</text:p>
      <text:p text:style-name="P1">Epoch 8/10</text:p>
      <text:p text:style-name="P1">33001/33001 [==============================] - 36s 1ms/step - loss: 189.7410 - accuracy: 0.0000e+00</text:p>
      <text:p text:style-name="P1">Epoch 9/10</text:p>
      <text:p text:style-name="P1">33001/33001 [==============================] - 34s 1ms/step - loss: 189.0853 - accuracy: 0.0000e+00</text:p>
      <text:p text:style-name="P1">Epoch 10/10</text:p>
      <text:p text:style-name="P1">33001/33001 [==============================] - 36s 1ms/step - loss: 189.0651 - accuracy: 0.0000e+00</text:p>
      <text:p text:style-name="P1">At step <text:s/>33000</text:p>
      <text:p text:style-name="P1">reward: <text:s/>-0.2366015766041242</text:p>
      <text:p text:style-name="P1">total rewards <text:s/>179.8748790760952</text:p>
      <text:p text:style-name="P1">At step <text:s/>33100</text:p>
      <text:p text:style-name="P1">reward: <text:s/>-3.165665114146928</text:p>
      <text:p text:style-name="P1">total rewards <text:s/>264.0192296873848</text:p>
      <text:p text:style-name="P1">At step <text:s/>33200</text:p>
      <text:p text:style-name="P1">reward: <text:s/>-0.74935732204781</text:p>
      <text:p text:style-name="P1">total rewards <text:s/>240.30322749908595</text:p>
      <text:p text:style-name="P1">[ 0.62375755 -0.14851932 <text:s/>0.38286897 -0.04586641 <text:s/>0.07928556 -0.00402957</text:p>
      <text:p text:style-name="P1"><text:s text:c="2"/>1. <text:s text:c="9"/>1. <text:s text:c="7"/>]</text:p>
      <text:p text:style-name="P1">At step <text:s/>33300</text:p>
      <text:p text:style-name="P1">reward: <text:s/>5.703820026007753</text:p>
      <text:p text:style-name="P1">total rewards <text:s/>-172.7871006293013</text:p>
      <text:p text:style-name="P1">At step <text:s/>33400</text:p>
      <text:p text:style-name="P1">reward: <text:s/>-1.2167086611713651</text:p>
      <text:p text:style-name="P1">total rewards <text:s/>-75.07559226163617</text:p>
      <text:p text:style-name="P1">At step <text:s/>33500</text:p>
      <text:p text:style-name="P1"><text:soft-page-break/>reward: <text:s/>4.442352566258132</text:p>
      <text:p text:style-name="P1">total rewards <text:s/>-106.44283082139613</text:p>
      <text:p text:style-name="P1">Landed it!</text:p>
      <text:p text:style-name="P1">[ 0.55989361 -0.10282764 <text:s/>0. <text:s text:c="9"/>0. <text:s text:c="9"/>0.02214628 <text:s/>0.</text:p>
      <text:p text:style-name="P1"><text:s text:c="2"/>0. <text:s text:c="9"/>0. <text:s text:c="7"/>]</text:p>
      <text:p text:style-name="P1">Successful Landing!!! <text:s/>33597</text:p>
      <text:p text:style-name="P1">Total successes are: <text:s/>45</text:p>
      <text:p text:style-name="P1">At step <text:s/>33600</text:p>
      <text:p text:style-name="P1">reward: <text:s/>-2.3605335597131427</text:p>
      <text:p text:style-name="P1">total rewards <text:s/>188.46405551256973</text:p>
      <text:p text:style-name="P1">At step <text:s/>33700</text:p>
      <text:p text:style-name="P1">reward: <text:s/>-63.40053406305574</text:p>
      <text:p text:style-name="P1">total rewards <text:s/>353.3810656649143</text:p>
      <text:p text:style-name="P1">[-0.28141918 -0.04642994 <text:s/>0.07310807 -0.03434339 <text:s/>0.28973407 -0.24884901</text:p>
      <text:p text:style-name="P1"><text:s text:c="2"/>1. <text:s text:c="9"/>1. <text:s text:c="7"/>]</text:p>
      <text:p text:style-name="P1">At step <text:s/>33800</text:p>
      <text:p text:style-name="P1">reward: <text:s/>-1.4296716379872085</text:p>
      <text:p text:style-name="P1">total rewards <text:s/>-172.2874088760557</text:p>
      <text:p text:style-name="P1">At step <text:s/>33900</text:p>
      <text:p text:style-name="P1">reward: <text:s/>-0.9261319099644441</text:p>
      <text:p text:style-name="P1">total rewards <text:s/>-240.37999207199806</text:p>
      <text:p text:style-name="P1">training model model</text:p>
      <text:p text:style-name="P1">Epoch 1/10</text:p>
      <text:p text:style-name="P1">34001/34001 [==============================] - 38s 1ms/step - loss: 189.4392 - accuracy: 0.0000e+00</text:p>
      <text:p text:style-name="P1">Epoch 2/10</text:p>
      <text:p text:style-name="P1">34001/34001 [==============================] - 39s 1ms/step - loss: 187.5302 - accuracy: 0.0000e+00</text:p>
      <text:p text:style-name="P1">Epoch 3/10</text:p>
      <text:p text:style-name="P1">34001/34001 [==============================] - 38s 1ms/step - loss: 187.0145 - accuracy: 0.0000e+00</text:p>
      <text:p text:style-name="P1">Epoch 4/10</text:p>
      <text:p text:style-name="P1">34001/34001 [==============================] - 38s 1ms/step - loss: 188.0966 - accuracy: 0.0000e+00</text:p>
      <text:p text:style-name="P1">Epoch 5/10</text:p>
      <text:p text:style-name="P1">34001/34001 [==============================] - 37s 1ms/step - loss: 187.4001 - accuracy: 0.0000e+00</text:p>
      <text:p text:style-name="P1">Epoch 6/10</text:p>
      <text:p text:style-name="P1">34001/34001 [==============================] - 37s 1ms/step - loss: 187.5439 - accuracy: 0.0000e+00</text:p>
      <text:p text:style-name="P1">Epoch 7/10</text:p>
      <text:p text:style-name="P1">34001/34001 [==============================] - 37s 1ms/step - loss: 187.3573 - accuracy: 0.0000e+00</text:p>
      <text:p text:style-name="P1">Epoch 8/10</text:p>
      <text:p text:style-name="P1">34001/34001 [==============================] - 37s 1ms/step - loss: 187.9316 - accuracy: 0.0000e+00</text:p>
      <text:p text:style-name="P1">Epoch 9/10</text:p>
      <text:p text:style-name="P1">34001/34001 [==============================] - 36s 1ms/step - loss: 187.0997 - accuracy: 0.0000e+00</text:p>
      <text:p text:style-name="P1"><text:soft-page-break/>Epoch 10/10</text:p>
      <text:p text:style-name="P1">34001/34001 [==============================] - 37s 1ms/step - loss: 186.1200 - accuracy: 0.0000e+00</text:p>
      <text:p text:style-name="P1">At step <text:s/>34000</text:p>
      <text:p text:style-name="P1">reward: <text:s/>0.41217285983692714</text:p>
      <text:p text:style-name="P1">total rewards <text:s/>-254.9371864293051</text:p>
      <text:p text:style-name="P1">[ 0.66644516 -0.11124245 <text:s/>0.34041154 -0.14249656 -0.35898381 <text:s/>0.50522069</text:p>
      <text:p text:style-name="P1"><text:s text:c="2"/>1. <text:s text:c="9"/>1. <text:s text:c="7"/>]</text:p>
      <text:p text:style-name="P1">At step <text:s/>34100</text:p>
      <text:p text:style-name="P1">reward: <text:s/>3.378439015740907</text:p>
      <text:p text:style-name="P1">total rewards <text:s/>-155.11023028400808</text:p>
      <text:p text:style-name="P1">At step <text:s/>34200</text:p>
      <text:p text:style-name="P1">reward: <text:s/>6.333322290425799</text:p>
      <text:p text:style-name="P1">total rewards <text:s/>-118.75612291359195</text:p>
      <text:p text:style-name="P1">At step <text:s/>34300</text:p>
      <text:p text:style-name="P1">reward: <text:s/>-2.503956884801706</text:p>
      <text:p text:style-name="P1">total rewards <text:s/>-104.95586122676818</text:p>
      <text:p text:style-name="P1">At step <text:s/>34400</text:p>
      <text:p text:style-name="P1">reward: <text:s/>-1.8791875771045685</text:p>
      <text:p text:style-name="P1">total rewards <text:s/>-182.50989907904227</text:p>
      <text:p text:style-name="P1">At step <text:s/>34500</text:p>
      <text:p text:style-name="P1">reward: <text:s/>2.403133585617265</text:p>
      <text:p text:style-name="P1">total rewards <text:s/>-190.62629057127083</text:p>
      <text:p text:style-name="P1">Landed it!</text:p>
      <text:p text:style-name="P1">[ 0.56127262 -0.14008624 <text:s/>0. <text:s text:c="9"/>0. <text:s text:c="8"/>-0.24406585 <text:s/>0.</text:p>
      <text:p text:style-name="P1"><text:s text:c="2"/>1. <text:s text:c="9"/>1. <text:s text:c="7"/>]</text:p>
      <text:p text:style-name="P1">Successful Landing!!! <text:s/>34562</text:p>
      <text:p text:style-name="P1">Total successes are: <text:s/>46</text:p>
      <text:p text:style-name="P1">At step <text:s/>34600</text:p>
      <text:p text:style-name="P1">reward: <text:s/>0.7978014374680873</text:p>
      <text:p text:style-name="P1">total rewards <text:s/>101.30864971214683</text:p>
      <text:p text:style-name="P1">At step <text:s/>34700</text:p>
      <text:p text:style-name="P1">reward: <text:s/>7.27324364810844</text:p>
      <text:p text:style-name="P1">total rewards <text:s/>154.51936548041527</text:p>
      <text:p text:style-name="P1">[-0.35877647 -0.04427261 -1.31605363 -0.21225214 <text:s/>2.48065352 <text:s/>1.90068293</text:p>
      <text:p text:style-name="P1"><text:s text:c="2"/>0. <text:s text:c="9"/>0. <text:s text:c="7"/>]</text:p>
      <text:p text:style-name="P1">At step <text:s/>34800</text:p>
      <text:p text:style-name="P1">reward: <text:s/>0.15414411137547435</text:p>
      <text:p text:style-name="P1">total rewards <text:s/>-107.25759562401856</text:p>
      <text:p text:style-name="P1">At step <text:s/>34900</text:p>
      <text:p text:style-name="P1">reward: <text:s/>1.020903361560245</text:p>
      <text:p text:style-name="P1">total rewards <text:s/>-42.081530810080146</text:p>
      <text:p text:style-name="P1">Landed it!</text:p>
      <text:p text:style-name="P1">[-0.13198013 <text:s/>0.00295578 <text:s/>0. <text:s text:c="9"/>0. <text:s text:c="8"/>-0.03767843 <text:s/>0.</text:p>
      <text:p text:style-name="P1"><text:s text:c="2"/>1. <text:s text:c="9"/>1. <text:s text:c="7"/>]</text:p>
      <text:p text:style-name="P1">Successful Landing!!! <text:s/>34998</text:p>
      <text:p text:style-name="P1">Total successes are: <text:s/>47</text:p>
      <text:p text:style-name="P1">training model model</text:p>
      <text:p text:style-name="P1">Epoch 1/10</text:p>
      <text:p text:style-name="P1"><text:soft-page-break/>35001/35001 [==============================] - 37s 1ms/step - loss: 188.4545 - accuracy: 0.0000e+00</text:p>
      <text:p text:style-name="P1">Epoch 2/10</text:p>
      <text:p text:style-name="P1">35001/35001 [==============================] - 39s 1ms/step - loss: 188.3950 - accuracy: 0.0000e+00</text:p>
      <text:p text:style-name="P1">Epoch 3/10</text:p>
      <text:p text:style-name="P1">35001/35001 [==============================] - 37s 1ms/step - loss: 188.1043 - accuracy: 0.0000e+00</text:p>
      <text:p text:style-name="P1">Epoch 4/10</text:p>
      <text:p text:style-name="P1">35001/35001 [==============================] - 37s 1ms/step - loss: 187.0736 - accuracy: 0.0000e+00</text:p>
      <text:p text:style-name="P1">Epoch 5/10</text:p>
      <text:p text:style-name="P1">35001/35001 [==============================] - 38s 1ms/step - loss: 187.6911 - accuracy: 0.0000e+00</text:p>
      <text:p text:style-name="P1">Epoch 6/10</text:p>
      <text:p text:style-name="P1">35001/35001 [==============================] - 36s 1ms/step - loss: 187.1836 - accuracy: 0.0000e+00</text:p>
      <text:p text:style-name="P1">Epoch 7/10</text:p>
      <text:p text:style-name="P1">35001/35001 [==============================] - 38s 1ms/step - loss: 187.9848 - accuracy: 0.0000e+00</text:p>
      <text:p text:style-name="P1">Epoch 8/10</text:p>
      <text:p text:style-name="P1">35001/35001 [==============================] - 39s 1ms/step - loss: 186.9126 - accuracy: 0.0000e+00</text:p>
      <text:p text:style-name="P1">Epoch 9/10</text:p>
      <text:p text:style-name="P1">35001/35001 [==============================] - 38s 1ms/step - loss: 186.7285 - accuracy: 0.0000e+00</text:p>
      <text:p text:style-name="P1">Epoch 10/10</text:p>
      <text:p text:style-name="P1">35001/35001 [==============================] - 38s 1ms/step - loss: 187.2292 - accuracy: 0.0000e+00</text:p>
      <text:p text:style-name="P1">At step <text:s/>35000</text:p>
      <text:p text:style-name="P1">reward: <text:s/>18.915118798070115</text:p>
      <text:p text:style-name="P1">total rewards <text:s/>209.24169857967416</text:p>
      <text:p text:style-name="P1">At step <text:s/>35100</text:p>
      <text:p text:style-name="P1">reward: <text:s/>8.007267984618144</text:p>
      <text:p text:style-name="P1">total rewards <text:s/>206.18858732131187</text:p>
      <text:p text:style-name="P1">At step <text:s/>35200</text:p>
      <text:p text:style-name="P1">reward: <text:s/>-3.1437762742651896</text:p>
      <text:p text:style-name="P1">total rewards <text:s/>188.91430655951592</text:p>
      <text:p text:style-name="P1">[ 0.54648266 -0.04058813 <text:s/>0.66792893 -0.20943757 -0.55138278 <text:s/>0.2508651</text:p>
      <text:p text:style-name="P1"><text:s text:c="2"/>0. <text:s text:c="9"/>1. <text:s text:c="7"/>]</text:p>
      <text:p text:style-name="P1">At step <text:s/>35300</text:p>
      <text:p text:style-name="P1">reward: <text:s/>3.940240078504224</text:p>
      <text:p text:style-name="P1">total rewards <text:s/>-199.25685406576363</text:p>
      <text:p text:style-name="P1">At step <text:s/>35400</text:p>
      <text:p text:style-name="P1">reward: <text:s/>0.4153963569731601</text:p>
      <text:p text:style-name="P1">total rewards <text:s/>-233.5846019383501</text:p>
      <text:p text:style-name="P1">At step <text:s/>35500</text:p>
      <text:p text:style-name="P1">reward: <text:s/>-2.5865954690509625</text:p>
      <text:p text:style-name="P1">total rewards <text:s/>-281.0430131111315</text:p>
      <text:p text:style-name="P1"><text:soft-page-break/>At step <text:s/>35600</text:p>
      <text:p text:style-name="P1">reward: <text:s/>0.0025573732677628414</text:p>
      <text:p text:style-name="P1">total rewards <text:s/>-177.95630008639094</text:p>
      <text:p text:style-name="P1">Landed it!</text:p>
      <text:p text:style-name="P1">[ 0.87395935 -0.15101764 <text:s/>0. <text:s text:c="9"/>0. <text:s text:c="8"/>-0.05638133 <text:s/>0.</text:p>
      <text:p text:style-name="P1"><text:s text:c="2"/>1. <text:s text:c="9"/>1. <text:s text:c="7"/>]</text:p>
      <text:p text:style-name="P1">Successful Landing!!! <text:s/>35602</text:p>
      <text:p text:style-name="P1">Total successes are: <text:s/>48</text:p>
      <text:p text:style-name="P1">[-0.0405302 <text:s/>-0.02450642 -0.23526877 -0.13995238 <text:s/>0.07217927 -0.8008852</text:p>
      <text:p text:style-name="P1"><text:s text:c="2"/>1. <text:s text:c="9"/>1. <text:s text:c="7"/>]</text:p>
      <text:p text:style-name="P1">At step <text:s/>35700</text:p>
      <text:p text:style-name="P1">reward: <text:s/>-1.8167606710170061</text:p>
      <text:p text:style-name="P1">total rewards <text:s/>-129.63164870339975</text:p>
      <text:p text:style-name="P1">At step <text:s/>35800</text:p>
      <text:p text:style-name="P1">reward: <text:s/>-3.713160355622989</text:p>
      <text:p text:style-name="P1">total rewards <text:s/>-57.91335002797112</text:p>
      <text:p text:style-name="P1">At step <text:s/>35900</text:p>
      <text:p text:style-name="P1">reward: <text:s/>9.554072895989515</text:p>
      <text:p text:style-name="P1">total rewards <text:s/>-174.41136210915445</text:p>
      <text:p text:style-name="P1">training model model</text:p>
      <text:p text:style-name="P1">Epoch 1/10</text:p>
      <text:p text:style-name="P1">36001/36001 [==============================] - 40s 1ms/step - loss: 184.9777 - accuracy: 0.0000e+00</text:p>
      <text:p text:style-name="P1">Epoch 2/10</text:p>
      <text:p text:style-name="P1">36001/36001 [==============================] - 39s 1ms/step - loss: 186.0920 - accuracy: 0.0000e+00</text:p>
      <text:p text:style-name="P1">Epoch 3/10</text:p>
      <text:p text:style-name="P1">36001/36001 [==============================] - 39s 1ms/step - loss: 184.3677 - accuracy: 0.0000e+00</text:p>
      <text:p text:style-name="P1">Epoch 4/10</text:p>
      <text:p text:style-name="P1">36001/36001 [==============================] - 40s 1ms/step - loss: 185.6915 - accuracy: 0.0000e+00</text:p>
      <text:p text:style-name="P1">Epoch 5/10</text:p>
      <text:p text:style-name="P1">36001/36001 [==============================] - 40s 1ms/step - loss: 184.3968 - accuracy: 0.0000e+00</text:p>
      <text:p text:style-name="P1">Epoch 6/10</text:p>
      <text:p text:style-name="P1">36001/36001 [==============================] - 39s 1ms/step - loss: 185.0469 - accuracy: 0.0000e+00</text:p>
      <text:p text:style-name="P1">Epoch 7/10</text:p>
      <text:p text:style-name="P1">36001/36001 [==============================] - 38s 1ms/step - loss: 184.3816 - accuracy: 0.0000e+00</text:p>
      <text:p text:style-name="P1">Epoch 8/10</text:p>
      <text:p text:style-name="P1">36001/36001 [==============================] - 38s 1ms/step - loss: 184.1699 - accuracy: 0.0000e+00</text:p>
      <text:p text:style-name="P1">Epoch 9/10</text:p>
      <text:p text:style-name="P1">36001/36001 [==============================] - 39s 1ms/step - loss: 184.5799 - accuracy: 0.0000e+00</text:p>
      <text:p text:style-name="P1">Epoch 10/10</text:p>
      <text:p text:style-name="P1"><text:soft-page-break/>36001/36001 [==============================] - 38s 1ms/step - loss: 183.8674 - accuracy: 0.0000e+00</text:p>
      <text:p text:style-name="P1">At step <text:s/>36000</text:p>
      <text:p text:style-name="P1">reward: <text:s/>-38.840273593862776</text:p>
      <text:p text:style-name="P1">total rewards <text:s/>-238.23685624716506</text:p>
      <text:p text:style-name="P1">[ 1.00421753 -0.09015958 <text:s/>0.98516631 -0.34497354 -0.55845189 -0.44506252</text:p>
      <text:p text:style-name="P1"><text:s text:c="2"/>0. <text:s text:c="9"/>1. <text:s text:c="7"/>]</text:p>
      <text:p text:style-name="P1">At step <text:s/>36100</text:p>
      <text:p text:style-name="P1">reward: <text:s/>10.342001056846021</text:p>
      <text:p text:style-name="P1">total rewards <text:s/>-112.5954325638086</text:p>
      <text:p text:style-name="P1">[-4.91566515e-01 <text:s/>5.51041667e-02 <text:s/>3.89563243e-01 -6.44278328e-02</text:p>
      <text:p text:style-name="P1"><text:s/>-2.41233632e-01 <text:s/>1.02285005e-07 <text:s/>1.00000000e+00 <text:s/>1.00000000e+00]</text:p>
      <text:p text:style-name="P1">At step <text:s/>36200</text:p>
      <text:p text:style-name="P1">reward: <text:s/>15.727976671968616</text:p>
      <text:p text:style-name="P1">total rewards <text:s/>-74.70247584990817</text:p>
      <text:p text:style-name="P1">[ 0.05116634 -0.0241311 <text:s/>-0.62894301 -0.16503702 <text:s/>0.07965095 -0.9635299</text:p>
      <text:p text:style-name="P1"><text:s text:c="2"/>1. <text:s text:c="9"/>1. <text:s text:c="7"/>]</text:p>
      <text:p text:style-name="P1">At step <text:s/>36300</text:p>
      <text:p text:style-name="P1">reward: <text:s/>1.9954461664706469</text:p>
      <text:p text:style-name="P1">total rewards <text:s/>-165.81238093496353</text:p>
      <text:p text:style-name="P1">At step <text:s/>36400</text:p>
      <text:p text:style-name="P1">reward: <text:s/>1.3389799740105175</text:p>
      <text:p text:style-name="P1">total rewards <text:s/>-178.10906484343573</text:p>
      <text:p text:style-name="P1">At step <text:s/>36500</text:p>
      <text:p text:style-name="P1">reward: <text:s/>0.7146264359974862</text:p>
      <text:p text:style-name="P1">total rewards <text:s/>-227.62061710374812</text:p>
      <text:p text:style-name="P1">At step <text:s/>36600</text:p>
      <text:p text:style-name="P1">reward: <text:s/>-1.5759849990343764</text:p>
      <text:p text:style-name="P1">total rewards <text:s/>-200.88134793883546</text:p>
      <text:p text:style-name="P1">Landed it!</text:p>
      <text:p text:style-name="P1">[ 0.3131918 <text:s/>-0.00220007 <text:s/>0. <text:s text:c="9"/>0. <text:s text:c="8"/>-0.01136288 <text:s/>0.</text:p>
      <text:p text:style-name="P1"><text:s text:c="2"/>0. <text:s text:c="9"/>1. <text:s text:c="7"/>]</text:p>
      <text:p text:style-name="P1">Successful Landing!!! <text:s/>36692</text:p>
      <text:p text:style-name="P1">Total successes are: <text:s/>49</text:p>
      <text:p text:style-name="P1">At step <text:s/>36700</text:p>
      <text:p text:style-name="P1">reward: <text:s/>18.89708763429459</text:p>
      <text:p text:style-name="P1">total rewards <text:s/>251.26372840207216</text:p>
      <text:p text:style-name="P1">At step <text:s/>36800</text:p>
      <text:p text:style-name="P1">reward: <text:s/>-2.5745501786152305</text:p>
      <text:p text:style-name="P1">total rewards <text:s/>260.24743002929193</text:p>
      <text:p text:style-name="P1">At step <text:s/>36900</text:p>
      <text:p text:style-name="P1">reward: <text:s/>-4.4521165532880325</text:p>
      <text:p text:style-name="P1">total rewards <text:s/>263.920739936702</text:p>
      <text:p text:style-name="P1">training model model</text:p>
      <text:p text:style-name="P1">Epoch 1/10</text:p>
      <text:p text:style-name="P1">37001/37001 [==============================] - 40s 1ms/step - loss: 183.4487 - accuracy: 0.0000e+00</text:p>
      <text:p text:style-name="P1">Epoch 2/10</text:p>
      <text:p text:style-name="P1"><text:soft-page-break/>37001/37001 [==============================] - 40s 1ms/step - loss: 182.8251 - accuracy: 0.0000e+00</text:p>
      <text:p text:style-name="P1">Epoch 3/10</text:p>
      <text:p text:style-name="P1">37001/37001 [==============================] - 39s 1ms/step - loss: 183.8842 - accuracy: 0.0000e+00</text:p>
      <text:p text:style-name="P1">Epoch 4/10</text:p>
      <text:p text:style-name="P1">37001/37001 [==============================] - 39s 1ms/step - loss: 183.0022 - accuracy: 0.0000e+00</text:p>
      <text:p text:style-name="P1">Epoch 5/10</text:p>
      <text:p text:style-name="P1">37001/37001 [==============================] - 39s 1ms/step - loss: 182.7901 - accuracy: 0.0000e+00</text:p>
      <text:p text:style-name="P1">Epoch 6/10</text:p>
      <text:p text:style-name="P1">37001/37001 [==============================] - 39s 1ms/step - loss: 183.0843 - accuracy: 0.0000e+00</text:p>
      <text:p text:style-name="P1">Epoch 7/10</text:p>
      <text:p text:style-name="P1">37001/37001 [==============================] - 39s 1ms/step - loss: 183.4396 - accuracy: 0.0000e+00</text:p>
      <text:p text:style-name="P1">Epoch 8/10</text:p>
      <text:p text:style-name="P1">37001/37001 [==============================] - 40s 1ms/step - loss: 181.8250 - accuracy: 0.0000e+00</text:p>
      <text:p text:style-name="P1">Epoch 9/10</text:p>
      <text:p text:style-name="P1">37001/37001 [==============================] - 40s 1ms/step - loss: 182.2953 - accuracy: 0.0000e+00</text:p>
      <text:p text:style-name="P1">Epoch 10/10</text:p>
      <text:p text:style-name="P1">37001/37001 [==============================] - 40s 1ms/step - loss: 182.2071 - accuracy: 0.0000e+00</text:p>
      <text:p text:style-name="P1">At step <text:s/>37000</text:p>
      <text:p text:style-name="P1">reward: <text:s/>-3.4891988575471835</text:p>
      <text:p text:style-name="P1">total rewards <text:s/>235.95800560355553</text:p>
      <text:p text:style-name="P1">[ 0.1161253 <text:s/>-0.01840314 <text:s/>0.03868701 <text:s/>0.00808815 <text:s/>0.18389948 <text:s/>0.05065921</text:p>
      <text:p text:style-name="P1"><text:s text:c="2"/>1. <text:s text:c="9"/>1. <text:s text:c="7"/>]</text:p>
      <text:p text:style-name="P1">At step <text:s/>37100</text:p>
      <text:p text:style-name="P1">reward: <text:s/>10.155730344449502</text:p>
      <text:p text:style-name="P1">total rewards <text:s/>-43.537529087640884</text:p>
      <text:p text:style-name="P1">At step <text:s/>37200</text:p>
      <text:p text:style-name="P1">reward: <text:s/>2.038825275792022</text:p>
      <text:p text:style-name="P1">total rewards <text:s/>-48.602362695948905</text:p>
      <text:p text:style-name="P1">Landed it!</text:p>
      <text:p text:style-name="P1">[-7.10716248e-02 <text:s/>3.03012530e-04 <text:s/>1.25003874e-01 -2.29471130e-04</text:p>
      <text:p text:style-name="P1"><text:s text:c="2"/>1.40562085e-02 -6.22013467e-05 <text:s/>1.00000000e+00 <text:s/>1.00000000e+00]</text:p>
      <text:p text:style-name="P1">Successful Landing!!! <text:s/>37275</text:p>
      <text:p text:style-name="P1">Total successes are: <text:s/>50</text:p>
      <text:p text:style-name="P1">At step <text:s/>37300</text:p>
      <text:p text:style-name="P1">reward: <text:s/>-1.0622408354149293</text:p>
      <text:p text:style-name="P1">total rewards <text:s/>162.12601983197746</text:p>
      <text:p text:style-name="P1">At step <text:s/>37400</text:p>
      <text:p text:style-name="P1">reward: <text:s/>5.323677926235754</text:p>
      <text:p text:style-name="P1">total rewards <text:s/>466.81111553168796</text:p>
      <text:p text:style-name="P1">Landed it!</text:p>
      <text:p text:style-name="P1"><text:soft-page-break/>[-0.50430193 -0.0570522 <text:s text:c="2"/>0. <text:s text:c="9"/>0. <text:s text:c="8"/>-0.10196024 <text:s/>0.</text:p>
      <text:p text:style-name="P1"><text:s text:c="2"/>1. <text:s text:c="9"/>1. <text:s text:c="7"/>]</text:p>
      <text:p text:style-name="P1">Successful Landing!!! <text:s/>37476</text:p>
      <text:p text:style-name="P1">Total successes are: <text:s/>51</text:p>
      <text:p text:style-name="P1">At step <text:s/>37500</text:p>
      <text:p text:style-name="P1">reward: <text:s/>-1.3649698528904415</text:p>
      <text:p text:style-name="P1">total rewards <text:s/>228.6707728868264</text:p>
      <text:p text:style-name="P1">At step <text:s/>37600</text:p>
      <text:p text:style-name="P1">reward: <text:s/>-6.552322939352185</text:p>
      <text:p text:style-name="P1">total rewards <text:s/>215.26425633534356</text:p>
      <text:p text:style-name="P1">[-0.0633626 <text:s/>-0.01984569 <text:s/>0.19428796 -0.09189402 <text:s/>0.16219746 -0.57026823</text:p>
      <text:p text:style-name="P1"><text:s text:c="2"/>1. <text:s text:c="9"/>1. <text:s text:c="7"/>]</text:p>
      <text:p text:style-name="P1">At step <text:s/>37700</text:p>
      <text:p text:style-name="P1">reward: <text:s/>-0.4452838323135981</text:p>
      <text:p text:style-name="P1">total rewards <text:s/>-145.0436291448695</text:p>
      <text:p text:style-name="P1">At step <text:s/>37800</text:p>
      <text:p text:style-name="P1">reward: <text:s/>1.5224458320495693</text:p>
      <text:p text:style-name="P1">total rewards <text:s/>22.708697123289458</text:p>
      <text:p text:style-name="P1">At step <text:s/>37900</text:p>
      <text:p text:style-name="P1">reward: <text:s/>21.16043547649594</text:p>
      <text:p text:style-name="P1">total rewards <text:s/>-105.0521430195487</text:p>
      <text:p text:style-name="P1">training model model</text:p>
      <text:p text:style-name="P1">Epoch 1/10</text:p>
      <text:p text:style-name="P1">38001/38001 [==============================] - 41s 1ms/step - loss: 183.0413 - accuracy: 0.0000e+00</text:p>
      <text:p text:style-name="P1">Epoch 2/10</text:p>
      <text:p text:style-name="P1">38001/38001 [==============================] - 40s 1ms/step - loss: 181.9895 - accuracy: 0.0000e+00</text:p>
      <text:p text:style-name="P1">Epoch 3/10</text:p>
      <text:p text:style-name="P1">38001/38001 [==============================] - 40s 1ms/step - loss: 183.0343 - accuracy: 0.0000e+00</text:p>
      <text:p text:style-name="P1">Epoch 4/10</text:p>
      <text:p text:style-name="P1">38001/38001 [==============================] - 42s 1ms/step - loss: 182.0117 - accuracy: 0.0000e+00</text:p>
      <text:p text:style-name="P1">Epoch 5/10</text:p>
      <text:p text:style-name="P1">38001/38001 [==============================] - 41s 1ms/step - loss: 182.8661 - accuracy: 0.0000e+00</text:p>
      <text:p text:style-name="P1">Epoch 6/10</text:p>
      <text:p text:style-name="P1">38001/38001 [==============================] - 42s 1ms/step - loss: 181.8715 - accuracy: 0.0000e+00</text:p>
      <text:p text:style-name="P1">Epoch 7/10</text:p>
      <text:p text:style-name="P1">38001/38001 [==============================] - 42s 1ms/step - loss: 181.5974 - accuracy: 0.0000e+00</text:p>
      <text:p text:style-name="P1">Epoch 8/10</text:p>
      <text:p text:style-name="P1">38001/38001 [==============================] - 42s 1ms/step - loss: 181.9960 - accuracy: 0.0000e+00</text:p>
      <text:p text:style-name="P1">Epoch 9/10</text:p>
      <text:p text:style-name="P1">38001/38001 [==============================] - 41s 1ms/step - loss: 181.9218 - accuracy: 0.0000e+00</text:p>
      <text:p text:style-name="P1"><text:soft-page-break/>Epoch 10/10</text:p>
      <text:p text:style-name="P1">38001/38001 [==============================] - 39s 1ms/step - loss: 181.9507 - accuracy: 0.0000e+00</text:p>
      <text:p text:style-name="P1">At step <text:s/>38000</text:p>
      <text:p text:style-name="P1">reward: <text:s/>-2.987659310474898</text:p>
      <text:p text:style-name="P1">total rewards <text:s/>0.8820553785304797</text:p>
      <text:p text:style-name="P1">Landed it!</text:p>
      <text:p text:style-name="P1">[-0.84879405 -0.12785382 <text:s/>0. <text:s text:c="9"/>0. <text:s text:c="8"/>-0.3050018 <text:s text:c="2"/>0.</text:p>
      <text:p text:style-name="P1"><text:s text:c="2"/>1. <text:s text:c="9"/>1. <text:s text:c="7"/>]</text:p>
      <text:p text:style-name="P1">Successful Landing!!! <text:s/>38049</text:p>
      <text:p text:style-name="P1">Total successes are: <text:s/>52</text:p>
      <text:p text:style-name="P1">At step <text:s/>38100</text:p>
      <text:p text:style-name="P1">reward: <text:s/>4.618274497600377</text:p>
      <text:p text:style-name="P1">total rewards <text:s/>263.5061004720991</text:p>
      <text:p text:style-name="P1">[-0.08941326 -0.01539299 <text:s/>0.37022007 -0.10875323 <text:s/>0.25376102 -0.76120098</text:p>
      <text:p text:style-name="P1"><text:s text:c="2"/>0. <text:s text:c="9"/>1. <text:s text:c="7"/>]</text:p>
      <text:p text:style-name="P1">At step <text:s/>38200</text:p>
      <text:p text:style-name="P1">reward: <text:s/>6.201167856019318</text:p>
      <text:p text:style-name="P1">total rewards <text:s/>-195.13813966066104</text:p>
      <text:p text:style-name="P1">At step <text:s/>38300</text:p>
      <text:p text:style-name="P1">reward: <text:s/>3.227840451060338</text:p>
      <text:p text:style-name="P1">total rewards <text:s/>-159.68531958471152</text:p>
      <text:p text:style-name="P1">At step <text:s/>38400</text:p>
      <text:p text:style-name="P1">reward: <text:s/>4.832320670634241</text:p>
      <text:p text:style-name="P1">total rewards <text:s/>-148.70395624626823</text:p>
      <text:p text:style-name="P1">At step <text:s/>38500</text:p>
      <text:p text:style-name="P1">reward: <text:s/>10.496519936198105</text:p>
      <text:p text:style-name="P1">total rewards <text:s/>-202.53667065417284</text:p>
      <text:p text:style-name="P1">At step <text:s/>38600</text:p>
      <text:p text:style-name="P1">reward: <text:s/>-0.28739854307967516</text:p>
      <text:p text:style-name="P1">total rewards <text:s/>-241.1690735797126</text:p>
      <text:p text:style-name="P1">At step <text:s/>38700</text:p>
      <text:p text:style-name="P1">reward: <text:s/>-3.2717926136891236</text:p>
      <text:p text:style-name="P1">total rewards <text:s/>-284.4360782744285</text:p>
      <text:p text:style-name="P1">Landed it!</text:p>
      <text:p text:style-name="P1">[ 0.72186413 -0.07532231 <text:s/>0. <text:s text:c="9"/>0. <text:s text:c="8"/>-0.22693644 <text:s/>0.</text:p>
      <text:p text:style-name="P1"><text:s text:c="2"/>1. <text:s text:c="9"/>1. <text:s text:c="7"/>]</text:p>
      <text:p text:style-name="P1">Successful Landing!!! <text:s/>38759</text:p>
      <text:p text:style-name="P1">Total successes are: <text:s/>53</text:p>
      <text:p text:style-name="P1">At step <text:s/>38800</text:p>
      <text:p text:style-name="P1">reward: <text:s/>-5.308849105538155</text:p>
      <text:p text:style-name="P1">total rewards <text:s/>155.4717304128538</text:p>
      <text:p text:style-name="P1">At step <text:s/>38900</text:p>
      <text:p text:style-name="P1">reward: <text:s/>-2.9051594480090355</text:p>
      <text:p text:style-name="P1">total rewards <text:s/>180.50956654246406</text:p>
      <text:p text:style-name="P1">Landed it!</text:p>
      <text:p text:style-name="P1">[ 0.46130619 -0.05073997 <text:s/>0. <text:s text:c="9"/>0. <text:s text:c="9"/>0.25474349 <text:s/>0.</text:p>
      <text:p text:style-name="P1"><text:s text:c="2"/>1. <text:s text:c="9"/>1. <text:s text:c="7"/>]</text:p>
      <text:p text:style-name="P1">Successful Landing!!! <text:s/>38991</text:p>
      <text:p text:style-name="P1"><text:soft-page-break/>Total successes are: <text:s/>54</text:p>
      <text:p text:style-name="P1">training model model</text:p>
      <text:p text:style-name="P1">Epoch 1/10</text:p>
      <text:p text:style-name="P1">39001/39001 [==============================] - 41s 1ms/step - loss: 182.8232 - accuracy: 0.0000e+00</text:p>
      <text:p text:style-name="P1">Epoch 2/10</text:p>
      <text:p text:style-name="P1">39001/39001 [==============================] - 41s 1ms/step - loss: 182.0269 - accuracy: 0.0000e+00</text:p>
      <text:p text:style-name="P1">Epoch 3/10</text:p>
      <text:p text:style-name="P1">39001/39001 [==============================] - 42s 1ms/step - loss: 182.5226 - accuracy: 0.0000e+00</text:p>
      <text:p text:style-name="P1">Epoch 4/10</text:p>
      <text:p text:style-name="P1">39001/39001 [==============================] - 43s 1ms/step - loss: 182.5266 - accuracy: 0.0000e+00</text:p>
      <text:p text:style-name="P1">Epoch 5/10</text:p>
      <text:p text:style-name="P1">39001/39001 [==============================] - 43s 1ms/step - loss: 182.1897 - accuracy: 0.0000e+00</text:p>
      <text:p text:style-name="P1">Epoch 6/10</text:p>
      <text:p text:style-name="P1">39001/39001 [==============================] - 43s 1ms/step - loss: 182.1445 - accuracy: 0.0000e+00</text:p>
      <text:p text:style-name="P1">Epoch 7/10</text:p>
      <text:p text:style-name="P1">39001/39001 [==============================] - 43s 1ms/step - loss: 181.0950 - accuracy: 0.0000e+00</text:p>
      <text:p text:style-name="P1">Epoch 8/10</text:p>
      <text:p text:style-name="P1">39001/39001 [==============================] - 42s 1ms/step - loss: 182.4126 - accuracy: 0.0000e+00</text:p>
      <text:p text:style-name="P1">Epoch 9/10</text:p>
      <text:p text:style-name="P1">39001/39001 [==============================] - 38s 978us/step - loss: 181.7189 - accuracy: 0.0000e+00</text:p>
      <text:p text:style-name="P1">Epoch 10/10</text:p>
      <text:p text:style-name="P1">39001/39001 [==============================] - 28s 727us/step - loss: 181.7501 - accuracy: 0.0000e+00</text:p>
      <text:p text:style-name="P1">At step <text:s/>39000</text:p>
      <text:p text:style-name="P1">reward: <text:s/>0.12461948301832099</text:p>
      <text:p text:style-name="P1">total rewards <text:s/>276.3916454644651</text:p>
      <text:p text:style-name="P1">At step <text:s/>39100</text:p>
      <text:p text:style-name="P1">reward: <text:s/>7.423387878929238</text:p>
      <text:p text:style-name="P1">total rewards <text:s/>291.2255499079624</text:p>
      <text:p text:style-name="P1">At step <text:s/>39200</text:p>
      <text:p text:style-name="P1">reward: <text:s/>-3.6548107339228872</text:p>
      <text:p text:style-name="P1">total rewards <text:s/>264.0229492189697</text:p>
      <text:p text:style-name="P1">[ 0.04711695 -0.01768607 <text:s/>0.17688076 -0.00188017 <text:s/>0.1984815 <text:s/>-0.01201344</text:p>
      <text:p text:style-name="P1"><text:s text:c="2"/>1. <text:s text:c="9"/>1. <text:s text:c="7"/>]</text:p>
      <text:p text:style-name="P1">At step <text:s/>39300</text:p>
      <text:p text:style-name="P1">reward: <text:s/>11.300623789198122</text:p>
      <text:p text:style-name="P1">total rewards <text:s/>-154.9534402050995</text:p>
      <text:p text:style-name="P1">At step <text:s/>39400</text:p>
      <text:p text:style-name="P1">reward: <text:s/>-4.0756098021560785</text:p>
      <text:p text:style-name="P1">total rewards <text:s/>-126.70876171954171</text:p>
      <text:p text:style-name="P1"><text:soft-page-break/>At step <text:s/>39500</text:p>
      <text:p text:style-name="P1">reward: <text:s/>-0.3872531859411126</text:p>
      <text:p text:style-name="P1">total rewards <text:s/>98.86529324759299</text:p>
      <text:p text:style-name="P1">Landed it!</text:p>
      <text:p text:style-name="P1">[0.1451602 <text:s/>0.00118311 0. <text:s text:c="8"/>0. <text:s text:c="8"/>0.02189424 0.</text:p>
      <text:p text:style-name="P1"><text:s/>1. <text:s text:c="8"/>1. <text:s text:c="7"/>]</text:p>
      <text:p text:style-name="P1">Successful Landing!!! <text:s/>39536</text:p>
      <text:p text:style-name="P1">Total successes are: <text:s/>55</text:p>
      <text:p text:style-name="P1">At step <text:s/>39600</text:p>
      <text:p text:style-name="P1">reward: <text:s/>6.592544114025472</text:p>
      <text:p text:style-name="P1">total rewards <text:s/>249.50380409174394</text:p>
      <text:p text:style-name="P1">At step <text:s/>39700</text:p>
      <text:p text:style-name="P1">reward: <text:s/>-4.2983416405797</text:p>
      <text:p text:style-name="P1">total rewards <text:s/>321.350344725544</text:p>
      <text:p text:style-name="P1">At step <text:s/>39800</text:p>
      <text:p text:style-name="P1">reward: <text:s/>-0.10560503436458646</text:p>
      <text:p text:style-name="P1">total rewards <text:s/>464.91936763575933</text:p>
      <text:p text:style-name="P1">At step <text:s/>39900</text:p>
      <text:p text:style-name="P1">reward: <text:s/>-0.17372114510263736</text:p>
      <text:p text:style-name="P1">total rewards <text:s/>434.0251915105314</text:p>
      <text:p text:style-name="P1">Landed it!</text:p>
      <text:p text:style-name="P1">[ 0.3237855 <text:s/>-0.02404668 <text:s/>0. <text:s text:c="9"/>0. <text:s text:c="8"/>-0.21451783 <text:s/>0.</text:p>
      <text:p text:style-name="P1"><text:s text:c="2"/>1. <text:s text:c="9"/>0. <text:s text:c="7"/>]</text:p>
      <text:p text:style-name="P1">Successful Landing!!! <text:s/>39910</text:p>
      <text:p text:style-name="P1">Total successes are: <text:s/>56</text:p>
      <text:p text:style-name="P1">training model model</text:p>
      <text:p text:style-name="P1">Epoch 1/10</text:p>
      <text:p text:style-name="P1">40001/40001 [==============================] - 44s 1ms/step - loss: 180.4415 - accuracy: 0.0000e+00</text:p>
      <text:p text:style-name="P1">Epoch 2/10</text:p>
      <text:p text:style-name="P1">40001/40001 [==============================] - 45s 1ms/step - loss: 180.6834 - accuracy: 0.0000e+00</text:p>
      <text:p text:style-name="P1">Epoch 3/10</text:p>
      <text:p text:style-name="P1">40001/40001 [==============================] - 43s 1ms/step - loss: 180.5357 - accuracy: 0.0000e+00</text:p>
      <text:p text:style-name="P1">Epoch 4/10</text:p>
      <text:p text:style-name="P1">40001/40001 [==============================] - 44s 1ms/step - loss: 180.2856 - accuracy: 0.0000e+00</text:p>
      <text:p text:style-name="P1">Epoch 5/10</text:p>
      <text:p text:style-name="P1">40001/40001 [==============================] - 43s 1ms/step - loss: 179.6284 - accuracy: 0.0000e+00</text:p>
      <text:p text:style-name="P1">Epoch 6/10</text:p>
      <text:p text:style-name="P1">40001/40001 [==============================] - 43s 1ms/step - loss: 180.0010 - accuracy: 0.0000e+00</text:p>
      <text:p text:style-name="P1">Epoch 7/10</text:p>
      <text:p text:style-name="P1">40001/40001 [==============================] - 43s 1ms/step - loss: 179.9389 - accuracy: 0.0000e+00</text:p>
      <text:p text:style-name="P1">Epoch 8/10</text:p>
      <text:p text:style-name="P1"><text:soft-page-break/>40001/40001 [==============================] - 42s 1ms/step - loss: 179.8920 - accuracy: 0.0000e+00</text:p>
      <text:p text:style-name="P1">Epoch 9/10</text:p>
      <text:p text:style-name="P1">40001/40001 [==============================] - 41s 1ms/step - loss: 179.3256 - accuracy: 0.0000e+00</text:p>
      <text:p text:style-name="P1">Epoch 10/10</text:p>
      <text:p text:style-name="P1">40001/40001 [==============================] - 42s 1ms/step - loss: 178.9880 - accuracy: 0.0000e+00</text:p>
      <text:p text:style-name="P1">At step <text:s/>40000</text:p>
      <text:p text:style-name="P1">reward: <text:s/>-0.022952350185194984</text:p>
      <text:p text:style-name="P1">total rewards <text:s/>259.4188116251869</text:p>
      <text:p text:style-name="P1">At step <text:s/>40100</text:p>
      <text:p text:style-name="P1">reward: <text:s/>-5.566773662553222</text:p>
      <text:p text:style-name="P1">total rewards <text:s/>303.5816466409621</text:p>
      <text:p text:style-name="P1">At step <text:s/>40200</text:p>
      <text:p text:style-name="P1">reward: <text:s/>6.725250109026211</text:p>
      <text:p text:style-name="P1">total rewards <text:s/>226.7033609541398</text:p>
      <text:p text:style-name="P1">[ 0.36299133 <text:s/>0.05085984 -0.09399684 -0.04458717 <text:s/>0.28674811 <text:s/>0.27289603</text:p>
      <text:p text:style-name="P1"><text:s text:c="2"/>1. <text:s text:c="9"/>1. <text:s text:c="7"/>]</text:p>
      <text:p text:style-name="P1">At step <text:s/>40300</text:p>
      <text:p text:style-name="P1">reward: <text:s/>1.6652726884305478</text:p>
      <text:p text:style-name="P1">total rewards <text:s/>-60.221104176486016</text:p>
      <text:p text:style-name="P1">At step <text:s/>40400</text:p>
      <text:p text:style-name="P1">reward: <text:s/>11.204896078665117</text:p>
      <text:p text:style-name="P1">total rewards <text:s/>-52.28178357651763</text:p>
      <text:p text:style-name="P1">At step <text:s/>40500</text:p>
      <text:p text:style-name="P1">reward: <text:s/>-1.66535907112973</text:p>
      <text:p text:style-name="P1">total rewards <text:s/>-15.307433813194386</text:p>
      <text:p text:style-name="P1">At step <text:s/>40600</text:p>
      <text:p text:style-name="P1">reward: <text:s/>0.18342791659556923</text:p>
      <text:p text:style-name="P1">total rewards <text:s/>116.48188855052157</text:p>
      <text:p text:style-name="P1">Landed it!</text:p>
      <text:p text:style-name="P1">[ 2.40701008e-01 -8.20844968e-04 <text:s/>0.00000000e+00 <text:s/>0.00000000e+00</text:p>
      <text:p text:style-name="P1"><text:s/>-4.46861004e-03 <text:s/>0.00000000e+00 <text:s/>1.00000000e+00 <text:s/>1.00000000e+00]</text:p>
      <text:p text:style-name="P1">Successful Landing!!! <text:s/>40621</text:p>
      <text:p text:style-name="P1">Total successes are: <text:s/>57</text:p>
      <text:p text:style-name="P1">At step <text:s/>40700</text:p>
      <text:p text:style-name="P1">reward: <text:s/>4.918504723392088</text:p>
      <text:p text:style-name="P1">total rewards <text:s/>237.01611095574208</text:p>
      <text:p text:style-name="P1">At step <text:s/>40800</text:p>
      <text:p text:style-name="P1">reward: <text:s/>7.638155016992341</text:p>
      <text:p text:style-name="P1">total rewards <text:s/>286.1943013064241</text:p>
      <text:p text:style-name="P1">At step <text:s/>40900</text:p>
      <text:p text:style-name="P1">reward: <text:s/>1.0513368073028737</text:p>
      <text:p text:style-name="P1">total rewards <text:s/>263.22299273149</text:p>
      <text:p text:style-name="P1">training model model</text:p>
      <text:p text:style-name="P1">Epoch 1/10</text:p>
      <text:p text:style-name="P1">41001/41001 [==============================] - 44s 1ms/step - loss: 177.4794 - accuracy: 0.0000e+00</text:p>
      <text:p text:style-name="P1"><text:soft-page-break/>Epoch 2/10</text:p>
      <text:p text:style-name="P1">41001/41001 [==============================] - 44s 1ms/step - loss: 177.8343 - accuracy: 0.0000e+00</text:p>
      <text:p text:style-name="P1">Epoch 3/10</text:p>
      <text:p text:style-name="P1">41001/41001 [==============================] - 44s 1ms/step - loss: 177.1084 - accuracy: 0.0000e+00</text:p>
      <text:p text:style-name="P1">Epoch 4/10</text:p>
      <text:p text:style-name="P1">41001/41001 [==============================] - 44s 1ms/step - loss: 176.9226 - accuracy: 0.0000e+00</text:p>
      <text:p text:style-name="P1">Epoch 5/10</text:p>
      <text:p text:style-name="P1">41001/41001 [==============================] - 45s 1ms/step - loss: 176.2706 - accuracy: 0.0000e+00</text:p>
      <text:p text:style-name="P1">Epoch 6/10</text:p>
      <text:p text:style-name="P1">41001/41001 [==============================] - 46s 1ms/step - loss: 177.2278 - accuracy: 0.0000e+00</text:p>
      <text:p text:style-name="P1">Epoch 7/10</text:p>
      <text:p text:style-name="P1">41001/41001 [==============================] - 45s 1ms/step - loss: 176.7208 - accuracy: 0.0000e+00</text:p>
      <text:p text:style-name="P1">Epoch 8/10</text:p>
      <text:p text:style-name="P1">41001/41001 [==============================] - 46s 1ms/step - loss: 176.0606 - accuracy: 0.0000e+00</text:p>
      <text:p text:style-name="P1">Epoch 9/10</text:p>
      <text:p text:style-name="P1">41001/41001 [==============================] - 43s 1ms/step - loss: 176.1187 - accuracy: 0.0000e+00</text:p>
      <text:p text:style-name="P1">Epoch 10/10</text:p>
      <text:p text:style-name="P1">41001/41001 [==============================] - 43s 1ms/step - loss: 177.0446 - accuracy: 0.0000e+00</text:p>
      <text:p text:style-name="P1">At step <text:s/>41000</text:p>
      <text:p text:style-name="P1">reward: <text:s/>-0.27104083122941713</text:p>
      <text:p text:style-name="P1">total rewards <text:s/>401.87110107302686</text:p>
      <text:p text:style-name="P1">Landed it!</text:p>
      <text:p text:style-name="P1">[ 0.57133942 -0.07355668 <text:s/>0. <text:s text:c="9"/>0. <text:s text:c="8"/>-0.09347685 <text:s/>0.</text:p>
      <text:p text:style-name="P1"><text:s text:c="2"/>1. <text:s text:c="9"/>1. <text:s text:c="7"/>]</text:p>
      <text:p text:style-name="P1">Successful Landing!!! <text:s/>41015</text:p>
      <text:p text:style-name="P1">Total successes are: <text:s/>58</text:p>
      <text:p text:style-name="P1">At step <text:s/>41100</text:p>
      <text:p text:style-name="P1">reward: <text:s/>-2.4299150675816037</text:p>
      <text:p text:style-name="P1">total rewards <text:s/>224.95003455380956</text:p>
      <text:p text:style-name="P1">At step <text:s/>41200</text:p>
      <text:p text:style-name="P1">reward: <text:s/>-5.205188500854443</text:p>
      <text:p text:style-name="P1">total rewards <text:s/>268.6560507588343</text:p>
      <text:p text:style-name="P1">Landed it!</text:p>
      <text:p text:style-name="P1">[ 9.64546204e-04 -4.74149545e-03 <text:s/>5.54574281e-02 <text:s/>8.57692957e-03</text:p>
      <text:p text:style-name="P1"><text:s text:c="2"/>5.00166155e-02 -3.23547249e-02 <text:s/>1.00000000e+00 <text:s/>1.00000000e+00]</text:p>
      <text:p text:style-name="P1">Successful Landing!!! <text:s/>41233</text:p>
      <text:p text:style-name="P1">Total successes are: <text:s/>59</text:p>
      <text:p text:style-name="P1">At step <text:s/>41300</text:p>
      <text:p text:style-name="P1">reward: <text:s/>2.7502798217882933</text:p>
      <text:p text:style-name="P1">total rewards <text:s/>239.6195635778152</text:p>
      <text:p text:style-name="P1"><text:soft-page-break/>At step <text:s/>41400</text:p>
      <text:p text:style-name="P1">reward: <text:s/>2.6732675493485427</text:p>
      <text:p text:style-name="P1">total rewards <text:s/>223.2051082110417</text:p>
      <text:p text:style-name="P1">At step <text:s/>41500</text:p>
      <text:p text:style-name="P1">reward: <text:s/>4.4493192601844465</text:p>
      <text:p text:style-name="P1">total rewards <text:s/>277.6001750482257</text:p>
      <text:p text:style-name="P1">Landed it!</text:p>
      <text:p text:style-name="P1">[ 0.03505268 -0.01704094 <text:s/>0.03559979 -0.02111901 <text:s/>0.19930625 <text:s/>0.0651188</text:p>
      <text:p text:style-name="P1"><text:s text:c="2"/>1. <text:s text:c="9"/>1. <text:s text:c="7"/>]</text:p>
      <text:p text:style-name="P1">Successful Landing!!! <text:s/>41559</text:p>
      <text:p text:style-name="P1">Total successes are: <text:s/>60</text:p>
      <text:p text:style-name="P1">At step <text:s/>41600</text:p>
      <text:p text:style-name="P1">reward: <text:s/>-8.535869681932706</text:p>
      <text:p text:style-name="P1">total rewards <text:s/>108.23554037571061</text:p>
      <text:p text:style-name="P1">At step <text:s/>41700</text:p>
      <text:p text:style-name="P1">reward: <text:s/>1.3318819292320256</text:p>
      <text:p text:style-name="P1">total rewards <text:s/>104.8950163367591</text:p>
      <text:p text:style-name="P1">[-1.0049727 <text:s/>-0.10982918 -1.20400079 -0.77760924 <text:s/>0.89068043 -0.16800588</text:p>
      <text:p text:style-name="P1"><text:s text:c="2"/>0. <text:s text:c="9"/>1. <text:s text:c="7"/>]</text:p>
      <text:p text:style-name="P1">At step <text:s/>41800</text:p>
      <text:p text:style-name="P1">reward: <text:s/>1.276621401294082</text:p>
      <text:p text:style-name="P1">total rewards <text:s/>-142.4894663054948</text:p>
      <text:p text:style-name="P1">At step <text:s/>41900</text:p>
      <text:p text:style-name="P1">reward: <text:s/>5.896801626140516</text:p>
      <text:p text:style-name="P1">total rewards <text:s/>-110.7619115580706</text:p>
      <text:p text:style-name="P1">training model model</text:p>
      <text:p text:style-name="P1">Epoch 1/10</text:p>
      <text:p text:style-name="P1">42001/42001 [==============================] - 46s 1ms/step - loss: 176.1001 - accuracy: 0.0000e+00</text:p>
      <text:p text:style-name="P1">Epoch 2/10</text:p>
      <text:p text:style-name="P1">42001/42001 [==============================] - 46s 1ms/step - loss: 176.8673 - accuracy: 0.0000e+00</text:p>
      <text:p text:style-name="P1">Epoch 3/10</text:p>
      <text:p text:style-name="P1">42001/42001 [==============================] - 44s 1ms/step - loss: 175.7057 - accuracy: 0.0000e+00</text:p>
      <text:p text:style-name="P1">Epoch 4/10</text:p>
      <text:p text:style-name="P1">42001/42001 [==============================] - 45s 1ms/step - loss: 175.1751 - accuracy: 0.0000e+00</text:p>
      <text:p text:style-name="P1">Epoch 5/10</text:p>
      <text:p text:style-name="P1">42001/42001 [==============================] - 45s 1ms/step - loss: 175.8177 - accuracy: 0.0000e+00</text:p>
      <text:p text:style-name="P1">Epoch 6/10</text:p>
      <text:p text:style-name="P1">42001/42001 [==============================] - 44s 1ms/step - loss: 175.4923 - accuracy: 0.0000e+00</text:p>
      <text:p text:style-name="P1">Epoch 7/10</text:p>
      <text:p text:style-name="P1">42001/42001 [==============================] - 46s 1ms/step - loss: 175.7216 - accuracy: 0.0000e+00</text:p>
      <text:p text:style-name="P1">Epoch 8/10</text:p>
      <text:p text:style-name="P1"><text:soft-page-break/>42001/42001 [==============================] - 44s 1ms/step - loss: 175.3954 - accuracy: 0.0000e+00</text:p>
      <text:p text:style-name="P1">Epoch 9/10</text:p>
      <text:p text:style-name="P1">42001/42001 [==============================] - 46s 1ms/step - loss: 175.3435 - accuracy: 0.0000e+00</text:p>
      <text:p text:style-name="P1">Epoch 10/10</text:p>
      <text:p text:style-name="P1">42001/42001 [==============================] - 45s 1ms/step - loss: 174.9389 - accuracy: 0.0000e+00</text:p>
      <text:p text:style-name="P1">At step <text:s/>42000</text:p>
      <text:p text:style-name="P1">reward: <text:s/>7.309190564402057</text:p>
      <text:p text:style-name="P1">total rewards <text:s/>-110.93561973151431</text:p>
      <text:p text:style-name="P1">At step <text:s/>42100</text:p>
      <text:p text:style-name="P1">reward: <text:s/>-3.3024883914346024</text:p>
      <text:p text:style-name="P1">total rewards <text:s/>-131.6951297048647</text:p>
      <text:p text:style-name="P1">Landed it!</text:p>
      <text:p text:style-name="P1">[ 3.66264343e-02 -2.30010351e-05 <text:s/>3.41081445e-02 <text:s/>1.55999054e-04</text:p>
      <text:p text:style-name="P1"><text:s text:c="2"/>1.27336907e-03 <text:s/>4.16671731e-05 <text:s/>1.00000000e+00 <text:s/>1.00000000e+00]</text:p>
      <text:p text:style-name="P1">Successful Landing!!! <text:s/>42199</text:p>
      <text:p text:style-name="P1">Total successes are: <text:s/>61</text:p>
      <text:p text:style-name="P1">At step <text:s/>42200</text:p>
      <text:p text:style-name="P1">reward: <text:s/>9.806183116305547</text:p>
      <text:p text:style-name="P1">total rewards <text:s/>200</text:p>
      <text:p text:style-name="P1">At step <text:s/>42300</text:p>
      <text:p text:style-name="P1">reward: <text:s/>1.8284519173251763</text:p>
      <text:p text:style-name="P1">total rewards <text:s/>269.95970834230224</text:p>
      <text:p text:style-name="P1">At step <text:s/>42400</text:p>
      <text:p text:style-name="P1">reward: <text:s/>-0.04901021757258939</text:p>
      <text:p text:style-name="P1">total rewards <text:s/>289.7686239613145</text:p>
      <text:p text:style-name="P1">At step <text:s/>42500</text:p>
      <text:p text:style-name="P1">reward: <text:s/>-1.443158771061869</text:p>
      <text:p text:style-name="P1">total rewards <text:s/>265.11570419150695</text:p>
      <text:p text:style-name="P1">At step <text:s/>42600</text:p>
      <text:p text:style-name="P1">reward: <text:s/>2.1729247381693355</text:p>
      <text:p text:style-name="P1">total rewards <text:s/>380.02774472847534</text:p>
      <text:p text:style-name="P1">Landed it!</text:p>
      <text:p text:style-name="P1">[ 0.01591015 -0.00046059 <text:s/>0. <text:s text:c="9"/>0. <text:s text:c="8"/>-0.00102512 <text:s/>0.</text:p>
      <text:p text:style-name="P1"><text:s text:c="2"/>0. <text:s text:c="9"/>0. <text:s text:c="7"/>]</text:p>
      <text:p text:style-name="P1">Successful Landing!!! <text:s/>42636</text:p>
      <text:p text:style-name="P1">Total successes are: <text:s/>62</text:p>
      <text:p text:style-name="P1">At step <text:s/>42700</text:p>
      <text:p text:style-name="P1">reward: <text:s/>-3.92329843375949</text:p>
      <text:p text:style-name="P1">total rewards <text:s/>201.3533659719531</text:p>
      <text:p text:style-name="P1">[ 0.17056904 -0.01928071 -0.52409128 -0.36654189 -0.26444387 <text:s/>3.34075101</text:p>
      <text:p text:style-name="P1"><text:s text:c="2"/>1. <text:s text:c="9"/>0. <text:s text:c="7"/>]</text:p>
      <text:p text:style-name="P1">At step <text:s/>42800</text:p>
      <text:p text:style-name="P1">reward: <text:s/>-1.4181315128538217</text:p>
      <text:p text:style-name="P1">total rewards <text:s/>-84.80196473662224</text:p>
      <text:p text:style-name="P1">At step <text:s/>42900</text:p>
      <text:p text:style-name="P1">reward: <text:s/>2.184864454147343</text:p>
      <text:p text:style-name="P1"><text:soft-page-break/>total rewards <text:s/>145.8024076515484</text:p>
      <text:p text:style-name="P1">Landed it!</text:p>
      <text:p text:style-name="P1">[ 1.06708717e-01 -3.47560247e-04 <text:s/>0.00000000e+00 <text:s/>0.00000000e+00</text:p>
      <text:p text:style-name="P1"><text:s text:c="2"/>4.76053450e-03 <text:s/>0.00000000e+00 <text:s/>1.00000000e+00 <text:s/>1.00000000e+00]</text:p>
      <text:p text:style-name="P1">Successful Landing!!! <text:s/>42970</text:p>
      <text:p text:style-name="P1">Total successes are: <text:s/>63</text:p>
      <text:p text:style-name="P1">training model model</text:p>
      <text:p text:style-name="P1">Epoch 1/10</text:p>
      <text:p text:style-name="P1">43001/43001 [==============================] - 48s 1ms/step - loss: 176.3508 - accuracy: 0.0000e+00</text:p>
      <text:p text:style-name="P1">Epoch 2/10</text:p>
      <text:p text:style-name="P1">43001/43001 [==============================] - 48s 1ms/step - loss: 175.5983 - accuracy: 0.0000e+00</text:p>
      <text:p text:style-name="P1">Epoch 3/10</text:p>
      <text:p text:style-name="P1">43001/43001 [==============================] - 48s 1ms/step - loss: 175.9974 - accuracy: 0.0000e+00</text:p>
      <text:p text:style-name="P1">Epoch 4/10</text:p>
      <text:p text:style-name="P1">43001/43001 [==============================] - 47s 1ms/step - loss: 175.0864 - accuracy: 0.0000e+00</text:p>
      <text:p text:style-name="P1">Epoch 5/10</text:p>
      <text:p text:style-name="P1">43001/43001 [==============================] - 47s 1ms/step - loss: 176.0597 - accuracy: 0.0000e+00</text:p>
      <text:p text:style-name="P1">Epoch 6/10</text:p>
      <text:p text:style-name="P1">43001/43001 [==============================] - 47s 1ms/step - loss: 175.2870 - accuracy: 0.0000e+00</text:p>
      <text:p text:style-name="P1">Epoch 7/10</text:p>
      <text:p text:style-name="P1">43001/43001 [==============================] - 46s 1ms/step - loss: 175.7754 - accuracy: 0.0000e+00</text:p>
      <text:p text:style-name="P1">Epoch 8/10</text:p>
      <text:p text:style-name="P1">43001/43001 [==============================] - 47s 1ms/step - loss: 175.0135 - accuracy: 0.0000e+00</text:p>
      <text:p text:style-name="P1">Epoch 9/10</text:p>
      <text:p text:style-name="P1">43001/43001 [==============================] - 46s 1ms/step - loss: 174.7467 - accuracy: 0.0000e+00</text:p>
      <text:p text:style-name="P1">Epoch 10/10</text:p>
      <text:p text:style-name="P1">43001/43001 [==============================] - 46s 1ms/step - loss: 174.5086 - accuracy: 0.0000e+00</text:p>
      <text:p text:style-name="P1">At step <text:s/>43000</text:p>
      <text:p text:style-name="P1">reward: <text:s/>-5.059956554667394</text:p>
      <text:p text:style-name="P1">total rewards <text:s/>191.47274053274924</text:p>
      <text:p text:style-name="P1">At step <text:s/>43100</text:p>
      <text:p text:style-name="P1">reward: <text:s/>-12.22424338242212</text:p>
      <text:p text:style-name="P1">total rewards <text:s/>159.03755443155256</text:p>
      <text:p text:style-name="P1">At step <text:s/>43200</text:p>
      <text:p text:style-name="P1">reward: <text:s/>-0.616550334438751</text:p>
      <text:p text:style-name="P1">total rewards <text:s/>153.48610376789054</text:p>
      <text:p text:style-name="P1">At step <text:s/>43300</text:p>
      <text:p text:style-name="P1">reward: <text:s/>-8.114722514981697</text:p>
      <text:p text:style-name="P1">total rewards <text:s/>189.11798929303885</text:p>
      <text:p text:style-name="P1"><text:soft-page-break/>Landed it!</text:p>
      <text:p text:style-name="P1">[-0.09835787 -0.00596105 <text:s/>0.03463304 <text:s/>0.0081474 <text:s text:c="2"/>0.00300721 -0.34460394</text:p>
      <text:p text:style-name="P1"><text:s text:c="2"/>1. <text:s text:c="9"/>1. <text:s text:c="7"/>]</text:p>
      <text:p text:style-name="P1">Successful Landing!!! <text:s/>43331</text:p>
      <text:p text:style-name="P1">Total successes are: <text:s/>64</text:p>
      <text:p text:style-name="P1">At step <text:s/>43400</text:p>
      <text:p text:style-name="P1">reward: <text:s/>4.833503115145384</text:p>
      <text:p text:style-name="P1">total rewards <text:s/>236.2686625977634</text:p>
      <text:p text:style-name="P1">Landed it!</text:p>
      <text:p text:style-name="P1">[ 0.04851379 -0.0151586 <text:s text:c="2"/>0.03420526 <text:s/>0.00271642 <text:s/>0.17943007 -0.00843829</text:p>
      <text:p text:style-name="P1"><text:s text:c="2"/>1. <text:s text:c="9"/>1. <text:s text:c="7"/>]</text:p>
      <text:p text:style-name="P1">Successful Landing!!! <text:s/>43472</text:p>
      <text:p text:style-name="P1">Total successes are: <text:s/>65</text:p>
      <text:p text:style-name="P1">At step <text:s/>43500</text:p>
      <text:p text:style-name="P1">reward: <text:s/>5.438267637682598</text:p>
      <text:p text:style-name="P1">total rewards <text:s/>231.2429659213702</text:p>
      <text:p text:style-name="P1">At step <text:s/>43600</text:p>
      <text:p text:style-name="P1">reward: <text:s/>-3.898602681343847</text:p>
      <text:p text:style-name="P1">total rewards <text:s/>352.7811990845353</text:p>
      <text:p text:style-name="P1">Landed it!</text:p>
      <text:p text:style-name="P1">[ 0.0284977 <text:s/>-0.0058212 <text:s text:c="2"/>0.02922557 -0.01040488 <text:s/>0.05991228 -0.15883571</text:p>
      <text:p text:style-name="P1"><text:s text:c="2"/>1. <text:s text:c="9"/>1. <text:s text:c="7"/>]</text:p>
      <text:p text:style-name="P1">Successful Landing!!! <text:s/>43641</text:p>
      <text:p text:style-name="P1">Total successes are: <text:s/>66</text:p>
      <text:p text:style-name="P1">At step <text:s/>43700</text:p>
      <text:p text:style-name="P1">reward: <text:s/>-4.533202153950293</text:p>
      <text:p text:style-name="P1">total rewards <text:s/>294.6311789100577</text:p>
      <text:p text:style-name="P1">[-2.74820089e-01 -4.59448751e-02 -3.66928579e-08 <text:s/>1.17917662e-08</text:p>
      <text:p text:style-name="P1"><text:s text:c="2"/>2.41887748e-01 <text:s/>1.48847240e-07 <text:s/>1.00000000e+00 <text:s/>1.00000000e+00]</text:p>
      <text:p text:style-name="P1">At step <text:s/>43800</text:p>
      <text:p text:style-name="P1">reward: <text:s/>-5.320874600800009</text:p>
      <text:p text:style-name="P1">total rewards <text:s/>-79.52099271827424</text:p>
      <text:p text:style-name="P1">At step <text:s/>43900</text:p>
      <text:p text:style-name="P1">reward: <text:s/>9.035263926479567</text:p>
      <text:p text:style-name="P1">total rewards <text:s/>89.91589723391684</text:p>
      <text:p text:style-name="P1">Landed it!</text:p>
      <text:p text:style-name="P1">[0.0272296 <text:s/>0.00017348 0. <text:s text:c="8"/>0. <text:s text:c="8"/>0.00239122 0.</text:p>
      <text:p text:style-name="P1"><text:s/>0. <text:s text:c="8"/>0. <text:s text:c="7"/>]</text:p>
      <text:p text:style-name="P1">Successful Landing!!! <text:s/>43960</text:p>
      <text:p text:style-name="P1">Total successes are: <text:s/>67</text:p>
      <text:p text:style-name="P1">training model model</text:p>
      <text:p text:style-name="P1">Epoch 1/10</text:p>
      <text:p text:style-name="P1">44001/44001 [==============================] - 47s 1ms/step - loss: 175.8988 - accuracy: 0.0000e+00</text:p>
      <text:p text:style-name="P1">Epoch 2/10</text:p>
      <text:p text:style-name="P1">44001/44001 [==============================] - 47s 1ms/step - loss: 176.2722 - accuracy: 0.0000e+00</text:p>
      <text:p text:style-name="P1">Epoch 3/10</text:p>
      <text:p text:style-name="P1"><text:soft-page-break/>44001/44001 [==============================] - 48s 1ms/step - loss: 175.8880 - accuracy: 0.0000e+00</text:p>
      <text:p text:style-name="P1">Epoch 4/10</text:p>
      <text:p text:style-name="P1">44001/44001 [==============================] - 49s 1ms/step - loss: 175.3410 - accuracy: 0.0000e+00</text:p>
      <text:p text:style-name="P1">Epoch 5/10</text:p>
      <text:p text:style-name="P1">44001/44001 [==============================] - 49s 1ms/step - loss: 175.5753 - accuracy: 0.0000e+00</text:p>
      <text:p text:style-name="P1">Epoch 6/10</text:p>
      <text:p text:style-name="P1">44001/44001 [==============================] - 49s 1ms/step - loss: 175.3711 - accuracy: 0.0000e+00</text:p>
      <text:p text:style-name="P1">Epoch 7/10</text:p>
      <text:p text:style-name="P1">44001/44001 [==============================] - 48s 1ms/step - loss: 175.0429 - accuracy: 0.0000e+00</text:p>
      <text:p text:style-name="P1">Epoch 8/10</text:p>
      <text:p text:style-name="P1">44001/44001 [==============================] - 48s 1ms/step - loss: 175.3825 - accuracy: 0.0000e+00</text:p>
      <text:p text:style-name="P1">Epoch 9/10</text:p>
      <text:p text:style-name="P1">44001/44001 [==============================] - 46s 1ms/step - loss: 175.4214 - accuracy: 0.0000e+00</text:p>
      <text:p text:style-name="P1">Epoch 10/10</text:p>
      <text:p text:style-name="P1">44001/44001 [==============================] - 47s 1ms/step - loss: 174.9870 - accuracy: 0.0000e+00</text:p>
      <text:p text:style-name="P1">At step <text:s/>44000</text:p>
      <text:p text:style-name="P1">reward: <text:s/>-4.712315478643652</text:p>
      <text:p text:style-name="P1">total rewards <text:s/>139.48459631492378</text:p>
      <text:p text:style-name="P1">At step <text:s/>44100</text:p>
      <text:p text:style-name="P1">reward: <text:s/>7.105189190165637</text:p>
      <text:p text:style-name="P1">total rewards <text:s/>211.50533582917512</text:p>
      <text:p text:style-name="P1">At step <text:s/>44200</text:p>
      <text:p text:style-name="P1">reward: <text:s/>2.349725403432902</text:p>
      <text:p text:style-name="P1">total rewards <text:s/>289.51729173942846</text:p>
      <text:p text:style-name="P1">At step <text:s/>44300</text:p>
      <text:p text:style-name="P1">reward: <text:s/>3.552313072236201</text:p>
      <text:p text:style-name="P1">total rewards <text:s/>282.19481063805836</text:p>
      <text:p text:style-name="P1">At step <text:s/>44400</text:p>
      <text:p text:style-name="P1">reward: <text:s/>-2.8206123095761217</text:p>
      <text:p text:style-name="P1">total rewards <text:s/>295.80332505387076</text:p>
      <text:p text:style-name="P1">[-0.9701734 <text:s text:c="2"/>0.02971039 -0.65607699 -0.18224335 <text:s/>0.28523001 -0.32524772</text:p>
      <text:p text:style-name="P1"><text:s text:c="2"/>0. <text:s text:c="9"/>0. <text:s text:c="7"/>]</text:p>
      <text:p text:style-name="P1">At step <text:s/>44500</text:p>
      <text:p text:style-name="P1">reward: <text:s/>0.10137326735707186</text:p>
      <text:p text:style-name="P1">total rewards <text:s/>-50.32439477617698</text:p>
      <text:p text:style-name="P1">At step <text:s/>44600</text:p>
      <text:p text:style-name="P1">reward: <text:s/>2.139853962466411</text:p>
      <text:p text:style-name="P1">total rewards <text:s/>-35.05136917744805</text:p>
      <text:p text:style-name="P1">At step <text:s/>44700</text:p>
      <text:p text:style-name="P1">reward: <text:s/>4.550416457117906</text:p>
      <text:p text:style-name="P1">total rewards <text:s/>-34.986908398236785</text:p>
      <text:p text:style-name="P1"><text:soft-page-break/>[-0.17238216 -0.02409927 -0.09353072 -0.25483974 <text:s/>0.15873434 -1.76969385</text:p>
      <text:p text:style-name="P1"><text:s text:c="2"/>1. <text:s text:c="9"/>1. <text:s text:c="7"/>]</text:p>
      <text:p text:style-name="P1">At step <text:s/>44800</text:p>
      <text:p text:style-name="P1">reward: <text:s/>-2.9419186970626616</text:p>
      <text:p text:style-name="P1">total rewards <text:s/>-152.10787282446293</text:p>
      <text:p text:style-name="P1">At step <text:s/>44900</text:p>
      <text:p text:style-name="P1">reward: <text:s/>-3.9634310707247953</text:p>
      <text:p text:style-name="P1">total rewards <text:s/>-200.859964260493</text:p>
      <text:p text:style-name="P1">training model model</text:p>
      <text:p text:style-name="P1">Epoch 1/10</text:p>
      <text:p text:style-name="P1">45001/45001 [==============================] - 47s 1ms/step - loss: 174.1532 - accuracy: 0.0000e+00</text:p>
      <text:p text:style-name="P1">Epoch 2/10</text:p>
      <text:p text:style-name="P1">45001/45001 [==============================] - 47s 1ms/step - loss: 173.5545 - accuracy: 0.0000e+00</text:p>
      <text:p text:style-name="P1">Epoch 3/10</text:p>
      <text:p text:style-name="P1">45001/45001 [==============================] - 49s 1ms/step - loss: 173.7534 - accuracy: 0.0000e+00</text:p>
      <text:p text:style-name="P1">Epoch 4/10</text:p>
      <text:p text:style-name="P1">45001/45001 [==============================] - 49s 1ms/step - loss: 173.8223 - accuracy: 0.0000e+00</text:p>
      <text:p text:style-name="P1">Epoch 5/10</text:p>
      <text:p text:style-name="P1">45001/45001 [==============================] - 50s 1ms/step - loss: 173.3548 - accuracy: 0.0000e+00</text:p>
      <text:p text:style-name="P1">Epoch 6/10</text:p>
      <text:p text:style-name="P1">45001/45001 [==============================] - 50s 1ms/step - loss: 174.2335 - accuracy: 0.0000e+00</text:p>
      <text:p text:style-name="P1">Epoch 7/10</text:p>
      <text:p text:style-name="P1">45001/45001 [==============================] - 49s 1ms/step - loss: 173.2451 - accuracy: 0.0000e+00</text:p>
      <text:p text:style-name="P1">Epoch 8/10</text:p>
      <text:p text:style-name="P1">45001/45001 [==============================] - 51s 1ms/step - loss: 173.3050 - accuracy: 0.0000e+00</text:p>
      <text:p text:style-name="P1">Epoch 9/10</text:p>
      <text:p text:style-name="P1">45001/45001 [==============================] - 50s 1ms/step - loss: 173.3726 - accuracy: 0.0000e+00</text:p>
      <text:p text:style-name="P1">Epoch 10/10</text:p>
      <text:p text:style-name="P1">45001/45001 [==============================] - 48s 1ms/step - loss: 172.9949 - accuracy: 0.0000e+00</text:p>
      <text:p text:style-name="P1">At step <text:s/>45000</text:p>
      <text:p text:style-name="P1">reward: <text:s/>-0.157723881663125</text:p>
      <text:p text:style-name="P1">total rewards <text:s/>-200.69791777493322</text:p>
      <text:p text:style-name="P1">[-0.20244579 -0.0267827 <text:s/>-0.28450201 <text:s/>0.03962799 <text:s/>0.24069038 -0.0072188</text:p>
      <text:p text:style-name="P1"><text:s text:c="2"/>1. <text:s text:c="9"/>1. <text:s text:c="7"/>]</text:p>
      <text:p text:style-name="P1">At step <text:s/>45100</text:p>
      <text:p text:style-name="P1">reward: <text:s/>4.184720830538852</text:p>
      <text:p text:style-name="P1">total rewards <text:s/>-180.49334444376314</text:p>
      <text:p text:style-name="P1">At step <text:s/>45200</text:p>
      <text:p text:style-name="P1">reward: <text:s/>1.1327734378730432</text:p>
      <text:p text:style-name="P1"><text:soft-page-break/>total rewards <text:s/>-279.59145737629035</text:p>
      <text:p text:style-name="P1">[-0.67694981 -0.08291447 -0.47641913 -1.45484871 <text:s/>1.78990078 <text:s/>0.93192291</text:p>
      <text:p text:style-name="P1"><text:s text:c="2"/>0. <text:s text:c="9"/>0. <text:s text:c="7"/>]</text:p>
      <text:p text:style-name="P1">At step <text:s/>45300</text:p>
      <text:p text:style-name="P1">reward: <text:s/>2.6861133996857602</text:p>
      <text:p text:style-name="P1">total rewards <text:s/>27.881028458868887</text:p>
      <text:p text:style-name="P1">At step <text:s/>45400</text:p>
      <text:p text:style-name="P1">reward: <text:s/>26.0165904131201</text:p>
      <text:p text:style-name="P1">total rewards <text:s/>124.37309716848497</text:p>
      <text:p text:style-name="P1">[-0.86799502 -0.16655144 -0.40541768 <text:s/>0.11427017 <text:s/>1.71783578 <text:s/>0.26294086</text:p>
      <text:p text:style-name="P1"><text:s text:c="2"/>0. <text:s text:c="9"/>1. <text:s text:c="7"/>]</text:p>
      <text:p text:style-name="P1">At step <text:s/>45500</text:p>
      <text:p text:style-name="P1">reward: <text:s/>0.15076481372034733</text:p>
      <text:p text:style-name="P1">total rewards <text:s/>-122.88709543726866</text:p>
      <text:p text:style-name="P1">[ 0.11491156 -0.02342395 <text:s/>0.19767495 -0.29081138 <text:s/>0.09332497 -1.68132416</text:p>
      <text:p text:style-name="P1"><text:s text:c="2"/>1. <text:s text:c="9"/>1. <text:s text:c="7"/>]</text:p>
      <text:p text:style-name="P1">At step <text:s/>45600</text:p>
      <text:p text:style-name="P1">reward: <text:s/>7.329964650609771</text:p>
      <text:p text:style-name="P1">total rewards <text:s/>-168.38950200879293</text:p>
      <text:p text:style-name="P1">At step <text:s/>45700</text:p>
      <text:p text:style-name="P1">reward: <text:s/>-7.045638716661652</text:p>
      <text:p text:style-name="P1">total rewards <text:s/>-218.55692733450354</text:p>
      <text:p text:style-name="P1">[ 1.78965664e-01 <text:s/>1.29295031e-03 -5.20304044e-01 <text:s/>3.00990906e-02</text:p>
      <text:p text:style-name="P1"><text:s text:c="2"/>1.91736948e+00 <text:s/>3.18228026e-01 <text:s/>0.00000000e+00 <text:s/>1.00000000e+00]</text:p>
      <text:p text:style-name="P1">At step <text:s/>45800</text:p>
      <text:p text:style-name="P1">reward: <text:s/>7.080559801708264</text:p>
      <text:p text:style-name="P1">total rewards <text:s/>-99.87488511297113</text:p>
      <text:p text:style-name="P1">[ 0.21886196 -0.02614917 -0.02694917 -0.06537066 <text:s/>0.04227505 -0.36074042</text:p>
      <text:p text:style-name="P1"><text:s text:c="2"/>1. <text:s text:c="9"/>1. <text:s text:c="7"/>]</text:p>
      <text:p text:style-name="P1">At step <text:s/>45900</text:p>
      <text:p text:style-name="P1">reward: <text:s/>3.1614147666594055</text:p>
      <text:p text:style-name="P1">total rewards <text:s/>-26.601000946545707</text:p>
      <text:p text:style-name="P1">[ 0.02938824 -0.02732989 <text:s/>0.15530482 -0.12845737 <text:s/>0.0091223 <text:s/>-1.32174079</text:p>
      <text:p text:style-name="P1"><text:s text:c="2"/>1. <text:s text:c="9"/>1. <text:s text:c="7"/>]</text:p>
      <text:p text:style-name="P1">training model model</text:p>
      <text:p text:style-name="P1">Epoch 1/10</text:p>
      <text:p text:style-name="P1">46001/46001 [==============================] - 51s 1ms/step - loss: 175.6673 - accuracy: 0.0000e+00</text:p>
      <text:p text:style-name="P1">Epoch 2/10</text:p>
      <text:p text:style-name="P1">46001/46001 [==============================] - 50s 1ms/step - loss: 175.1836 - accuracy: 0.0000e+00</text:p>
      <text:p text:style-name="P1">Epoch 3/10</text:p>
      <text:p text:style-name="P1">46001/46001 [==============================] - 52s 1ms/step - loss: 174.9960 - accuracy: 0.0000e+00</text:p>
      <text:p text:style-name="P1">Epoch 4/10</text:p>
      <text:p text:style-name="P1">46001/46001 [==============================] - 51s 1ms/step - loss: 175.3933 - accuracy: 0.0000e+00</text:p>
      <text:p text:style-name="P1">Epoch 5/10</text:p>
      <text:p text:style-name="P1"><text:soft-page-break/>46001/46001 [==============================] - 50s 1ms/step - loss: 174.3311 - accuracy: 0.0000e+00</text:p>
      <text:p text:style-name="P1">Epoch 6/10</text:p>
      <text:p text:style-name="P1">46001/46001 [==============================] - 51s 1ms/step - loss: 174.6938 - accuracy: 0.0000e+00</text:p>
      <text:p text:style-name="P1">Epoch 7/10</text:p>
      <text:p text:style-name="P1">46001/46001 [==============================] - 49s 1ms/step - loss: 174.3938 - accuracy: 0.0000e+00</text:p>
      <text:p text:style-name="P1">Epoch 8/10</text:p>
      <text:p text:style-name="P1">46001/46001 [==============================] - 50s 1ms/step - loss: 174.4391 - accuracy: 0.0000e+00</text:p>
      <text:p text:style-name="P1">Epoch 9/10</text:p>
      <text:p text:style-name="P1">46001/46001 [==============================] - 49s 1ms/step - loss: 173.7816 - accuracy: 0.0000e+00</text:p>
      <text:p text:style-name="P1">Epoch 10/10</text:p>
      <text:p text:style-name="P1">46001/46001 [==============================] - 49s 1ms/step - loss: 174.4996 - accuracy: 0.0000e+00</text:p>
      <text:p text:style-name="P1">At step <text:s/>46000</text:p>
      <text:p text:style-name="P1">reward: <text:s/>2.4479635472794183</text:p>
      <text:p text:style-name="P1">total rewards <text:s/>-155.3118890513345</text:p>
      <text:p text:style-name="P1">At step <text:s/>46100</text:p>
      <text:p text:style-name="P1">reward: <text:s/>-3.1331219052986903</text:p>
      <text:p text:style-name="P1">total rewards <text:s/>-112.92078860215133</text:p>
      <text:p text:style-name="P1">At step <text:s/>46200</text:p>
      <text:p text:style-name="P1">reward: <text:s/>-4.892160763539215</text:p>
      <text:p text:style-name="P1">total rewards <text:s/>-200.18954280652306</text:p>
      <text:p text:style-name="P1">At step <text:s/>46300</text:p>
      <text:p text:style-name="P1">reward: <text:s/>-2.509692859321196</text:p>
      <text:p text:style-name="P1">total rewards <text:s/>-360.60196483983583</text:p>
      <text:p text:style-name="P1">At step <text:s/>46400</text:p>
      <text:p text:style-name="P1">reward: <text:s/>1.4447943119016597</text:p>
      <text:p text:style-name="P1">total rewards <text:s/>-322.86966979773314</text:p>
      <text:p text:style-name="P1">[-1.00429719 <text:s/>0.17145887 -0.53220208 -0.03901849 <text:s/>0.22962047 -0.10671269</text:p>
      <text:p text:style-name="P1"><text:s text:c="2"/>0. <text:s text:c="9"/>0. <text:s text:c="7"/>]</text:p>
      <text:p text:style-name="P1">At step <text:s/>46500</text:p>
      <text:p text:style-name="P1">reward: <text:s/>-2.895256209139742</text:p>
      <text:p text:style-name="P1">total rewards <text:s/>-136.58116779394197</text:p>
      <text:p text:style-name="P1">At step <text:s/>46600</text:p>
      <text:p text:style-name="P1">reward: <text:s/>6.846820093466717</text:p>
      <text:p text:style-name="P1">total rewards <text:s/>-167.6998568260407</text:p>
      <text:p text:style-name="P1">At step <text:s/>46700</text:p>
      <text:p text:style-name="P1">reward: <text:s/>5.34764442111969</text:p>
      <text:p text:style-name="P1">total rewards <text:s/>-101.00867943064901</text:p>
      <text:p text:style-name="P1">At step <text:s/>46800</text:p>
      <text:p text:style-name="P1">reward: <text:s/>0.8253551816463186</text:p>
      <text:p text:style-name="P1">total rewards <text:s/>-9.60566285799553</text:p>
      <text:p text:style-name="P1">Landed it!</text:p>
      <text:p text:style-name="P1">[ 0.0473547 <text:s text:c="2"/>0.00012062 <text:s/>0. <text:s text:c="9"/>0. <text:s text:c="8"/>-0.01223202 <text:s/>0.</text:p>
      <text:p text:style-name="P1"><text:s text:c="2"/>0. <text:s text:c="9"/>0. <text:s text:c="7"/>]</text:p>
      <text:p text:style-name="P1"><text:soft-page-break/>Successful Landing!!! <text:s/>46871</text:p>
      <text:p text:style-name="P1">Total successes are: <text:s/>68</text:p>
      <text:p text:style-name="P1">At step <text:s/>46900</text:p>
      <text:p text:style-name="P1">reward: <text:s/>-0.5243315522982077</text:p>
      <text:p text:style-name="P1">total rewards <text:s/>262.0050089567264</text:p>
      <text:p text:style-name="P1">training model model</text:p>
      <text:p text:style-name="P1">Epoch 1/10</text:p>
      <text:p text:style-name="P1">47001/47001 [==============================] - 50s 1ms/step - loss: 172.2290 - accuracy: 0.0000e+00</text:p>
      <text:p text:style-name="P1">Epoch 2/10</text:p>
      <text:p text:style-name="P1">47001/47001 [==============================] - 50s 1ms/step - loss: 173.1205 - accuracy: 0.0000e+00</text:p>
      <text:p text:style-name="P1">Epoch 3/10</text:p>
      <text:p text:style-name="P1">47001/47001 [==============================] - 51s 1ms/step - loss: 172.2367 - accuracy: 0.0000e+00</text:p>
      <text:p text:style-name="P1">Epoch 4/10</text:p>
      <text:p text:style-name="P1">47001/47001 [==============================] - 52s 1ms/step - loss: 172.4010 - accuracy: 0.0000e+00</text:p>
      <text:p text:style-name="P1">Epoch 5/10</text:p>
      <text:p text:style-name="P1">47001/47001 [==============================] - 50s 1ms/step - loss: 171.8643 - accuracy: 0.0000e+00</text:p>
      <text:p text:style-name="P1">Epoch 6/10</text:p>
      <text:p text:style-name="P1">47001/47001 [==============================] - 53s 1ms/step - loss: 171.7802 - accuracy: 0.0000e+00</text:p>
      <text:p text:style-name="P1">Epoch 7/10</text:p>
      <text:p text:style-name="P1">47001/47001 [==============================] - 52s 1ms/step - loss: 171.7950 - accuracy: 0.0000e+00</text:p>
      <text:p text:style-name="P1">Epoch 8/10</text:p>
      <text:p text:style-name="P1">47001/47001 [==============================] - 53s 1ms/step - loss: 171.2596 - accuracy: 0.0000e+00</text:p>
      <text:p text:style-name="P1">Epoch 9/10</text:p>
      <text:p text:style-name="P1">47001/47001 [==============================] - 50s 1ms/step - loss: 172.0193 - accuracy: 0.0000e+00</text:p>
      <text:p text:style-name="P1">Epoch 10/10</text:p>
      <text:p text:style-name="P1">47001/47001 [==============================] - 50s 1ms/step - loss: 171.4164 - accuracy: 0.0000e+00</text:p>
      <text:p text:style-name="P1">At step <text:s/>47000</text:p>
      <text:p text:style-name="P1">reward: <text:s/>-5.258558116308144</text:p>
      <text:p text:style-name="P1">total rewards <text:s/>291.28614808189417</text:p>
      <text:p text:style-name="P1">At step <text:s/>47100</text:p>
      <text:p text:style-name="P1">reward: <text:s/>-6.530572473673682</text:p>
      <text:p text:style-name="P1">total rewards <text:s/>299.6103321760459</text:p>
      <text:p text:style-name="P1">At step <text:s/>47200</text:p>
      <text:p text:style-name="P1">reward: <text:s/>-5.021327555718727</text:p>
      <text:p text:style-name="P1">total rewards <text:s/>239.68593965420743</text:p>
      <text:p text:style-name="P1">At step <text:s/>47300</text:p>
      <text:p text:style-name="P1">reward: <text:s/>-12.955509323483012</text:p>
      <text:p text:style-name="P1">total rewards <text:s/>57.28588450838869</text:p>
      <text:p text:style-name="P1">At step <text:s/>47400</text:p>
      <text:p text:style-name="P1"><text:soft-page-break/>reward: <text:s/>-13.957972157770755</text:p>
      <text:p text:style-name="P1">total rewards <text:s/>37.142561956343975</text:p>
      <text:p text:style-name="P1">[ 0.85037918 -0.25166742 -0.38226298 -0.40547111 <text:s/>0.68443143 -1.20580633</text:p>
      <text:p text:style-name="P1"><text:s text:c="2"/>0. <text:s text:c="9"/>1. <text:s text:c="7"/>]</text:p>
      <text:p text:style-name="P1">At step <text:s/>47500</text:p>
      <text:p text:style-name="P1">reward: <text:s/>-1.6964439648760752</text:p>
      <text:p text:style-name="P1">total rewards <text:s/>-3.686481166279914</text:p>
      <text:p text:style-name="P1">Landed it!</text:p>
      <text:p text:style-name="P1">[-8.53820801e-02 -1.00385507e-03 -6.69387033e-02 <text:s/>1.90404037e-03</text:p>
      <text:p text:style-name="P1"><text:s text:c="2"/>7.37722847e-04 -1.02217769e-02 <text:s/>1.00000000e+00 <text:s/>1.00000000e+00]</text:p>
      <text:p text:style-name="P1">Successful Landing!!! <text:s/>47565</text:p>
      <text:p text:style-name="P1">Total successes are: <text:s/>69</text:p>
      <text:p text:style-name="P1">At step <text:s/>47600</text:p>
      <text:p text:style-name="P1">reward: <text:s/>-3.499345107769411</text:p>
      <text:p text:style-name="P1">total rewards <text:s/>216.85173870074337</text:p>
      <text:p text:style-name="P1">At step <text:s/>47700</text:p>
      <text:p text:style-name="P1">reward: <text:s/>-36.82722586059735</text:p>
      <text:p text:style-name="P1">total rewards <text:s/>427.7921613895108</text:p>
      <text:p text:style-name="P1">Landed it!</text:p>
      <text:p text:style-name="P1">[ 4.89712715e-02 -1.30527814e-04 <text:s/>0.00000000e+00 <text:s/>0.00000000e+00</text:p>
      <text:p text:style-name="P1"><text:s/>-6.11247448e-03 <text:s/>0.00000000e+00 <text:s/>0.00000000e+00 <text:s/>1.00000000e+00]</text:p>
      <text:p text:style-name="P1">Successful Landing!!! <text:s/>47755</text:p>
      <text:p text:style-name="P1">Total successes are: <text:s/>70</text:p>
      <text:p text:style-name="P1">At step <text:s/>47800</text:p>
      <text:p text:style-name="P1">reward: <text:s/>5.044547641843141</text:p>
      <text:p text:style-name="P1">total rewards <text:s/>130.3978749675968</text:p>
      <text:p text:style-name="P1">At step <text:s/>47900</text:p>
      <text:p text:style-name="P1">reward: <text:s/>29.318802158037812</text:p>
      <text:p text:style-name="P1">total rewards <text:s/>340.5490291148574</text:p>
      <text:p text:style-name="P1">training model model</text:p>
      <text:p text:style-name="P1">Epoch 1/10</text:p>
      <text:p text:style-name="P1">48001/48001 [==============================] - 54s 1ms/step - loss: 172.3989 - accuracy: 0.0000e+00</text:p>
      <text:p text:style-name="P1">Epoch 2/10</text:p>
      <text:p text:style-name="P1">48001/48001 [==============================] - 53s 1ms/step - loss: 172.8174 - accuracy: 0.0000e+00</text:p>
      <text:p text:style-name="P1">Epoch 3/10</text:p>
      <text:p text:style-name="P1">48001/48001 [==============================] - 51s 1ms/step - loss: 172.0002 - accuracy: 0.0000e+00</text:p>
      <text:p text:style-name="P1">Epoch 4/10</text:p>
      <text:p text:style-name="P1">48001/48001 [==============================] - 51s 1ms/step - loss: 171.9709 - accuracy: 0.0000e+00</text:p>
      <text:p text:style-name="P1">Epoch 5/10</text:p>
      <text:p text:style-name="P1">48001/48001 [==============================] - 52s 1ms/step - loss: 171.4490 - accuracy: 0.0000e+00</text:p>
      <text:p text:style-name="P1">Epoch 6/10</text:p>
      <text:p text:style-name="P1">48001/48001 [==============================] - 53s 1ms/step - loss: 172.1535 - accuracy: 0.0000e+00</text:p>
      <text:p text:style-name="P1">Epoch 7/10</text:p>
      <text:p text:style-name="P1"><text:soft-page-break/>48001/48001 [==============================] - 53s 1ms/step - loss: 171.2140 - accuracy: 0.0000e+00</text:p>
      <text:p text:style-name="P1">Epoch 8/10</text:p>
      <text:p text:style-name="P1">48001/48001 [==============================] - 51s 1ms/step - loss: 170.8648 - accuracy: 0.0000e+00</text:p>
      <text:p text:style-name="P1">Epoch 9/10</text:p>
      <text:p text:style-name="P1">48001/48001 [==============================] - 55s 1ms/step - loss: 170.7792 - accuracy: 0.0000e+00</text:p>
      <text:p text:style-name="P1">Epoch 10/10</text:p>
      <text:p text:style-name="P1">48001/48001 [==============================] - 53s 1ms/step - loss: 171.5183 - accuracy: 0.0000e+00</text:p>
      <text:p text:style-name="P1">At step <text:s/>48000</text:p>
      <text:p text:style-name="P1">reward: <text:s/>-0.056749342475999554</text:p>
      <text:p text:style-name="P1">total rewards <text:s/>473.9875019868337</text:p>
      <text:p text:style-name="P1">Landed it!</text:p>
      <text:p text:style-name="P1">[-1.93345070e-02 -6.92575773e-04 <text:s/>0.00000000e+00 <text:s/>0.00000000e+00</text:p>
      <text:p text:style-name="P1"><text:s text:c="2"/>2.24634750e-05 <text:s/>0.00000000e+00 <text:s/>0.00000000e+00 <text:s/>0.00000000e+00]</text:p>
      <text:p text:style-name="P1">Successful Landing!!! <text:s/>48017</text:p>
      <text:p text:style-name="P1">Total successes are: <text:s/>71</text:p>
      <text:p text:style-name="P1">At step <text:s/>48100</text:p>
      <text:p text:style-name="P1">reward: <text:s/>8.164709614298124</text:p>
      <text:p text:style-name="P1">total rewards <text:s/>189.6297573132026</text:p>
      <text:p text:style-name="P1">[-0.28260479 -0.00628428 <text:s/>1.61747758 <text:s/>0.20961544 -1.84444046 -0.99008266</text:p>
      <text:p text:style-name="P1"><text:s text:c="2"/>1. <text:s text:c="9"/>0. <text:s text:c="7"/>]</text:p>
      <text:p text:style-name="P1">At step <text:s/>48200</text:p>
      <text:p text:style-name="P1">reward: <text:s/>-3.0073425465530566</text:p>
      <text:p text:style-name="P1">total rewards <text:s/>-187.56881782768914</text:p>
      <text:p text:style-name="P1">At step <text:s/>48300</text:p>
      <text:p text:style-name="P1">reward: <text:s/>-11.40802620814218</text:p>
      <text:p text:style-name="P1">total rewards <text:s/>-163.7048976737358</text:p>
      <text:p text:style-name="P1">[ 0.0084733 <text:s text:c="2"/>0.0101842 <text:s/>-0.37191236 <text:s/>0.0280447 <text:s text:c="2"/>2.25809789 <text:s/>1.123276</text:p>
      <text:p text:style-name="P1"><text:s text:c="2"/>0. <text:s text:c="9"/>0. <text:s text:c="7"/>]</text:p>
      <text:p text:style-name="P1">At step <text:s/>48400</text:p>
      <text:p text:style-name="P1">reward: <text:s/>-8.966872539265294</text:p>
      <text:p text:style-name="P1">total rewards <text:s/>-143.39439756465924</text:p>
      <text:p text:style-name="P1">At step <text:s/>48500</text:p>
      <text:p text:style-name="P1">reward: <text:s/>1.324232315125686</text:p>
      <text:p text:style-name="P1">total rewards <text:s/>-103.83444276865362</text:p>
      <text:p text:style-name="P1">At step <text:s/>48600</text:p>
      <text:p text:style-name="P1">reward: <text:s/>-3.7735834590571424</text:p>
      <text:p text:style-name="P1">total rewards <text:s/>-154.92243269123026</text:p>
      <text:p text:style-name="P1">At step <text:s/>48700</text:p>
      <text:p text:style-name="P1">reward: <text:s/>4.018843550372818</text:p>
      <text:p text:style-name="P1">total rewards <text:s/>-142.95489924844068</text:p>
      <text:p text:style-name="P1">At step <text:s/>48800</text:p>
      <text:p text:style-name="P1">reward: <text:s/>5.375665813959976</text:p>
      <text:p text:style-name="P1">total rewards <text:s/>-279.8041558406986</text:p>
      <text:p text:style-name="P1">At step <text:s/>48900</text:p>
      <text:p text:style-name="P1">reward: <text:s/>-0.8224370751347649</text:p>
      <text:p text:style-name="P1"><text:soft-page-break/>total rewards <text:s/>-207.53650741170117</text:p>
      <text:p text:style-name="P1">training model model</text:p>
      <text:p text:style-name="P1">Epoch 1/10</text:p>
      <text:p text:style-name="P1">49001/49001 [==============================] - 53s 1ms/step - loss: 171.2898 - accuracy: 0.0000e+00</text:p>
      <text:p text:style-name="P1">Epoch 2/10</text:p>
      <text:p text:style-name="P1">49001/49001 [==============================] - 51s 1ms/step - loss: 171.2773 - accuracy: 0.0000e+00</text:p>
      <text:p text:style-name="P1">Epoch 3/10</text:p>
      <text:p text:style-name="P1">49001/49001 [==============================] - 52s 1ms/step - loss: 171.6058 - accuracy: 0.0000e+00</text:p>
      <text:p text:style-name="P1">Epoch 4/10</text:p>
      <text:p text:style-name="P1">49001/49001 [==============================] - 53s 1ms/step - loss: 170.7885 - accuracy: 0.0000e+00</text:p>
      <text:p text:style-name="P1">Epoch 5/10</text:p>
      <text:p text:style-name="P1">49001/49001 [==============================] - 55s 1ms/step - loss: 171.1550 - accuracy: 0.0000e+00</text:p>
      <text:p text:style-name="P1">Epoch 6/10</text:p>
      <text:p text:style-name="P1">49001/49001 [==============================] - 53s 1ms/step - loss: 170.8963 - accuracy: 0.0000e+00</text:p>
      <text:p text:style-name="P1">Epoch 7/10</text:p>
      <text:p text:style-name="P1">49001/49001 [==============================] - 54s 1ms/step - loss: 170.8765 - accuracy: 2.0408e-05</text:p>
      <text:p text:style-name="P1">Epoch 8/10</text:p>
      <text:p text:style-name="P1">49001/49001 [==============================] - 54s 1ms/step - loss: 170.9929 - accuracy: 0.0000e+00</text:p>
      <text:p text:style-name="P1">Epoch 9/10</text:p>
      <text:p text:style-name="P1">49001/49001 [==============================] - 53s 1ms/step - loss: 170.3851 - accuracy: 0.0000e+00</text:p>
      <text:p text:style-name="P1">Epoch 10/10</text:p>
      <text:p text:style-name="P1">49001/49001 [==============================] - 52s 1ms/step - loss: 170.2151 - accuracy: 0.0000e+00</text:p>
      <text:p text:style-name="P1">At step <text:s/>49000</text:p>
      <text:p text:style-name="P1">reward: <text:s/>-1.9868124034023285</text:p>
      <text:p text:style-name="P1">total rewards <text:s/>-269.6816418361713</text:p>
      <text:p text:style-name="P1">Landed it!</text:p>
      <text:p text:style-name="P1">[-0.18935633 -0.00723857 <text:s/>0. <text:s text:c="9"/>0. <text:s text:c="9"/>0.08272261 <text:s/>0.</text:p>
      <text:p text:style-name="P1"><text:s text:c="2"/>0. <text:s text:c="9"/>1. <text:s text:c="7"/>]</text:p>
      <text:p text:style-name="P1">Successful Landing!!! <text:s/>49081</text:p>
      <text:p text:style-name="P1">Total successes are: <text:s/>72</text:p>
      <text:p text:style-name="P1">At step <text:s/>49100</text:p>
      <text:p text:style-name="P1">reward: <text:s/>-2.236435168581703</text:p>
      <text:p text:style-name="P1">total rewards <text:s/>215.32539265279559</text:p>
      <text:p text:style-name="P1">At step <text:s/>49200</text:p>
      <text:p text:style-name="P1">reward: <text:s/>-3.072512200796604</text:p>
      <text:p text:style-name="P1">total rewards <text:s/>230.79994686263154</text:p>
      <text:p text:style-name="P1">At step <text:s/>49300</text:p>
      <text:p text:style-name="P1">reward: <text:s/>3.968847710268821</text:p>
      <text:p text:style-name="P1">total rewards <text:s/>190.24043665757026</text:p>
      <text:p text:style-name="P1"><text:soft-page-break/>At step <text:s/>49400</text:p>
      <text:p text:style-name="P1">reward: <text:s/>6.881564022893459</text:p>
      <text:p text:style-name="P1">total rewards <text:s/>164.86052274643413</text:p>
      <text:p text:style-name="P1">At step <text:s/>49500</text:p>
      <text:p text:style-name="P1">reward: <text:s/>-2.1192319611893695</text:p>
      <text:p text:style-name="P1">total rewards <text:s/>164.86592886625266</text:p>
      <text:p text:style-name="P1">At step <text:s/>49600</text:p>
      <text:p text:style-name="P1">reward: <text:s/>0.3514578938484334</text:p>
      <text:p text:style-name="P1">total rewards <text:s/>295.77257506499643</text:p>
      <text:p text:style-name="P1">At step <text:s/>49700</text:p>
      <text:p text:style-name="P1">reward: <text:s/>0.15574076508026471</text:p>
      <text:p text:style-name="P1">total rewards <text:s/>372.403578829859</text:p>
      <text:p text:style-name="P1">Landed it!</text:p>
      <text:p text:style-name="P1">[-0.11086512 -0.00011794 <text:s/>0. <text:s text:c="9"/>0. <text:s text:c="9"/>0.00302885 <text:s/>0.</text:p>
      <text:p text:style-name="P1"><text:s text:c="2"/>0. <text:s text:c="9"/>0. <text:s text:c="7"/>]</text:p>
      <text:p text:style-name="P1">Successful Landing!!! <text:s/>49777</text:p>
      <text:p text:style-name="P1">Total successes are: <text:s/>73</text:p>
      <text:p text:style-name="P1">At step <text:s/>49800</text:p>
      <text:p text:style-name="P1">reward: <text:s/>-2.9020843783523858</text:p>
      <text:p text:style-name="P1">total rewards <text:s/>159.83387470223713</text:p>
      <text:p text:style-name="P1">At step <text:s/>49900</text:p>
      <text:p text:style-name="P1">reward: <text:s/>3.9830267850412326</text:p>
      <text:p text:style-name="P1">total rewards <text:s/>240.7352164486425</text:p>
      <text:p text:style-name="P1">training model model</text:p>
      <text:p text:style-name="P1">Epoch 1/10</text:p>
      <text:p text:style-name="P1">50001/50001 [==============================] - 55s 1ms/step - loss: 169.9558 - accuracy: 0.0000e+00</text:p>
      <text:p text:style-name="P1">Epoch 2/10</text:p>
      <text:p text:style-name="P1">50001/50001 [==============================] - 55s 1ms/step - loss: 170.3667 - accuracy: 0.0000e+00</text:p>
      <text:p text:style-name="P1">Epoch 3/10</text:p>
      <text:p text:style-name="P1">50001/50001 [==============================] - 53s 1ms/step - loss: 169.2472 - accuracy: 0.0000e+00</text:p>
      <text:p text:style-name="P1">Epoch 4/10</text:p>
      <text:p text:style-name="P1">50001/50001 [==============================] - 53s 1ms/step - loss: 169.2412 - accuracy: 0.0000e+00</text:p>
      <text:p text:style-name="P1">Epoch 5/10</text:p>
      <text:p text:style-name="P1">50001/50001 [==============================] - 53s 1ms/step - loss: 169.9511 - accuracy: 2.0000e-05</text:p>
      <text:p text:style-name="P1">Epoch 6/10</text:p>
      <text:p text:style-name="P1">50001/50001 [==============================] - 53s 1ms/step - loss: 168.9640 - accuracy: 0.0000e+00</text:p>
      <text:p text:style-name="P1">Epoch 7/10</text:p>
      <text:p text:style-name="P1">50001/50001 [==============================] - 54s 1ms/step - loss: 168.9328 - accuracy: 0.0000e+00</text:p>
      <text:p text:style-name="P1">Epoch 8/10</text:p>
      <text:p text:style-name="P1">50001/50001 [==============================] - 55s 1ms/step - loss: 169.4234 - accuracy: 0.0000e+00</text:p>
      <text:p text:style-name="P1">Epoch 9/10</text:p>
      <text:p text:style-name="P1"><text:soft-page-break/>50001/50001 [==============================] - 56s 1ms/step - loss: 169.4208 - accuracy: 0.0000e+00</text:p>
      <text:p text:style-name="P1">Epoch 10/10</text:p>
      <text:p text:style-name="P1">50001/50001 [==============================] - 55s 1ms/step - loss: 169.1214 - accuracy: 0.0000e+00</text:p>
      <text:p text:style-name="P1">At step <text:s/>50000</text:p>
      <text:p text:style-name="P1">reward: <text:s/>-3.5618822310845246</text:p>
      <text:p text:style-name="P1">total rewards <text:s/>211.26489119530189</text:p>
      <text:p text:style-name="P1">At step <text:s/>0</text:p>
      <text:p text:style-name="P1">reward: <text:s/>11.82301943397357</text:p>
      <text:p text:style-name="P1">total rewards <text:s/>0</text:p>
      <text:p text:style-name="P1">At step <text:s/>100</text:p>
      <text:p text:style-name="P1">reward: <text:s/>-4.0778491834804615</text:p>
      <text:p text:style-name="P1">total rewards <text:s/>21.503868964231334</text:p>
      <text:p text:style-name="P1">At step <text:s/>200</text:p>
      <text:p text:style-name="P1">reward: <text:s/>4.5909638103769534</text:p>
      <text:p text:style-name="P1">total rewards <text:s/>44.79035551958636</text:p>
      <text:p text:style-name="P1">At step <text:s/>300</text:p>
      <text:p text:style-name="P1">reward: <text:s/>-4.661221846451123</text:p>
      <text:p text:style-name="P1">total rewards <text:s/>57.27762087649371</text:p>
      <text:p text:style-name="P1">At step <text:s/>400</text:p>
      <text:p text:style-name="P1">reward: <text:s/>4.991356630362411</text:p>
      <text:p text:style-name="P1">total rewards <text:s/>4.898267411935713</text:p>
      <text:p text:style-name="P1">At step <text:s/>500</text:p>
      <text:p text:style-name="P1">reward: <text:s/>0.6799820375773515</text:p>
      <text:p text:style-name="P1">total rewards <text:s/>-2.884101304937902</text:p>
      <text:p text:style-name="P1">At step <text:s/>600</text:p>
      <text:p text:style-name="P1">reward: <text:s/>-0.2533722594533963</text:p>
      <text:p text:style-name="P1">total rewards <text:s/>30.381216296904554</text:p>
      <text:p text:style-name="P1">At step <text:s/>700</text:p>
      <text:p text:style-name="P1">reward: <text:s/>-1.8527903885426833</text:p>
      <text:p text:style-name="P1">total rewards <text:s/>16.54567183682982</text:p>
      <text:p text:style-name="P1">At step <text:s/>800</text:p>
      <text:p text:style-name="P1">reward: <text:s/>4.851679840549917</text:p>
      <text:p text:style-name="P1">total rewards <text:s/>-1.8284517295245655</text:p>
      <text:p text:style-name="P1">At step <text:s/>900</text:p>
      <text:p text:style-name="P1">reward: <text:s/>-1.0863339000591739</text:p>
      <text:p text:style-name="P1">total rewards <text:s/>-8.291842052747693</text:p>
      <text:p text:style-name="P1">At step <text:s/>1000</text:p>
      <text:p text:style-name="P1">reward: <text:s/>-0.32107427104536584</text:p>
      <text:p text:style-name="P1">total rewards <text:s/>-22.87257198437600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7:37:17.426955092</meta:creation-date>
    <dc:date>2020-03-17T17:37:59.773373535</dc:date>
    <meta:editing-duration>PT46S</meta:editing-duration>
    <meta:editing-cycles>1</meta:editing-cycles>
    <meta:document-statistic meta:table-count="0" meta:image-count="0" meta:object-count="0" meta:page-count="80" meta:paragraph-count="3389" meta:word-count="14291" meta:character-count="131126" meta:non-whitespace-character-count="112680"/>
    <meta:generator>LibreOffice/6.0.7.3$Linux_AARCH64 LibreOffice_project/00m0$Build-3</meta:generator>
  </office:meta>
</office:document-meta>
</file>